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346in"/>
    </style:style>
    <style:style style:name="co2" style:family="table-column">
      <style:table-column-properties fo:break-before="auto" style:column-width="1.0028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2.4118in"/>
    </style:style>
    <style:style style:name="co6" style:family="table-column">
      <style:table-column-properties fo:break-before="auto" style:column-width="1.3728in"/>
    </style:style>
    <style:style style:name="co7" style:family="table-column">
      <style:table-column-properties fo:break-before="auto" style:column-width="1.4874in"/>
    </style:style>
    <style:style style:name="co9" style:family="table-column">
      <style:table-column-properties fo:break-before="auto" style:column-width="1.0118in"/>
    </style:style>
    <style:style style:name="co10" style:family="table-column">
      <style:table-column-properties fo:break-before="auto" style:column-width="1.389in"/>
    </style:style>
    <style:style style:name="co11" style:family="table-column">
      <style:table-column-properties fo:break-before="auto" style:column-width="1.2272in"/>
    </style:style>
    <style:style style:name="co12" style:family="table-column">
      <style:table-column-properties fo:break-before="auto" style:column-width="1.4516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able-cell-properties fo:background-color="#dee7e5" style:text-align-source="fix" style:repeat-content="false" fo:wrap-option="no-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28" style:family="table-cell" style:parent-style-name="Default">
      <style:table-cell-properties fo:wrap-option="wrap"/>
    </style:style>
    <style:style style:name="ce2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</style:style>
    <style:style style:name="ce31" style:family="table-cell" style:parent-style-name="Default" style:data-style-name="N139">
      <style:table-cell-properties style:text-align-source="fix" style:repeat-content="false" fo:wrap-option="wrap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ee7e5" style:text-align-source="fix" style:repeat-content="false" fo:wrap-option="no-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</style:style>
    <style:style style:name="ce13" style:family="table-cell" style:parent-style-name="Default">
      <style:table-cell-properties fo:wrap-option="no-wrap"/>
    </style:style>
    <style:style style:name="ce14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</style:style>
    <style:style style:name="ce20" style:family="table-cell" style:parent-style-name="Default" style:data-style-name="N139">
      <style:table-cell-properties style:text-align-source="fix" style:repeat-content="false" fo:wrap-option="wrap" fo:border="0.74pt solid #000000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laxed_makespan_linear_costs_experiment_results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row table:style-name="ro1">
          <table:table-cell table:style-name="ce11" office:value-type="string" calcext:value-type="string">
            <text:p>Scheduler_Name</text:p>
          </table:table-cell>
          <table:table-cell table:style-name="ce11" office:value-type="string" calcext:value-type="string">
            <text:p>Num_Tasks</text:p>
          </table:table-cell>
          <table:table-cell table:style-name="ce11" office:value-type="string" calcext:value-type="string">
            <text:p>Num_Resources</text:p>
          </table:table-cell>
          <table:table-cell table:style-name="ce11" office:value-type="string" calcext:value-type="string">
            <text:p>Time_Limit</text:p>
          </table:table-cell>
          <table:table-cell table:style-name="ce11" office:value-type="string" calcext:value-type="string">
            <text:p>Makespan_Relaxation_Percentage</text:p>
          </table:table-cell>
          <table:table-cell table:style-name="ce11" office:value-type="string" calcext:value-type="string">
            <text:p>Makespan</text:p>
          </table:table-cell>
          <table:table-cell table:style-name="ce11" office:value-type="string" calcext:value-type="string">
            <text:p>Energy_Consumption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70.444388923912" calcext:value-type="float">
            <text:p>370.444388923912</text:p>
          </table:table-cell>
          <table:table-cell table:style-name="ce12" office:value-type="float" office:value="1180.1213670995" calcext:value-type="float">
            <text:p>1180.121367099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63.05548615489" calcext:value-type="float">
            <text:p>463.05548615489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462.732998447998" calcext:value-type="float">
            <text:p>462.732998447998</text:p>
          </table:table-cell>
          <table:table-cell table:style-name="ce12" office:value-type="float" office:value="877.750838600264" calcext:value-type="float">
            <text:p>877.75083860026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55.666583385868" calcext:value-type="float">
            <text:p>555.666583385868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555.229309172078" calcext:value-type="float">
            <text:p>555.229309172078</text:p>
          </table:table-cell>
          <table:table-cell table:style-name="ce12" office:value-type="float" office:value="752.846050501567" calcext:value-type="float">
            <text:p>752.84605050156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48.277680616846" calcext:value-type="float">
            <text:p>648.277680616846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647.370890897013" calcext:value-type="float">
            <text:p>647.370890897013</text:p>
          </table:table-cell>
          <table:table-cell table:style-name="ce12" office:value-type="float" office:value="683.385583208339" calcext:value-type="float">
            <text:p>683.38558320833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40.888777847824" calcext:value-type="float">
            <text:p>740.8887778478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40.344581420986" calcext:value-type="float">
            <text:p>740.344581420986</text:p>
          </table:table-cell>
          <table:table-cell table:style-name="ce12" office:value-type="float" office:value="631.349766608575" calcext:value-type="float">
            <text:p>631.34976660857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833.499875078802" calcext:value-type="float">
            <text:p>833.499875078802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833.318271944958" calcext:value-type="float">
            <text:p>833.318271944958</text:p>
          </table:table-cell>
          <table:table-cell table:style-name="ce12" office:value-type="float" office:value="586.091564371591" calcext:value-type="float">
            <text:p>586.09156437159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26.11097230978" calcext:value-type="float">
            <text:p>926.11097230978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924.982473870001" calcext:value-type="float">
            <text:p>924.982473870001</text:p>
          </table:table-cell>
          <table:table-cell table:style-name="ce12" office:value-type="float" office:value="551.048902280241" calcext:value-type="float">
            <text:p>551.04890228024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018.72206954076" calcext:value-type="float">
            <text:p>1018.72206954076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1017.95616439397" calcext:value-type="float">
            <text:p>1017.95616439397</text:p>
          </table:table-cell>
          <table:table-cell table:style-name="ce12" office:value-type="float" office:value="522.456946229015" calcext:value-type="float">
            <text:p>522.45694622901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11.33316677174" calcext:value-type="float">
            <text:p>1111.3331667717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110.92985491795" calcext:value-type="float">
            <text:p>1110.92985491795</text:p>
          </table:table-cell>
          <table:table-cell table:style-name="ce12" office:value-type="float" office:value="493.864990177789" calcext:value-type="float">
            <text:p>493.864990177789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1100" calcext:value-type="float">
            <text:p>1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07.734477292972" calcext:value-type="float">
            <text:p>407.734477292972</text:p>
          </table:table-cell>
          <table:table-cell table:style-name="ce12" office:value-type="float" office:value="1296.5189464262" calcext:value-type="float">
            <text:p>1296.518946426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100" calcext:value-type="float">
            <text:p>1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9.668096616215" calcext:value-type="float">
            <text:p>509.668096616215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509.409030977083" calcext:value-type="float">
            <text:p>509.409030977083</text:p>
          </table:table-cell>
          <table:table-cell table:style-name="ce12" office:value-type="float" office:value="963.663203882478" calcext:value-type="float">
            <text:p>963.66320388247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100" calcext:value-type="float">
            <text:p>1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11.601715939458" calcext:value-type="float">
            <text:p>611.601715939458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610.922219884724" calcext:value-type="float">
            <text:p>610.922219884724</text:p>
          </table:table-cell>
          <table:table-cell table:style-name="ce12" office:value-type="float" office:value="825.765638913451" calcext:value-type="float">
            <text:p>825.76563891345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100" calcext:value-type="float">
            <text:p>1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13.535335262701" calcext:value-type="float">
            <text:p>713.535335262701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712.845320843473" calcext:value-type="float">
            <text:p>712.845320843473</text:p>
          </table:table-cell>
          <table:table-cell table:style-name="ce12" office:value-type="float" office:value="749.895199689161" calcext:value-type="float">
            <text:p>749.89519968916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100" calcext:value-type="float">
            <text:p>1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815.468954585944" calcext:value-type="float">
            <text:p>815.46895458594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814.98543155995" calcext:value-type="float">
            <text:p>814.98543155995</text:p>
          </table:table-cell>
          <table:table-cell table:style-name="ce12" office:value-type="float" office:value="692.750287189648" calcext:value-type="float">
            <text:p>692.75028718964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100" calcext:value-type="float">
            <text:p>1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17.402573909187" calcext:value-type="float">
            <text:p>917.402573909187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917.125542276426" calcext:value-type="float">
            <text:p>917.125542276426</text:p>
          </table:table-cell>
          <table:table-cell table:style-name="ce12" office:value-type="float" office:value="642.959807296557" calcext:value-type="float">
            <text:p>642.95980729655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100" calcext:value-type="float">
            <text:p>1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019.33619323243" calcext:value-type="float">
            <text:p>1019.33619323243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1019.2656529929" calcext:value-type="float">
            <text:p>1019.2656529929</text:p>
          </table:table-cell>
          <table:table-cell table:style-name="ce12" office:value-type="float" office:value="604.228238423923" calcext:value-type="float">
            <text:p>604.22823842392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100" calcext:value-type="float">
            <text:p>1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21.26981255567" calcext:value-type="float">
            <text:p>1121.26981255567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1120.09627511045" calcext:value-type="float">
            <text:p>1120.09627511045</text:p>
          </table:table-cell>
          <table:table-cell table:style-name="ce12" office:value-type="float" office:value="573.220060734565" calcext:value-type="float">
            <text:p>573.22006073456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100" calcext:value-type="float">
            <text:p>1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223.20343187892" calcext:value-type="float">
            <text:p>1223.2034318789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222.23638582693" calcext:value-type="float">
            <text:p>1222.23638582693</text:p>
          </table:table-cell>
          <table:table-cell table:style-name="ce12" office:value-type="float" office:value="541.809179438852" calcext:value-type="float">
            <text:p>541.809179438852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44.056202706639" calcext:value-type="float">
            <text:p>444.056202706639</text:p>
          </table:table-cell>
          <table:table-cell table:style-name="ce12" office:value-type="float" office:value="1413.26343595415" calcext:value-type="float">
            <text:p>1413.2634359541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55.070253383299" calcext:value-type="float">
            <text:p>555.070253383299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554.427597771356" calcext:value-type="float">
            <text:p>554.427597771356</text:p>
          </table:table-cell>
          <table:table-cell table:style-name="ce12" office:value-type="float" office:value="1050.63637679582" calcext:value-type="float">
            <text:p>1050.6363767958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66.084304059959" calcext:value-type="float">
            <text:p>666.084304059959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665.703731282022" calcext:value-type="float">
            <text:p>665.703731282022</text:p>
          </table:table-cell>
          <table:table-cell table:style-name="ce12" office:value-type="float" office:value="900.005447260343" calcext:value-type="float">
            <text:p>900.00544726034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77.098354736619" calcext:value-type="float">
            <text:p>777.098354736619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777.010262191003" calcext:value-type="float">
            <text:p>777.010262191003</text:p>
          </table:table-cell>
          <table:table-cell table:style-name="ce12" office:value-type="float" office:value="817.107483647395" calcext:value-type="float">
            <text:p>817.10748364739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888.112405413279" calcext:value-type="float">
            <text:p>888.11240541327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887.007304501055" calcext:value-type="float">
            <text:p>887.007304501055</text:p>
          </table:table-cell>
          <table:table-cell table:style-name="ce12" office:value-type="float" office:value="755.423492913874" calcext:value-type="float">
            <text:p>755.42349291387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99.126456089939" calcext:value-type="float">
            <text:p>999.126456089939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998.680762571935" calcext:value-type="float">
            <text:p>998.680762571935</text:p>
          </table:table-cell>
          <table:table-cell table:style-name="ce12" office:value-type="float" office:value="701.100735364676" calcext:value-type="float">
            <text:p>701.10073536467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10.1405067666" calcext:value-type="float">
            <text:p>1110.1405067666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1109.62036631902" calcext:value-type="float">
            <text:p>1109.62036631902</text:p>
          </table:table-cell>
          <table:table-cell table:style-name="ce12" office:value-type="float" office:value="658.615685386671" calcext:value-type="float">
            <text:p>658.61568538667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221.15455744326" calcext:value-type="float">
            <text:p>1221.15455744326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1220.926897228" calcext:value-type="float">
            <text:p>1220.926897228</text:p>
          </table:table-cell>
          <table:table-cell table:style-name="ce12" office:value-type="float" office:value="624.385878846471" calcext:value-type="float">
            <text:p>624.38587884647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32.16860811992" calcext:value-type="float">
            <text:p>1332.1686081199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330.92393953805" calcext:value-type="float">
            <text:p>1330.92393953805</text:p>
          </table:table-cell>
          <table:table-cell table:style-name="ce12" office:value-type="float" office:value="590.558775912626" calcext:value-type="float">
            <text:p>590.558775912626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1300" calcext:value-type="float">
            <text:p>1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80.515086066516" calcext:value-type="float">
            <text:p>480.515086066516</text:p>
          </table:table-cell>
          <table:table-cell table:style-name="ce12" office:value-type="float" office:value="1530.9772869743" calcext:value-type="float">
            <text:p>1530.977286974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300" calcext:value-type="float">
            <text:p>1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00.643857583145" calcext:value-type="float">
            <text:p>600.643857583145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600.229301335563" calcext:value-type="float">
            <text:p>600.229301335563</text:p>
          </table:table-cell>
          <table:table-cell table:style-name="ce12" office:value-type="float" office:value="1138.22011894208" calcext:value-type="float">
            <text:p>1138.2201189420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300" calcext:value-type="float">
            <text:p>1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20.772629099774" calcext:value-type="float">
            <text:p>720.772629099774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720.702252437048" calcext:value-type="float">
            <text:p>720.702252437048</text:p>
          </table:table-cell>
          <table:table-cell table:style-name="ce12" office:value-type="float" office:value="974.404049900505" calcext:value-type="float">
            <text:p>974.40404990050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300" calcext:value-type="float">
            <text:p>1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840.901400616403" calcext:value-type="float">
            <text:p>840.901400616403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839.865714939604" calcext:value-type="float">
            <text:p>839.865714939604</text:p>
          </table:table-cell>
          <table:table-cell table:style-name="ce12" office:value-type="float" office:value="885.022435083041" calcext:value-type="float">
            <text:p>885.02243508304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300" calcext:value-type="float">
            <text:p>1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61.030172133032" calcext:value-type="float">
            <text:p>961.03017213303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960.338666041089" calcext:value-type="float">
            <text:p>960.338666041089</text:p>
          </table:table-cell>
          <table:table-cell table:style-name="ce12" office:value-type="float" office:value="817.38247641145" calcext:value-type="float">
            <text:p>817.3824764114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300" calcext:value-type="float">
            <text:p>1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081.15894364966" calcext:value-type="float">
            <text:p>1081.15894364966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1080.8547583732" calcext:value-type="float">
            <text:p>1080.8547583732</text:p>
          </table:table-cell>
          <table:table-cell table:style-name="ce12" office:value-type="float" office:value="758.683200516292" calcext:value-type="float">
            <text:p>758.68320051629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300" calcext:value-type="float">
            <text:p>1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201.28771516629" calcext:value-type="float">
            <text:p>1201.28771516629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1201.28456824406" calcext:value-type="float">
            <text:p>1201.28456824406</text:p>
          </table:table-cell>
          <table:table-cell table:style-name="ce12" office:value-type="float" office:value="712.600428743064" calcext:value-type="float">
            <text:p>712.60042874306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300" calcext:value-type="float">
            <text:p>1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21.41648668292" calcext:value-type="float">
            <text:p>1321.41648668292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1320.44803074662" calcext:value-type="float">
            <text:p>1320.44803074662</text:p>
          </table:table-cell>
          <table:table-cell table:style-name="ce12" office:value-type="float" office:value="675.954400564732" calcext:value-type="float">
            <text:p>675.95440056473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300" calcext:value-type="float">
            <text:p>1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441.54525819955" calcext:value-type="float">
            <text:p>1441.5452581995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440.9209818481" calcext:value-type="float">
            <text:p>1440.9209818481</text:p>
          </table:table-cell>
          <table:table-cell table:style-name="ce12" office:value-type="float" office:value="638.905668780045" calcext:value-type="float">
            <text:p>638.905668780045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16.804185959908" calcext:value-type="float">
            <text:p>516.804185959908</text:p>
          </table:table-cell>
          <table:table-cell table:style-name="ce12" office:value-type="float" office:value="1647.88957706058" calcext:value-type="float">
            <text:p>1647.8895770605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46.005232449885" calcext:value-type="float">
            <text:p>646.005232449885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646.00427711714" calcext:value-type="float">
            <text:p>646.00427711714</text:p>
          </table:table-cell>
          <table:table-cell table:style-name="ce12" office:value-type="float" office:value="1225.75175477193" calcext:value-type="float">
            <text:p>1225.7517547719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75.206278939862" calcext:value-type="float">
            <text:p>775.206278939862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775.166644508056" calcext:value-type="float">
            <text:p>775.166644508056</text:p>
          </table:table-cell>
          <table:table-cell table:style-name="ce12" office:value-type="float" office:value="1049.50532001808" calcext:value-type="float">
            <text:p>1049.5053200180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04.407325429839" calcext:value-type="float">
            <text:p>904.407325429839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904.030656287134" calcext:value-type="float">
            <text:p>904.030656287134</text:p>
          </table:table-cell>
          <table:table-cell table:style-name="ce12" office:value-type="float" office:value="952.234719041276" calcext:value-type="float">
            <text:p>952.23471904127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033.60837191982" calcext:value-type="float">
            <text:p>1033.6083719198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32.3605389822" calcext:value-type="float">
            <text:p>1032.3605389822</text:p>
          </table:table-cell>
          <table:table-cell table:style-name="ce12" office:value-type="float" office:value="880.055682135675" calcext:value-type="float">
            <text:p>880.05568213567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62.80941840979" calcext:value-type="float">
            <text:p>1162.80941840979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1161.99991027618" calcext:value-type="float">
            <text:p>1161.99991027618</text:p>
          </table:table-cell>
          <table:table-cell table:style-name="ce12" office:value-type="float" office:value="816.979887894558" calcext:value-type="float">
            <text:p>816.97988789455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292.01046489977" calcext:value-type="float">
            <text:p>1292.01046489977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1291.63928157017" calcext:value-type="float">
            <text:p>1291.63928157017</text:p>
          </table:table-cell>
          <table:table-cell table:style-name="ce12" office:value-type="float" office:value="766.987875705812" calcext:value-type="float">
            <text:p>766.98787570581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421.21151138975" calcext:value-type="float">
            <text:p>1421.21151138975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1419.96916426523" calcext:value-type="float">
            <text:p>1419.96916426523</text:p>
          </table:table-cell>
          <table:table-cell table:style-name="ce12" office:value-type="float" office:value="727.522922282993" calcext:value-type="float">
            <text:p>727.52292228299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550.41255787972" calcext:value-type="float">
            <text:p>1550.4125578797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49.60853555922" calcext:value-type="float">
            <text:p>1549.60853555922</text:p>
          </table:table-cell>
          <table:table-cell table:style-name="ce12" office:value-type="float" office:value="687.655265253819" calcext:value-type="float">
            <text:p>687.655265253819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53.968474573987" calcext:value-type="float">
            <text:p>553.968474573987</text:p>
          </table:table-cell>
          <table:table-cell table:style-name="ce12" office:value-type="float" office:value="1763.7765530594" calcext:value-type="float">
            <text:p>1763.776553059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92.460593217483" calcext:value-type="float">
            <text:p>692.460593217483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691.893503260606" calcext:value-type="float">
            <text:p>691.893503260606</text:p>
          </table:table-cell>
          <table:table-cell table:style-name="ce12" office:value-type="float" office:value="1311.10565713764" calcext:value-type="float">
            <text:p>1311.1056571376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830.95271186098" calcext:value-type="float">
            <text:p>830.95271186098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830.6992947471" calcext:value-type="float">
            <text:p>830.6992947471</text:p>
          </table:table-cell>
          <table:table-cell table:style-name="ce12" office:value-type="float" office:value="1122.42490842996" calcext:value-type="float">
            <text:p>1122.4249084299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69.444830504477" calcext:value-type="float">
            <text:p>969.444830504477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968.195597634665" calcext:value-type="float">
            <text:p>968.195597634665</text:p>
          </table:table-cell>
          <table:table-cell table:style-name="ce12" office:value-type="float" office:value="1019.44700299951" calcext:value-type="float">
            <text:p>1019.4470029995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07.93694914797" calcext:value-type="float">
            <text:p>1107.9369491479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107.00138912116" calcext:value-type="float">
            <text:p>1107.00138912116</text:p>
          </table:table-cell>
          <table:table-cell table:style-name="ce12" office:value-type="float" office:value="941.456202716749" calcext:value-type="float">
            <text:p>941.45620271674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246.42906779147" calcext:value-type="float">
            <text:p>1246.42906779147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1245.80718060765" calcext:value-type="float">
            <text:p>1245.80718060765</text:p>
          </table:table-cell>
          <table:table-cell table:style-name="ce12" office:value-type="float" office:value="873.848130819525" calcext:value-type="float">
            <text:p>873.84813081952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84.92118643497" calcext:value-type="float">
            <text:p>1384.92118643497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1384.61297209415" calcext:value-type="float">
            <text:p>1384.61297209415</text:p>
          </table:table-cell>
          <table:table-cell table:style-name="ce12" office:value-type="float" office:value="820.569915455849" calcext:value-type="float">
            <text:p>820.56991545584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523.41330507846" calcext:value-type="float">
            <text:p>1523.41330507846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1522.10927498171" calcext:value-type="float">
            <text:p>1522.10927498171</text:p>
          </table:table-cell>
          <table:table-cell table:style-name="ce12" office:value-type="float" office:value="778.286036788543" calcext:value-type="float">
            <text:p>778.28603678854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661.90542372196" calcext:value-type="float">
            <text:p>1661.9054237219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660.91506646821" calcext:value-type="float">
            <text:p>1660.91506646821</text:p>
          </table:table-cell>
          <table:table-cell table:style-name="ce12" office:value-type="float" office:value="735.599454514883" calcext:value-type="float">
            <text:p>735.599454514883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1600" calcext:value-type="float">
            <text:p>16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89.982484264786" calcext:value-type="float">
            <text:p>589.982484264786</text:p>
          </table:table-cell>
          <table:table-cell table:style-name="ce12" office:value-type="float" office:value="1881.49040407955" calcext:value-type="float">
            <text:p>1881.4904040795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600" calcext:value-type="float">
            <text:p>16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37.478105330982" calcext:value-type="float">
            <text:p>737.478105330982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736.751150955409" calcext:value-type="float">
            <text:p>736.751150955409</text:p>
          </table:table-cell>
          <table:table-cell table:style-name="ce12" office:value-type="float" office:value="1399.09210289026" calcext:value-type="float">
            <text:p>1399.0921028902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600" calcext:value-type="float">
            <text:p>16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884.973726397179" calcext:value-type="float">
            <text:p>884.973726397179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884.388327303197" calcext:value-type="float">
            <text:p>884.388327303197</text:p>
          </table:table-cell>
          <table:table-cell table:style-name="ce12" office:value-type="float" office:value="1197.98797169499" calcext:value-type="float">
            <text:p>1197.9879716949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600" calcext:value-type="float">
            <text:p>16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032.46934746338" calcext:value-type="float">
            <text:p>1032.46934746338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1032.3605389822" calcext:value-type="float">
            <text:p>1032.3605389822</text:p>
          </table:table-cell>
          <table:table-cell table:style-name="ce12" office:value-type="float" office:value="1086.65928695774" calcext:value-type="float">
            <text:p>1086.6592869577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600" calcext:value-type="float">
            <text:p>16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79.96496852957" calcext:value-type="float">
            <text:p>1179.9649685295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179.02326206226" calcext:value-type="float">
            <text:p>1179.02326206226</text:p>
          </table:table-cell>
          <table:table-cell table:style-name="ce12" office:value-type="float" office:value="1004.12940844097" calcext:value-type="float">
            <text:p>1004.1294084409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600" calcext:value-type="float">
            <text:p>16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27.46058959577" calcext:value-type="float">
            <text:p>1327.46058959577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1327.37674577699" calcext:value-type="float">
            <text:p>1327.37674577699</text:p>
          </table:table-cell>
          <table:table-cell table:style-name="ce12" office:value-type="float" office:value="931.989058887643" calcext:value-type="float">
            <text:p>931.98905888764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600" calcext:value-type="float">
            <text:p>16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474.95621066196" calcext:value-type="float">
            <text:p>1474.95621066196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1473.65819682133" calcext:value-type="float">
            <text:p>1473.65819682133</text:p>
          </table:table-cell>
          <table:table-cell table:style-name="ce12" office:value-type="float" office:value="875.360066024953" calcext:value-type="float">
            <text:p>875.36006602495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600" calcext:value-type="float">
            <text:p>16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622.45183172816" calcext:value-type="float">
            <text:p>1622.45183172816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1621.63040850033" calcext:value-type="float">
            <text:p>1621.63040850033</text:p>
          </table:table-cell>
          <table:table-cell table:style-name="ce12" office:value-type="float" office:value="829.854558506805" calcext:value-type="float">
            <text:p>829.85455850680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600" calcext:value-type="float">
            <text:p>16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769.94745279436" calcext:value-type="float">
            <text:p>1769.9474527943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769.60262017933" calcext:value-type="float">
            <text:p>1769.60262017933</text:p>
          </table:table-cell>
          <table:table-cell table:style-name="ce12" office:value-type="float" office:value="784.349050988657" calcext:value-type="float">
            <text:p>784.349050988657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1700" calcext:value-type="float">
            <text:p>17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26.329844097461" calcext:value-type="float">
            <text:p>626.329844097461</text:p>
          </table:table-cell>
          <table:table-cell table:style-name="ce12" office:value-type="float" office:value="1999.60695870606" calcext:value-type="float">
            <text:p>1999.6069587060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700" calcext:value-type="float">
            <text:p>17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82.912305121827" calcext:value-type="float">
            <text:p>782.912305121827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782.24821658672" calcext:value-type="float">
            <text:p>782.24821658672</text:p>
          </table:table-cell>
          <table:table-cell table:style-name="ce12" office:value-type="float" office:value="1486.22103511375" calcext:value-type="float">
            <text:p>1486.2210351137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700" calcext:value-type="float">
            <text:p>17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39.494766146192" calcext:value-type="float">
            <text:p>939.494766146192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939.386848458222" calcext:value-type="float">
            <text:p>939.386848458222</text:p>
          </table:table-cell>
          <table:table-cell table:style-name="ce12" office:value-type="float" office:value="1272.22778004188" calcext:value-type="float">
            <text:p>1272.2277800418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700" calcext:value-type="float">
            <text:p>17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096.07722717056" calcext:value-type="float">
            <text:p>1096.07722717056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1095.90859187302" calcext:value-type="float">
            <text:p>1095.90859187302</text:p>
          </table:table-cell>
          <table:table-cell table:style-name="ce12" office:value-type="float" office:value="1154.87420226445" calcext:value-type="float">
            <text:p>1154.8742022644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700" calcext:value-type="float">
            <text:p>17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252.65968819492" calcext:value-type="float">
            <text:p>1252.6596881949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52.3546236023" calcext:value-type="float">
            <text:p>1252.3546236023</text:p>
          </table:table-cell>
          <table:table-cell table:style-name="ce12" office:value-type="float" office:value="1066.2441512487" calcext:value-type="float">
            <text:p>1066.244151248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700" calcext:value-type="float">
            <text:p>17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409.24214921929" calcext:value-type="float">
            <text:p>1409.24214921929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1408.18376687487" calcext:value-type="float">
            <text:p>1408.18376687487</text:p>
          </table:table-cell>
          <table:table-cell table:style-name="ce12" office:value-type="float" office:value="990.285746265909" calcext:value-type="float">
            <text:p>990.28574626590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700" calcext:value-type="float">
            <text:p>17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565.82461024365" calcext:value-type="float">
            <text:p>1565.82461024365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1565.32239874638" calcext:value-type="float">
            <text:p>1565.32239874638</text:p>
          </table:table-cell>
          <table:table-cell table:style-name="ce12" office:value-type="float" office:value="929.344809381345" calcext:value-type="float">
            <text:p>929.34480938134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700" calcext:value-type="float">
            <text:p>17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722.40707126802" calcext:value-type="float">
            <text:p>1722.40707126802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1721.15154201895" calcext:value-type="float">
            <text:p>1721.15154201895</text:p>
          </table:table-cell>
          <table:table-cell table:style-name="ce12" office:value-type="float" office:value="881.423080225066" calcext:value-type="float">
            <text:p>881.42308022506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700" calcext:value-type="float">
            <text:p>17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878.98953229238" calcext:value-type="float">
            <text:p>1878.9895322923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878.29017389045" calcext:value-type="float">
            <text:p>1878.29017389045</text:p>
          </table:table-cell>
          <table:table-cell table:style-name="ce12" office:value-type="float" office:value="833.098647462431" calcext:value-type="float">
            <text:p>833.098647462431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62.701527163493" calcext:value-type="float">
            <text:p>662.701527163493</text:p>
          </table:table-cell>
          <table:table-cell table:style-name="ce12" office:value-type="float" office:value="2115.94874462765" calcext:value-type="float">
            <text:p>2115.9487446276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828.376908954366" calcext:value-type="float">
            <text:p>828.376908954366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828.080317549241" calcext:value-type="float">
            <text:p>828.080317549241</text:p>
          </table:table-cell>
          <table:table-cell table:style-name="ce12" office:value-type="float" office:value="1572.89120917291" calcext:value-type="float">
            <text:p>1572.8912091729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94.052290745239" calcext:value-type="float">
            <text:p>994.052290745239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993.544887834356" calcext:value-type="float">
            <text:p>993.544887834356</text:p>
          </table:table-cell>
          <table:table-cell table:style-name="ce12" office:value-type="float" office:value="1347.0290862884" calcext:value-type="float">
            <text:p>1347.029086288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59.72767253611" calcext:value-type="float">
            <text:p>1159.72767253611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1159.38093307833" calcext:value-type="float">
            <text:p>1159.38093307833</text:p>
          </table:table-cell>
          <table:table-cell table:style-name="ce12" office:value-type="float" office:value="1222.23069078359" calcext:value-type="float">
            <text:p>1222.2306907835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25.40305432699" calcext:value-type="float">
            <text:p>1325.403054326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324.8088084082" calcext:value-type="float">
            <text:p>1324.8088084082</text:p>
          </table:table-cell>
          <table:table-cell table:style-name="ce12" office:value-type="float" office:value="1128.76159766278" calcext:value-type="float">
            <text:p>1128.7615976627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491.07843611786" calcext:value-type="float">
            <text:p>1491.07843611786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1490.68154860741" calcext:value-type="float">
            <text:p>1490.68154860741</text:p>
          </table:table-cell>
          <table:table-cell table:style-name="ce12" office:value-type="float" office:value="1047.86821141753" calcext:value-type="float">
            <text:p>1047.8682114175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656.75381790873" calcext:value-type="float">
            <text:p>1656.75381790873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1655.67711207249" calcext:value-type="float">
            <text:p>1655.67711207249</text:p>
          </table:table-cell>
          <table:table-cell table:style-name="ce12" office:value-type="float" office:value="983.732256344094" calcext:value-type="float">
            <text:p>983.73225634409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822.42919969961" calcext:value-type="float">
            <text:p>1822.42919969961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1821.9821641365" calcext:value-type="float">
            <text:p>1821.9821641365</text:p>
          </table:table-cell>
          <table:table-cell table:style-name="ce12" office:value-type="float" office:value="932.588898336971" calcext:value-type="float">
            <text:p>932.58889833697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988.10458149048" calcext:value-type="float">
            <text:p>1988.1045814904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986.97772760157" calcext:value-type="float">
            <text:p>1986.97772760157</text:p>
          </table:table-cell>
          <table:table-cell table:style-name="ce12" office:value-type="float" office:value="881.848243936205" calcext:value-type="float">
            <text:p>881.848243936205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1900" calcext:value-type="float">
            <text:p>1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99.944888713264" calcext:value-type="float">
            <text:p>699.944888713264</text:p>
          </table:table-cell>
          <table:table-cell table:style-name="ce12" office:value-type="float" office:value="2230.39962456495" calcext:value-type="float">
            <text:p>2230.3996245649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900" calcext:value-type="float">
            <text:p>1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874.931110891579" calcext:value-type="float">
            <text:p>874.931110891579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874.093005158867" calcext:value-type="float">
            <text:p>874.093005158867</text:p>
          </table:table-cell>
          <table:table-cell table:style-name="ce12" office:value-type="float" office:value="1659.10657330931" calcext:value-type="float">
            <text:p>1659.1065733093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900" calcext:value-type="float">
            <text:p>1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049.9173330699" calcext:value-type="float">
            <text:p>1049.9173330699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1049.38389076827" calcext:value-type="float">
            <text:p>1049.38389076827</text:p>
          </table:table-cell>
          <table:table-cell table:style-name="ce12" office:value-type="float" office:value="1420.40743286461" calcext:value-type="float">
            <text:p>1420.4074328646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900" calcext:value-type="float">
            <text:p>1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224.90355524821" calcext:value-type="float">
            <text:p>1224.90355524821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1224.85536302479" calcext:value-type="float">
            <text:p>1224.85536302479</text:p>
          </table:table-cell>
          <table:table-cell table:style-name="ce12" office:value-type="float" office:value="1288.29613883245" calcext:value-type="float">
            <text:p>1288.2961388324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900" calcext:value-type="float">
            <text:p>1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99.88977742653" calcext:value-type="float">
            <text:p>1399.8897774265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399.27899210309" calcext:value-type="float">
            <text:p>1399.27899210309</text:p>
          </table:table-cell>
          <table:table-cell table:style-name="ce12" office:value-type="float" office:value="1190.16211824385" calcext:value-type="float">
            <text:p>1190.1621182438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900" calcext:value-type="float">
            <text:p>1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574.87599960484" calcext:value-type="float">
            <text:p>1574.87599960484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1574.48881893888" calcext:value-type="float">
            <text:p>1574.48881893888</text:p>
          </table:table-cell>
          <table:table-cell table:style-name="ce12" office:value-type="float" office:value="1104.73645434249" calcext:value-type="float">
            <text:p>1104.7364543424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900" calcext:value-type="float">
            <text:p>1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749.86222178316" calcext:value-type="float">
            <text:p>1749.86222178316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1748.65080259646" calcext:value-type="float">
            <text:p>1748.65080259646</text:p>
          </table:table-cell>
          <table:table-cell table:style-name="ce12" office:value-type="float" office:value="1037.31429609413" calcext:value-type="float">
            <text:p>1037.3142960941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900" calcext:value-type="float">
            <text:p>1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924.84844396147" calcext:value-type="float">
            <text:p>1924.84844396147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1924.12227485297" calcext:value-type="float">
            <text:p>1924.12227485297</text:p>
          </table:table-cell>
          <table:table-cell table:style-name="ce12" office:value-type="float" office:value="983.352012842522" calcext:value-type="float">
            <text:p>983.35201284252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900" calcext:value-type="float">
            <text:p>1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099.83466613979" calcext:value-type="float">
            <text:p>2099.8346661397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099.59374710948" calcext:value-type="float">
            <text:p>2099.59374710948</text:p>
          </table:table-cell>
          <table:table-cell table:style-name="ce12" office:value-type="float" office:value="929.389729590913" calcext:value-type="float">
            <text:p>929.389729590913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36.018994617532" calcext:value-type="float">
            <text:p>736.018994617532</text:p>
          </table:table-cell>
          <table:table-cell table:style-name="ce12" office:value-type="float" office:value="2349.96128151804" calcext:value-type="float">
            <text:p>2349.9612815180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20.023743271915" calcext:value-type="float">
            <text:p>920.023743271915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919.744519474285" calcext:value-type="float">
            <text:p>919.744519474285</text:p>
          </table:table-cell>
          <table:table-cell table:style-name="ce12" office:value-type="float" office:value="1745.77674736847" calcext:value-type="float">
            <text:p>1745.7767473684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04.0284919263" calcext:value-type="float">
            <text:p>1104.0284919263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1103.9661946923" calcext:value-type="float">
            <text:p>1103.9661946923</text:p>
          </table:table-cell>
          <table:table-cell table:style-name="ce12" office:value-type="float" office:value="1495.04994481785" calcext:value-type="float">
            <text:p>1495.0499448178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288.03324058068" calcext:value-type="float">
            <text:p>1288.03324058068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1287.71081577339" calcext:value-type="float">
            <text:p>1287.71081577339</text:p>
          </table:table-cell>
          <table:table-cell table:style-name="ce12" office:value-type="float" office:value="1356.65525870006" calcext:value-type="float">
            <text:p>1356.6552587000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472.03798923506" calcext:value-type="float">
            <text:p>1472.0379892350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471.1812384292" calcext:value-type="float">
            <text:p>1471.1812384292</text:p>
          </table:table-cell>
          <table:table-cell table:style-name="ce12" office:value-type="float" office:value="1252.83532396808" calcext:value-type="float">
            <text:p>1252.8353239680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656.04273788945" calcext:value-type="float">
            <text:p>1656.04273788945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1655.67711207249" calcext:value-type="float">
            <text:p>1655.67711207249</text:p>
          </table:table-cell>
          <table:table-cell table:style-name="ce12" office:value-type="float" office:value="1163.03314172076" calcext:value-type="float">
            <text:p>1163.0331417207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840.04748654383" calcext:value-type="float">
            <text:p>1840.04748654383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1839.00551592258" calcext:value-type="float">
            <text:p>1839.00551592258</text:p>
          </table:table-cell>
          <table:table-cell table:style-name="ce12" office:value-type="float" office:value="1091.70174305688" calcext:value-type="float">
            <text:p>1091.7017430568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024.05223519821" calcext:value-type="float">
            <text:p>2024.05223519821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2023.64340837159" calcext:value-type="float">
            <text:p>2023.64340837159</text:p>
          </table:table-cell>
          <table:table-cell table:style-name="ce12" office:value-type="float" office:value="1034.92053456078" calcext:value-type="float">
            <text:p>1034.9205345607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208.0569838526" calcext:value-type="float">
            <text:p>2208.056983852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206.97181222168" calcext:value-type="float">
            <text:p>2206.97181222168</text:p>
          </table:table-cell>
          <table:table-cell table:style-name="ce12" office:value-type="float" office:value="978.542029671042" calcext:value-type="float">
            <text:p>978.542029671042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2100" calcext:value-type="float">
            <text:p>2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72.702274118461" calcext:value-type="float">
            <text:p>772.702274118461</text:p>
          </table:table-cell>
          <table:table-cell table:style-name="ce12" office:value-type="float" office:value="2466.00310356858" calcext:value-type="float">
            <text:p>2466.0031035685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100" calcext:value-type="float">
            <text:p>2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65.877842648077" calcext:value-type="float">
            <text:p>965.877842648077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965.576620436806" calcext:value-type="float">
            <text:p>965.576620436806</text:p>
          </table:table-cell>
          <table:table-cell table:style-name="ce12" office:value-type="float" office:value="1832.44692142764" calcext:value-type="float">
            <text:p>1832.4469214276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100" calcext:value-type="float">
            <text:p>2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59.05341117769" calcext:value-type="float">
            <text:p>1159.05341117769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1158.0714444794" calcext:value-type="float">
            <text:p>1158.0714444794</text:p>
          </table:table-cell>
          <table:table-cell table:style-name="ce12" office:value-type="float" office:value="1569.44854745802" calcext:value-type="float">
            <text:p>1569.4485474580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100" calcext:value-type="float">
            <text:p>2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52.22897970731" calcext:value-type="float">
            <text:p>1352.22897970731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1351.87575712092" calcext:value-type="float">
            <text:p>1351.87575712092</text:p>
          </table:table-cell>
          <table:table-cell table:style-name="ce12" office:value-type="float" office:value="1423.8675426583" calcext:value-type="float">
            <text:p>1423.867542658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100" calcext:value-type="float">
            <text:p>2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545.40454823692" calcext:value-type="float">
            <text:p>1545.4045482369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544.37058116351" calcext:value-type="float">
            <text:p>1544.37058116351</text:p>
          </table:table-cell>
          <table:table-cell table:style-name="ce12" office:value-type="float" office:value="1314.9500667758" calcext:value-type="float">
            <text:p>1314.950066775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100" calcext:value-type="float">
            <text:p>2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738.58011676654" calcext:value-type="float">
            <text:p>1738.58011676654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1738.2467247833" calcext:value-type="float">
            <text:p>1738.2467247833</text:p>
          </table:table-cell>
          <table:table-cell table:style-name="ce12" office:value-type="float" office:value="1220.45984756223" calcext:value-type="float">
            <text:p>1220.4598475622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100" calcext:value-type="float">
            <text:p>2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931.75568529615" calcext:value-type="float">
            <text:p>1931.75568529615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1930.66971784762" calcext:value-type="float">
            <text:p>1930.66971784762</text:p>
          </table:table-cell>
          <table:table-cell table:style-name="ce12" office:value-type="float" office:value="1145.68648641327" calcext:value-type="float">
            <text:p>1145.6864864132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100" calcext:value-type="float">
            <text:p>2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124.93125382577" calcext:value-type="float">
            <text:p>2124.93125382577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2124.47403048914" calcext:value-type="float">
            <text:p>2124.47403048914</text:p>
          </table:table-cell>
          <table:table-cell table:style-name="ce12" office:value-type="float" office:value="1086.08635267269" calcext:value-type="float">
            <text:p>1086.0863526726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100" calcext:value-type="float">
            <text:p>2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318.10682235538" calcext:value-type="float">
            <text:p>2318.1068223553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316.96885453173" calcext:value-type="float">
            <text:p>2316.96885453173</text:p>
          </table:table-cell>
          <table:table-cell table:style-name="ce12" office:value-type="float" office:value="1026.88892253846" calcext:value-type="float">
            <text:p>1026.88892253846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2200" calcext:value-type="float">
            <text:p>2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09.083115468514" calcext:value-type="float">
            <text:p>809.083115468514</text:p>
          </table:table-cell>
          <table:table-cell table:style-name="ce12" office:value-type="float" office:value="2582.87513576762" calcext:value-type="float">
            <text:p>2582.8751357676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200" calcext:value-type="float">
            <text:p>2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011.35389433564" calcext:value-type="float">
            <text:p>1011.35389433564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1010.37740590903" calcext:value-type="float">
            <text:p>1010.37740590903</text:p>
          </table:table-cell>
          <table:table-cell table:style-name="ce12" office:value-type="float" office:value="1920.89212534458" calcext:value-type="float">
            <text:p>1920.8921253445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200" calcext:value-type="float">
            <text:p>2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213.62467320277" calcext:value-type="float">
            <text:p>1213.62467320277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1213.06996563442" calcext:value-type="float">
            <text:p>1213.06996563442</text:p>
          </table:table-cell>
          <table:table-cell table:style-name="ce12" office:value-type="float" office:value="1643.68835580491" calcext:value-type="float">
            <text:p>1643.6883558049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200" calcext:value-type="float">
            <text:p>2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415.8954520699" calcext:value-type="float">
            <text:p>1415.8954520699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1414.73120986952" calcext:value-type="float">
            <text:p>1414.73120986952</text:p>
          </table:table-cell>
          <table:table-cell table:style-name="ce12" office:value-type="float" office:value="1491.78249409394" calcext:value-type="float">
            <text:p>1491.7824940939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200" calcext:value-type="float">
            <text:p>2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618.16623093703" calcext:value-type="float">
            <text:p>1618.1662309370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617.70194270354" calcext:value-type="float">
            <text:p>1617.70194270354</text:p>
          </table:table-cell>
          <table:table-cell table:style-name="ce12" office:value-type="float" office:value="1376.90905027338" calcext:value-type="float">
            <text:p>1376.9090502733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200" calcext:value-type="float">
            <text:p>2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820.43700980416" calcext:value-type="float">
            <text:p>1820.43700980416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1820.42072058457" calcext:value-type="float">
            <text:p>1820.42072058457</text:p>
          </table:table-cell>
          <table:table-cell table:style-name="ce12" office:value-type="float" office:value="1278.60077563035" calcext:value-type="float">
            <text:p>1278.6007756303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200" calcext:value-type="float">
            <text:p>2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022.70778867128" calcext:value-type="float">
            <text:p>2022.70778867128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2022.33391977266" calcext:value-type="float">
            <text:p>2022.33391977266</text:p>
          </table:table-cell>
          <table:table-cell table:style-name="ce12" office:value-type="float" office:value="1199.67122976966" calcext:value-type="float">
            <text:p>1199.6712297696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200" calcext:value-type="float">
            <text:p>2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224.97856753841" calcext:value-type="float">
            <text:p>2224.97856753841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2223.99516400776" calcext:value-type="float">
            <text:p>2223.99516400776</text:p>
          </table:table-cell>
          <table:table-cell table:style-name="ce12" office:value-type="float" office:value="1137.65487439095" calcext:value-type="float">
            <text:p>1137.6548743909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200" calcext:value-type="float">
            <text:p>2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427.24934640554" calcext:value-type="float">
            <text:p>2427.2493464055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426.96589684178" calcext:value-type="float">
            <text:p>2426.96589684178</text:p>
          </table:table-cell>
          <table:table-cell table:style-name="ce12" office:value-type="float" office:value="1075.23581540588" calcext:value-type="float">
            <text:p>1075.23581540588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2300" calcext:value-type="float">
            <text:p>2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46.08210873269" calcext:value-type="float">
            <text:p>846.08210873269</text:p>
          </table:table-cell>
          <table:table-cell table:style-name="ce12" office:value-type="float" office:value="2700.13417686501" calcext:value-type="float">
            <text:p>2700.1341768650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300" calcext:value-type="float">
            <text:p>2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057.60263591586" calcext:value-type="float">
            <text:p>1057.60263591586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1057.48798422937" calcext:value-type="float">
            <text:p>1057.48798422937</text:p>
          </table:table-cell>
          <table:table-cell table:style-name="ce12" office:value-type="float" office:value="2005.63242349425" calcext:value-type="float">
            <text:p>2005.6324234942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300" calcext:value-type="float">
            <text:p>2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269.12316309904" calcext:value-type="float">
            <text:p>1269.12316309904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1268.31418629483" calcext:value-type="float">
            <text:p>1268.31418629483</text:p>
          </table:table-cell>
          <table:table-cell table:style-name="ce12" office:value-type="float" office:value="1717.46940598748" calcext:value-type="float">
            <text:p>1717.4694059874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300" calcext:value-type="float">
            <text:p>2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480.64369028221" calcext:value-type="float">
            <text:p>1480.64369028221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1480.20563981598" calcext:value-type="float">
            <text:p>1480.20563981598</text:p>
          </table:table-cell>
          <table:table-cell table:style-name="ce12" office:value-type="float" office:value="1558.29211057476" calcext:value-type="float">
            <text:p>1558.2921105747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300" calcext:value-type="float">
            <text:p>2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692.16421746538" calcext:value-type="float">
            <text:p>1692.1642174653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692.02385214509" calcext:value-type="float">
            <text:p>1692.02385214509</text:p>
          </table:table-cell>
          <table:table-cell table:style-name="ce12" office:value-type="float" office:value="1438.86803377095" calcext:value-type="float">
            <text:p>1438.8680337709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300" calcext:value-type="float">
            <text:p>2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903.68474464855" calcext:value-type="float">
            <text:p>1903.68474464855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1903.17045727011" calcext:value-type="float">
            <text:p>1903.17045727011</text:p>
          </table:table-cell>
          <table:table-cell table:style-name="ce12" office:value-type="float" office:value="1335.62477786546" calcext:value-type="float">
            <text:p>1335.6247778654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300" calcext:value-type="float">
            <text:p>2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115.20527183173" calcext:value-type="float">
            <text:p>2115.20527183173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2113.9981216977" calcext:value-type="float">
            <text:p>2113.9981216977</text:p>
          </table:table-cell>
          <table:table-cell table:style-name="ce12" office:value-type="float" office:value="1253.65597312606" calcext:value-type="float">
            <text:p>1253.6559731260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300" calcext:value-type="float">
            <text:p>2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326.7257990149" calcext:value-type="float">
            <text:p>2326.7257990149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2326.13527472423" calcext:value-type="float">
            <text:p>2326.13527472423</text:p>
          </table:table-cell>
          <table:table-cell table:style-name="ce12" office:value-type="float" office:value="1188.4179888965" calcext:value-type="float">
            <text:p>1188.417988896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300" calcext:value-type="float">
            <text:p>2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538.24632619807" calcext:value-type="float">
            <text:p>2538.2463261980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536.96293915183" calcext:value-type="float">
            <text:p>2536.96293915183</text:p>
          </table:table-cell>
          <table:table-cell table:style-name="ce12" office:value-type="float" office:value="1123.5827082733" calcext:value-type="float">
            <text:p>1123.5827082733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2400" calcext:value-type="float">
            <text:p>24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83.076497206429" calcext:value-type="float">
            <text:p>883.076497206429</text:p>
          </table:table-cell>
          <table:table-cell table:style-name="ce12" office:value-type="float" office:value="2815.90132849576" calcext:value-type="float">
            <text:p>2815.9013284957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400" calcext:value-type="float">
            <text:p>24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03.84562150804" calcext:value-type="float">
            <text:p>1103.84562150804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1103.07292332437" calcext:value-type="float">
            <text:p>1103.07292332437</text:p>
          </table:table-cell>
          <table:table-cell table:style-name="ce12" office:value-type="float" office:value="2091.84778763064" calcext:value-type="float">
            <text:p>2091.8477876306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400" calcext:value-type="float">
            <text:p>24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24.61474580964" calcext:value-type="float">
            <text:p>1324.61474580964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1324.3764965434" calcext:value-type="float">
            <text:p>1324.3764965434</text:p>
          </table:table-cell>
          <table:table-cell table:style-name="ce12" office:value-type="float" office:value="1790.84775256369" calcext:value-type="float">
            <text:p>1790.8477525636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400" calcext:value-type="float">
            <text:p>24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545.38387011125" calcext:value-type="float">
            <text:p>1545.38387011125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1544.94731818398" calcext:value-type="float">
            <text:p>1544.94731818398</text:p>
          </table:table-cell>
          <table:table-cell table:style-name="ce12" office:value-type="float" office:value="1625.36018997209" calcext:value-type="float">
            <text:p>1625.3601899720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400" calcext:value-type="float">
            <text:p>24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766.15299441286" calcext:value-type="float">
            <text:p>1766.1529944128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765.67415438254" calcext:value-type="float">
            <text:p>1765.67415438254</text:p>
          </table:table-cell>
          <table:table-cell table:style-name="ce12" office:value-type="float" office:value="1500.42431366217" calcext:value-type="float">
            <text:p>1500.4243136621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400" calcext:value-type="float">
            <text:p>24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986.92211871447" calcext:value-type="float">
            <text:p>1986.92211871447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1985.66823900264" calcext:value-type="float">
            <text:p>1985.66823900264</text:p>
          </table:table-cell>
          <table:table-cell table:style-name="ce12" office:value-type="float" office:value="1393.20724301708" calcext:value-type="float">
            <text:p>1393.2072430170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400" calcext:value-type="float">
            <text:p>24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207.69124301607" calcext:value-type="float">
            <text:p>2207.69124301607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2206.97181222168" calcext:value-type="float">
            <text:p>2206.97181222168</text:p>
          </table:table-cell>
          <table:table-cell table:style-name="ce12" office:value-type="float" office:value="1307.2380128761" calcext:value-type="float">
            <text:p>1307.238012876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400" calcext:value-type="float">
            <text:p>24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428.46036731768" calcext:value-type="float">
            <text:p>2428.46036731768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2428.27538544071" calcext:value-type="float">
            <text:p>2428.27538544071</text:p>
          </table:table-cell>
          <table:table-cell table:style-name="ce12" office:value-type="float" office:value="1239.18110340205" calcext:value-type="float">
            <text:p>1239.1811034020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400" calcext:value-type="float">
            <text:p>24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649.22949161929" calcext:value-type="float">
            <text:p>2649.2294916192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648.26947006081" calcext:value-type="float">
            <text:p>2648.26947006081</text:p>
          </table:table-cell>
          <table:table-cell table:style-name="ce12" office:value-type="float" office:value="1171.52689753436" calcext:value-type="float">
            <text:p>1171.52689753436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19.074704139461" calcext:value-type="float">
            <text:p>919.074704139461</text:p>
          </table:table-cell>
          <table:table-cell table:style-name="ce12" office:value-type="float" office:value="2931.94315054629" calcext:value-type="float">
            <text:p>2931.9431505462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48.84338017433" calcext:value-type="float">
            <text:p>1148.84338017433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1148.62642034132" calcext:value-type="float">
            <text:p>1148.62642034132</text:p>
          </table:table-cell>
          <table:table-cell table:style-name="ce12" office:value-type="float" office:value="2179.83423338326" calcext:value-type="float">
            <text:p>2179.8342333832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78.61205620919" calcext:value-type="float">
            <text:p>1378.61205620919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1378.0655290995" calcext:value-type="float">
            <text:p>1378.0655290995</text:p>
          </table:table-cell>
          <table:table-cell table:style-name="ce12" office:value-type="float" office:value="1866.10781697453" calcext:value-type="float">
            <text:p>1866.1078169745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608.38073224406" calcext:value-type="float">
            <text:p>1608.38073224406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1607.28191897504" calcext:value-type="float">
            <text:p>1607.28191897504</text:p>
          </table:table-cell>
          <table:table-cell table:style-name="ce12" office:value-type="float" office:value="1693.41934596864" calcext:value-type="float">
            <text:p>1693.4193459686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838.14940827892" calcext:value-type="float">
            <text:p>1838.1494082789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837.69602732365" calcext:value-type="float">
            <text:p>1837.69602732365</text:p>
          </table:table-cell>
          <table:table-cell table:style-name="ce12" office:value-type="float" office:value="1563.0975193864" calcext:value-type="float">
            <text:p>1563.097519386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067.91808431379" calcext:value-type="float">
            <text:p>2067.91808431379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2066.94270798836" calcext:value-type="float">
            <text:p>2066.94270798836</text:p>
          </table:table-cell>
          <table:table-cell table:style-name="ce12" office:value-type="float" office:value="1451.34817108519" calcext:value-type="float">
            <text:p>1451.3481710851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297.68676034865" calcext:value-type="float">
            <text:p>2297.68676034865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2297.32652554779" calcext:value-type="float">
            <text:p>2297.32652554779</text:p>
          </table:table-cell>
          <table:table-cell table:style-name="ce12" office:value-type="float" office:value="1361.62545983884" calcext:value-type="float">
            <text:p>1361.6254598388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527.45543638352" calcext:value-type="float">
            <text:p>2527.45543638352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2526.4870303604" calcext:value-type="float">
            <text:p>2526.4870303604</text:p>
          </table:table-cell>
          <table:table-cell table:style-name="ce12" office:value-type="float" office:value="1291.15232872667" calcext:value-type="float">
            <text:p>1291.1523287266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757.22411241838" calcext:value-type="float">
            <text:p>2757.2241124183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756.95702377194" calcext:value-type="float">
            <text:p>2756.95702377194</text:p>
          </table:table-cell>
          <table:table-cell table:style-name="ce12" office:value-type="float" office:value="1220.27649400814" calcext:value-type="float">
            <text:p>1220.27649400814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2600" calcext:value-type="float">
            <text:p>26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55.499731774722" calcext:value-type="float">
            <text:p>955.499731774722</text:p>
          </table:table-cell>
          <table:table-cell table:style-name="ce12" office:value-type="float" office:value="3049.65700156645" calcext:value-type="float">
            <text:p>3049.6570015664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600" calcext:value-type="float">
            <text:p>26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94.3746647184" calcext:value-type="float">
            <text:p>1194.3746647184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1194.21753574375" calcext:value-type="float">
            <text:p>1194.21753574375</text:p>
          </table:table-cell>
          <table:table-cell table:style-name="ce12" office:value-type="float" office:value="2266.04959751966" calcext:value-type="float">
            <text:p>2266.0495975196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600" calcext:value-type="float">
            <text:p>26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433.24959766208" calcext:value-type="float">
            <text:p>1433.24959766208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1433.06405025453" calcext:value-type="float">
            <text:p>1433.06405025453</text:p>
          </table:table-cell>
          <table:table-cell table:style-name="ce12" office:value-type="float" office:value="1939.8888671571" calcext:value-type="float">
            <text:p>1939.888867157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600" calcext:value-type="float">
            <text:p>26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672.12453060576" calcext:value-type="float">
            <text:p>1672.12453060576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1671.48035319478" calcext:value-type="float">
            <text:p>1671.48035319478</text:p>
          </table:table-cell>
          <table:table-cell table:style-name="ce12" office:value-type="float" office:value="1760.63162992688" calcext:value-type="float">
            <text:p>1760.6316299268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600" calcext:value-type="float">
            <text:p>26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910.99946354945" calcext:value-type="float">
            <text:p>1910.9994635494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910.2985284922" calcext:value-type="float">
            <text:p>1910.2985284922</text:p>
          </table:table-cell>
          <table:table-cell table:style-name="ce12" office:value-type="float" office:value="1625.61496580048" calcext:value-type="float">
            <text:p>1625.6149658004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600" calcext:value-type="float">
            <text:p>26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149.87439649313" calcext:value-type="float">
            <text:p>2149.87439649313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2149.35431386879" calcext:value-type="float">
            <text:p>2149.35431386879</text:p>
          </table:table-cell>
          <table:table-cell table:style-name="ce12" office:value-type="float" office:value="1508.93063623681" calcext:value-type="float">
            <text:p>1508.9306362368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600" calcext:value-type="float">
            <text:p>26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388.74932943681" calcext:value-type="float">
            <text:p>2388.74932943681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2387.68123887391" calcext:value-type="float">
            <text:p>2387.68123887391</text:p>
          </table:table-cell>
          <table:table-cell table:style-name="ce12" office:value-type="float" office:value="1416.01290680159" calcext:value-type="float">
            <text:p>1416.0129068015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600" calcext:value-type="float">
            <text:p>26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627.62426238049" calcext:value-type="float">
            <text:p>2627.62426238049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2627.31765247795" calcext:value-type="float">
            <text:p>2627.31765247795</text:p>
          </table:table-cell>
          <table:table-cell table:style-name="ce12" office:value-type="float" office:value="1342.31814683857" calcext:value-type="float">
            <text:p>1342.3181468385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600" calcext:value-type="float">
            <text:p>26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866.49919532417" calcext:value-type="float">
            <text:p>2866.4991953241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865.64457748306" calcext:value-type="float">
            <text:p>2865.64457748306</text:p>
          </table:table-cell>
          <table:table-cell table:style-name="ce12" office:value-type="float" office:value="1269.02609048191" calcext:value-type="float">
            <text:p>1269.02609048191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2700" calcext:value-type="float">
            <text:p>27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92.049294631035" calcext:value-type="float">
            <text:p>992.049294631035</text:p>
          </table:table-cell>
          <table:table-cell table:style-name="ce12" office:value-type="float" office:value="3166.53032172752" calcext:value-type="float">
            <text:p>3166.5303217275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700" calcext:value-type="float">
            <text:p>27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240.06161828879" calcext:value-type="float">
            <text:p>1240.06161828879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1239.76485645326" calcext:value-type="float">
            <text:p>1239.76485645326</text:p>
          </table:table-cell>
          <table:table-cell table:style-name="ce12" office:value-type="float" office:value="2353.63333966592" calcext:value-type="float">
            <text:p>2353.6333396659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700" calcext:value-type="float">
            <text:p>27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488.07394194655" calcext:value-type="float">
            <text:p>1488.07394194655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1488.06257140955" calcext:value-type="float">
            <text:p>1488.06257140955</text:p>
          </table:table-cell>
          <table:table-cell table:style-name="ce12" office:value-type="float" office:value="2014.28746979726" calcext:value-type="float">
            <text:p>2014.2874697972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700" calcext:value-type="float">
            <text:p>27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736.08626560431" calcext:value-type="float">
            <text:p>1736.08626560431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1735.67878741451" calcext:value-type="float">
            <text:p>1735.67878741451</text:p>
          </table:table-cell>
          <table:table-cell table:style-name="ce12" office:value-type="float" office:value="1827.84391388511" calcext:value-type="float">
            <text:p>1827.8439138851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700" calcext:value-type="float">
            <text:p>27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984.09858926207" calcext:value-type="float">
            <text:p>1984.0985892620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983.04926180479" calcext:value-type="float">
            <text:p>1983.04926180479</text:p>
          </table:table-cell>
          <table:table-cell table:style-name="ce12" office:value-type="float" office:value="1687.7297086082" calcext:value-type="float">
            <text:p>1687.729708608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700" calcext:value-type="float">
            <text:p>27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232.11091291983" calcext:value-type="float">
            <text:p>2232.11091291983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2231.85209560133" calcext:value-type="float">
            <text:p>2231.85209560133</text:p>
          </table:table-cell>
          <table:table-cell table:style-name="ce12" office:value-type="float" office:value="1566.51310138843" calcext:value-type="float">
            <text:p>1566.5131013884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700" calcext:value-type="float">
            <text:p>27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480.12323657759" calcext:value-type="float">
            <text:p>2480.12323657759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2479.34544079895" calcext:value-type="float">
            <text:p>2479.34544079895</text:p>
          </table:table-cell>
          <table:table-cell table:style-name="ce12" office:value-type="float" office:value="1469.99765015798" calcext:value-type="float">
            <text:p>1469.9976501579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700" calcext:value-type="float">
            <text:p>27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728.13556023535" calcext:value-type="float">
            <text:p>2728.13556023535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2726.83878599657" calcext:value-type="float">
            <text:p>2726.83878599657</text:p>
          </table:table-cell>
          <table:table-cell table:style-name="ce12" office:value-type="float" office:value="1393.88666855683" calcext:value-type="float">
            <text:p>1393.8866685568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700" calcext:value-type="float">
            <text:p>27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976.1478838931" calcext:value-type="float">
            <text:p>2976.147883893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975.64161979311" calcext:value-type="float">
            <text:p>2975.64161979311</text:p>
          </table:table-cell>
          <table:table-cell table:style-name="ce12" office:value-type="float" office:value="1317.37298334933" calcext:value-type="float">
            <text:p>1317.37298334933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2800" calcext:value-type="float">
            <text:p>28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28.70551718703" calcext:value-type="float">
            <text:p>1028.70551718703</text:p>
          </table:table-cell>
          <table:table-cell table:style-name="ce12" office:value-type="float" office:value="3284.24417274767" calcext:value-type="float">
            <text:p>3284.2441727476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800" calcext:value-type="float">
            <text:p>28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285.88189648379" calcext:value-type="float">
            <text:p>1285.88189648379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1285.33407450924" calcext:value-type="float">
            <text:p>1285.33407450924</text:p>
          </table:table-cell>
          <table:table-cell table:style-name="ce12" office:value-type="float" office:value="2440.30351372508" calcext:value-type="float">
            <text:p>2440.3035137250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800" calcext:value-type="float">
            <text:p>28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543.05827578055" calcext:value-type="float">
            <text:p>1543.05827578055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1541.89263297098" calcext:value-type="float">
            <text:p>1541.89263297098</text:p>
          </table:table-cell>
          <table:table-cell table:style-name="ce12" office:value-type="float" office:value="2089.38873991483" calcext:value-type="float">
            <text:p>2089.3887399148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800" calcext:value-type="float">
            <text:p>28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800.23465507731" calcext:value-type="float">
            <text:p>1800.23465507731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1799.87722163425" calcext:value-type="float">
            <text:p>1799.87722163425</text:p>
          </table:table-cell>
          <table:table-cell table:style-name="ce12" office:value-type="float" office:value="1895.05619784335" calcext:value-type="float">
            <text:p>1895.0561978433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800" calcext:value-type="float">
            <text:p>28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057.41103437406" calcext:value-type="float">
            <text:p>2057.4110343740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56.6709585132" calcext:value-type="float">
            <text:p>2056.6709585132</text:p>
          </table:table-cell>
          <table:table-cell table:style-name="ce12" office:value-type="float" office:value="1749.68869210578" calcext:value-type="float">
            <text:p>1749.6886921057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800" calcext:value-type="float">
            <text:p>28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314.58741367082" calcext:value-type="float">
            <text:p>2314.58741367082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2314.34987733387" calcext:value-type="float">
            <text:p>2314.34987733387</text:p>
          </table:table-cell>
          <table:table-cell table:style-name="ce12" office:value-type="float" office:value="1624.09556654004" calcext:value-type="float">
            <text:p>1624.0955665400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800" calcext:value-type="float">
            <text:p>28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571.76379296758" calcext:value-type="float">
            <text:p>2571.76379296758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2571.00964272399" calcext:value-type="float">
            <text:p>2571.00964272399</text:p>
          </table:table-cell>
          <table:table-cell table:style-name="ce12" office:value-type="float" office:value="1523.98239351438" calcext:value-type="float">
            <text:p>1523.9823935143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800" calcext:value-type="float">
            <text:p>28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828.94017226434" calcext:value-type="float">
            <text:p>2828.94017226434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2827.66940811411" calcext:value-type="float">
            <text:p>2827.66940811411</text:p>
          </table:table-cell>
          <table:table-cell table:style-name="ce12" office:value-type="float" office:value="1445.05248666874" calcext:value-type="float">
            <text:p>1445.0524866687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800" calcext:value-type="float">
            <text:p>28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086.11655156109" calcext:value-type="float">
            <text:p>3086.1165515610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85.63866210316" calcext:value-type="float">
            <text:p>3085.63866210316</text:p>
          </table:table-cell>
          <table:table-cell table:style-name="ce12" office:value-type="float" office:value="1365.71987621675" calcext:value-type="float">
            <text:p>1365.71987621675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2900" calcext:value-type="float">
            <text:p>2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65.36173974303" calcext:value-type="float">
            <text:p>1065.36173974303</text:p>
          </table:table-cell>
          <table:table-cell table:style-name="ce12" office:value-type="float" office:value="3400.01132437842" calcext:value-type="float">
            <text:p>3400.0113243784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900" calcext:value-type="float">
            <text:p>2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31.70217467878" calcext:value-type="float">
            <text:p>1331.70217467878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1331.119353274" calcext:value-type="float">
            <text:p>1331.119353274</text:p>
          </table:table-cell>
          <table:table-cell table:style-name="ce12" office:value-type="float" office:value="2526.51887786148" calcext:value-type="float">
            <text:p>2526.5188778614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900" calcext:value-type="float">
            <text:p>2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598.04260961454" calcext:value-type="float">
            <text:p>1598.04260961454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1597.30795196937" calcext:value-type="float">
            <text:p>1597.30795196937</text:p>
          </table:table-cell>
          <table:table-cell table:style-name="ce12" office:value-type="float" office:value="2163.1697900974" calcext:value-type="float">
            <text:p>2163.169790097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900" calcext:value-type="float">
            <text:p>2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864.3830445503" calcext:value-type="float">
            <text:p>1864.3830445503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1864.07565585399" calcext:value-type="float">
            <text:p>1864.07565585399</text:p>
          </table:table-cell>
          <table:table-cell table:style-name="ce12" office:value-type="float" office:value="1962.26848180158" calcext:value-type="float">
            <text:p>1962.2684818015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900" calcext:value-type="float">
            <text:p>2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130.72347948606" calcext:value-type="float">
            <text:p>2130.7234794860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129.71198488486" calcext:value-type="float">
            <text:p>2129.71198488486</text:p>
          </table:table-cell>
          <table:table-cell table:style-name="ce12" office:value-type="float" office:value="1811.8034349135" calcext:value-type="float">
            <text:p>1811.803434913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900" calcext:value-type="float">
            <text:p>2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397.06391442181" calcext:value-type="float">
            <text:p>2397.06391442181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2396.84765906641" calcext:value-type="float">
            <text:p>2396.84765906641</text:p>
          </table:table-cell>
          <table:table-cell table:style-name="ce12" office:value-type="float" office:value="1681.67803169166" calcext:value-type="float">
            <text:p>1681.6780316916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900" calcext:value-type="float">
            <text:p>2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663.40434935757" calcext:value-type="float">
            <text:p>2663.40434935757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2662.67384464904" calcext:value-type="float">
            <text:p>2662.67384464904</text:p>
          </table:table-cell>
          <table:table-cell table:style-name="ce12" office:value-type="float" office:value="1577.96713687077" calcext:value-type="float">
            <text:p>1577.9671368707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900" calcext:value-type="float">
            <text:p>2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929.74478429333" calcext:value-type="float">
            <text:p>2929.74478429333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2928.50003023166" calcext:value-type="float">
            <text:p>2928.50003023166</text:p>
          </table:table-cell>
          <table:table-cell table:style-name="ce12" office:value-type="float" office:value="1496.21830478065" calcext:value-type="float">
            <text:p>1496.2183047806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900" calcext:value-type="float">
            <text:p>2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196.08521922908" calcext:value-type="float">
            <text:p>3196.0852192290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195.63570441321" calcext:value-type="float">
            <text:p>3195.63570441321</text:p>
          </table:table-cell>
          <table:table-cell table:style-name="ce12" office:value-type="float" office:value="1414.06676908417" calcext:value-type="float">
            <text:p>1414.06676908417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101.91634808093" calcext:value-type="float">
            <text:p>1101.91634808093</text:p>
          </table:table-cell>
          <table:table-cell table:style-name="ce12" office:value-type="float" office:value="3517.56941608843" calcext:value-type="float">
            <text:p>3517.5694160884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77.39543510116" calcext:value-type="float">
            <text:p>1377.39543510116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1376.939631469" calcext:value-type="float">
            <text:p>1376.939631469</text:p>
          </table:table-cell>
          <table:table-cell table:style-name="ce12" office:value-type="float" office:value="2613.18905192064" calcext:value-type="float">
            <text:p>2613.1890519206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652.8745221214" calcext:value-type="float">
            <text:p>1652.8745221214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1651.86130063897" calcext:value-type="float">
            <text:p>1651.86130063897</text:p>
          </table:table-cell>
          <table:table-cell table:style-name="ce12" office:value-type="float" office:value="2237.56839273756" calcext:value-type="float">
            <text:p>2237.5683927375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928.35360914163" calcext:value-type="float">
            <text:p>1928.35360914163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1928.27409007373" calcext:value-type="float">
            <text:p>1928.27409007373</text:p>
          </table:table-cell>
          <table:table-cell table:style-name="ce12" office:value-type="float" office:value="2029.48076575981" calcext:value-type="float">
            <text:p>2029.4807657598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203.83269616186" calcext:value-type="float">
            <text:p>2203.8326961618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203.0433885342" calcext:value-type="float">
            <text:p>2203.0433885342</text:p>
          </table:table-cell>
          <table:table-cell table:style-name="ce12" office:value-type="float" office:value="1873.76241841107" calcext:value-type="float">
            <text:p>1873.7624184110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479.3117831821" calcext:value-type="float">
            <text:p>2479.3117831821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2478.03595220002" calcext:value-type="float">
            <text:p>2478.03595220002</text:p>
          </table:table-cell>
          <table:table-cell table:style-name="ce12" office:value-type="float" office:value="1739.81895975978" calcext:value-type="float">
            <text:p>1739.8189597597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754.79087020233" calcext:value-type="float">
            <text:p>2754.79087020233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2754.33804657408" calcext:value-type="float">
            <text:p>2754.33804657408</text:p>
          </table:table-cell>
          <table:table-cell table:style-name="ce12" office:value-type="float" office:value="1631.95188022716" calcext:value-type="float">
            <text:p>1631.9518802271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030.26995722256" calcext:value-type="float">
            <text:p>3030.26995722256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3029.33065234921" calcext:value-type="float">
            <text:p>3029.33065234921</text:p>
          </table:table-cell>
          <table:table-cell table:style-name="ce12" office:value-type="float" office:value="1547.38412289255" calcext:value-type="float">
            <text:p>1547.3841228925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305.74904424279" calcext:value-type="float">
            <text:p>3305.7490442427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305.63274672327" calcext:value-type="float">
            <text:p>3305.63274672327</text:p>
          </table:table-cell>
          <table:table-cell table:style-name="ce12" office:value-type="float" office:value="1462.41366195158" calcext:value-type="float">
            <text:p>1462.41366195158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3100" calcext:value-type="float">
            <text:p>3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138.42911549546" calcext:value-type="float">
            <text:p>1138.42911549546</text:p>
          </table:table-cell>
          <table:table-cell table:style-name="ce12" office:value-type="float" office:value="3633.45639208725" calcext:value-type="float">
            <text:p>3633.4563920872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100" calcext:value-type="float">
            <text:p>3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423.03639436932" calcext:value-type="float">
            <text:p>1423.03639436932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1422.75990966399" calcext:value-type="float">
            <text:p>1422.75990966399</text:p>
          </table:table-cell>
          <table:table-cell table:style-name="ce12" office:value-type="float" office:value="2699.40441605703" calcext:value-type="float">
            <text:p>2699.4044160570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100" calcext:value-type="float">
            <text:p>3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707.64367324319" calcext:value-type="float">
            <text:p>1707.64367324319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1707.43147635783" calcext:value-type="float">
            <text:p>1707.43147635783</text:p>
          </table:table-cell>
          <table:table-cell table:style-name="ce12" office:value-type="float" office:value="2311.34944292012" calcext:value-type="float">
            <text:p>2311.3494429201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100" calcext:value-type="float">
            <text:p>3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992.25095211705" calcext:value-type="float">
            <text:p>1992.25095211705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1992.21568199729" calcext:value-type="float">
            <text:p>1992.21568199729</text:p>
          </table:table-cell>
          <table:table-cell table:style-name="ce12" office:value-type="float" office:value="2096.99301358911" calcext:value-type="float">
            <text:p>2096.9930135891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100" calcext:value-type="float">
            <text:p>3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276.85823099092" calcext:value-type="float">
            <text:p>2276.8582309909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276.37470796492" calcext:value-type="float">
            <text:p>2276.37470796492</text:p>
          </table:table-cell>
          <table:table-cell table:style-name="ce12" office:value-type="float" office:value="1935.8771612188" calcext:value-type="float">
            <text:p>1935.877161218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100" calcext:value-type="float">
            <text:p>3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561.46550986478" calcext:value-type="float">
            <text:p>2561.46550986478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2560.53373393256" calcext:value-type="float">
            <text:p>2560.53373393256</text:p>
          </table:table-cell>
          <table:table-cell table:style-name="ce12" office:value-type="float" office:value="1797.40142491139" calcext:value-type="float">
            <text:p>1797.4014249113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100" calcext:value-type="float">
            <text:p>3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846.07278873865" calcext:value-type="float">
            <text:p>2846.07278873865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2846.00224849912" calcext:value-type="float">
            <text:p>2846.00224849912</text:p>
          </table:table-cell>
          <table:table-cell table:style-name="ce12" office:value-type="float" office:value="1685.93662358356" calcext:value-type="float">
            <text:p>1685.9366235835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100" calcext:value-type="float">
            <text:p>3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130.68006761251" calcext:value-type="float">
            <text:p>3130.68006761251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3130.16127446676" calcext:value-type="float">
            <text:p>3130.16127446676</text:p>
          </table:table-cell>
          <table:table-cell table:style-name="ce12" office:value-type="float" office:value="1598.54994100446" calcext:value-type="float">
            <text:p>1598.5499410044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100" calcext:value-type="float">
            <text:p>3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415.28734648638" calcext:value-type="float">
            <text:p>3415.2873464863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414.32030043439" calcext:value-type="float">
            <text:p>3414.32030043439</text:p>
          </table:table-cell>
          <table:table-cell table:style-name="ce12" office:value-type="float" office:value="1511.16325842536" calcext:value-type="float">
            <text:p>1511.16325842536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3200" calcext:value-type="float">
            <text:p>3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175.09479626548" calcext:value-type="float">
            <text:p>1175.09479626548</text:p>
          </table:table-cell>
          <table:table-cell table:style-name="ce12" office:value-type="float" office:value="3751.17024310741" calcext:value-type="float">
            <text:p>3751.1702431074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200" calcext:value-type="float">
            <text:p>3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468.86849533185" calcext:value-type="float">
            <text:p>1468.86849533185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1468.61330106041" calcext:value-type="float">
            <text:p>1468.61330106041</text:p>
          </table:table-cell>
          <table:table-cell table:style-name="ce12" office:value-type="float" office:value="2786.0745901162" calcext:value-type="float">
            <text:p>2786.074590116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200" calcext:value-type="float">
            <text:p>3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762.64219439821" calcext:value-type="float">
            <text:p>1762.64219439821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1762.05820186405" calcext:value-type="float">
            <text:p>1762.05820186405</text:p>
          </table:table-cell>
          <table:table-cell table:style-name="ce12" office:value-type="float" office:value="2385.58925126702" calcext:value-type="float">
            <text:p>2385.5892512670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200" calcext:value-type="float">
            <text:p>3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056.41589346458" calcext:value-type="float">
            <text:p>2056.41589346458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2056.38062334482" calcext:value-type="float">
            <text:p>2056.38062334482</text:p>
          </table:table-cell>
          <table:table-cell table:style-name="ce12" office:value-type="float" office:value="2164.20529754734" calcext:value-type="float">
            <text:p>2164.2052975473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200" calcext:value-type="float">
            <text:p>3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350.18959253095" calcext:value-type="float">
            <text:p>2350.1895925309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349.70606950496" calcext:value-type="float">
            <text:p>2349.70606950496</text:p>
          </table:table-cell>
          <table:table-cell table:style-name="ce12" office:value-type="float" office:value="1997.83614471637" calcext:value-type="float">
            <text:p>1997.8361447163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200" calcext:value-type="float">
            <text:p>3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643.96329159732" calcext:value-type="float">
            <text:p>2643.96329159732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2643.0315156651" calcext:value-type="float">
            <text:p>2643.0315156651</text:p>
          </table:table-cell>
          <table:table-cell table:style-name="ce12" office:value-type="float" office:value="1854.98389006301" calcext:value-type="float">
            <text:p>1854.9838900630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200" calcext:value-type="float">
            <text:p>3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937.73699066369" calcext:value-type="float">
            <text:p>2937.73699066369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2937.66645042416" calcext:value-type="float">
            <text:p>2937.66645042416</text:p>
          </table:table-cell>
          <table:table-cell table:style-name="ce12" office:value-type="float" office:value="1739.92136693995" calcext:value-type="float">
            <text:p>1739.9213669399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200" calcext:value-type="float">
            <text:p>3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231.51068973006" calcext:value-type="float">
            <text:p>3231.51068973006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3230.9918965843" calcext:value-type="float">
            <text:p>3230.9918965843</text:p>
          </table:table-cell>
          <table:table-cell table:style-name="ce12" office:value-type="float" office:value="1649.71575911636" calcext:value-type="float">
            <text:p>1649.7157591163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200" calcext:value-type="float">
            <text:p>3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525.28438879643" calcext:value-type="float">
            <text:p>3525.2843887964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524.31734274444" calcext:value-type="float">
            <text:p>3524.31734274444</text:p>
          </table:table-cell>
          <table:table-cell table:style-name="ce12" office:value-type="float" office:value="1559.51015129278" calcext:value-type="float">
            <text:p>1559.51015129278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3300" calcext:value-type="float">
            <text:p>3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210.63909795402" calcext:value-type="float">
            <text:p>1210.63909795402</text:p>
          </table:table-cell>
          <table:table-cell table:style-name="ce12" office:value-type="float" office:value="3870.7319000605" calcext:value-type="float">
            <text:p>3870.731900060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300" calcext:value-type="float">
            <text:p>3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513.29887244252" calcext:value-type="float">
            <text:p>1513.29887244252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1513.18016478911" calcext:value-type="float">
            <text:p>1513.18016478911</text:p>
          </table:table-cell>
          <table:table-cell table:style-name="ce12" office:value-type="float" office:value="2875.73241273286" calcext:value-type="float">
            <text:p>2875.7324127328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300" calcext:value-type="float">
            <text:p>3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815.95864693103" calcext:value-type="float">
            <text:p>1815.95864693103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1815.43472114185" calcext:value-type="float">
            <text:p>1815.43472114185</text:p>
          </table:table-cell>
          <table:table-cell table:style-name="ce12" office:value-type="float" office:value="2461.15231453204" calcext:value-type="float">
            <text:p>2461.1523145320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300" calcext:value-type="float">
            <text:p>3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118.61842141953" calcext:value-type="float">
            <text:p>2118.61842141953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2118.30145536415" calcext:value-type="float">
            <text:p>2118.30145536415</text:p>
          </table:table-cell>
          <table:table-cell table:style-name="ce12" office:value-type="float" office:value="2232.96712102131" calcext:value-type="float">
            <text:p>2232.9671210213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300" calcext:value-type="float">
            <text:p>3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421.27819590804" calcext:value-type="float">
            <text:p>2421.2781959080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420.41845384714" calcext:value-type="float">
            <text:p>2420.41845384714</text:p>
          </table:table-cell>
          <table:table-cell table:style-name="ce12" office:value-type="float" office:value="2061.22357266725" calcext:value-type="float">
            <text:p>2061.2235726672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300" calcext:value-type="float">
            <text:p>3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723.93797039654" calcext:value-type="float">
            <text:p>2723.93797039654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2722.91032019978" calcext:value-type="float">
            <text:p>2722.91032019978</text:p>
          </table:table-cell>
          <table:table-cell table:style-name="ce12" office:value-type="float" office:value="1913.83904035778" calcext:value-type="float">
            <text:p>1913.8390403577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300" calcext:value-type="float">
            <text:p>3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026.59774488505" calcext:value-type="float">
            <text:p>3026.59774488505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3025.40218655242" calcext:value-type="float">
            <text:p>3025.40218655242</text:p>
          </table:table-cell>
          <table:table-cell table:style-name="ce12" office:value-type="float" office:value="1795.11422111541" calcext:value-type="float">
            <text:p>1795.1142211154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300" calcext:value-type="float">
            <text:p>3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329.25751937355" calcext:value-type="float">
            <text:p>3329.25751937355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3329.20354150399" calcext:value-type="float">
            <text:p>3329.20354150399</text:p>
          </table:table-cell>
          <table:table-cell table:style-name="ce12" office:value-type="float" office:value="1701.68698444098" calcext:value-type="float">
            <text:p>1701.6869844409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300" calcext:value-type="float">
            <text:p>3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631.91729386206" calcext:value-type="float">
            <text:p>3631.9172938620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631.69540785664" calcext:value-type="float">
            <text:p>3631.69540785664</text:p>
          </table:table-cell>
          <table:table-cell table:style-name="ce12" office:value-type="float" office:value="1608.66245137291" calcext:value-type="float">
            <text:p>1608.66245137291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3400" calcext:value-type="float">
            <text:p>34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247.77068734451" calcext:value-type="float">
            <text:p>1247.77068734451</text:p>
          </table:table-cell>
          <table:table-cell table:style-name="ce12" office:value-type="float" office:value="3986.16011789499" calcext:value-type="float">
            <text:p>3986.1601178949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400" calcext:value-type="float">
            <text:p>34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559.71335918064" calcext:value-type="float">
            <text:p>1559.71335918064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1558.77495575173" calcext:value-type="float">
            <text:p>1558.77495575173</text:p>
          </table:table-cell>
          <table:table-cell table:style-name="ce12" office:value-type="float" office:value="2961.94777686926" calcext:value-type="float">
            <text:p>2961.9477768692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400" calcext:value-type="float">
            <text:p>34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871.65603101677" calcext:value-type="float">
            <text:p>1871.65603101677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1870.72326030521" calcext:value-type="float">
            <text:p>1870.72326030521</text:p>
          </table:table-cell>
          <table:table-cell table:style-name="ce12" office:value-type="float" office:value="2535.39212287893" calcext:value-type="float">
            <text:p>2535.3921228789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400" calcext:value-type="float">
            <text:p>34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183.5987028529" calcext:value-type="float">
            <text:p>2183.5987028529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2183.40101744095" calcext:value-type="float">
            <text:p>2183.40101744095</text:p>
          </table:table-cell>
          <table:table-cell table:style-name="ce12" office:value-type="float" office:value="2299.33253294122" calcext:value-type="float">
            <text:p>2299.3325329412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400" calcext:value-type="float">
            <text:p>34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495.54137468903" calcext:value-type="float">
            <text:p>2495.5413746890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495.0593039861" calcext:value-type="float">
            <text:p>2495.0593039861</text:p>
          </table:table-cell>
          <table:table-cell table:style-name="ce12" office:value-type="float" office:value="2122.62409324832" calcext:value-type="float">
            <text:p>2122.6240932483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400" calcext:value-type="float">
            <text:p>34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807.48404652516" calcext:value-type="float">
            <text:p>2807.48404652516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2806.71759053125" calcext:value-type="float">
            <text:p>2806.71759053125</text:p>
          </table:table-cell>
          <table:table-cell table:style-name="ce12" office:value-type="float" office:value="1970.70728328275" calcext:value-type="float">
            <text:p>1970.7072832827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400" calcext:value-type="float">
            <text:p>34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119.42671836129" calcext:value-type="float">
            <text:p>3119.42671836129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3118.37587707639" calcext:value-type="float">
            <text:p>3118.37587707639</text:p>
          </table:table-cell>
          <table:table-cell table:style-name="ce12" office:value-type="float" office:value="1848.69626086544" calcext:value-type="float">
            <text:p>1848.6962608654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400" calcext:value-type="float">
            <text:p>34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431.36939019741" calcext:value-type="float">
            <text:p>3431.36939019741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3431.34365222047" calcext:value-type="float">
            <text:p>3431.34365222047</text:p>
          </table:table-cell>
          <table:table-cell table:style-name="ce12" office:value-type="float" office:value="1752.45009894653" calcext:value-type="float">
            <text:p>1752.4500989465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400" calcext:value-type="float">
            <text:p>34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743.31206203354" calcext:value-type="float">
            <text:p>3743.3120620335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743.00193876562" calcext:value-type="float">
            <text:p>3743.00193876562</text:p>
          </table:table-cell>
          <table:table-cell table:style-name="ce12" office:value-type="float" office:value="1656.60664063397" calcext:value-type="float">
            <text:p>1656.60664063397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3500" calcext:value-type="float">
            <text:p>35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285.09183857553" calcext:value-type="float">
            <text:p>1285.09183857553</text:p>
          </table:table-cell>
          <table:table-cell table:style-name="ce12" office:value-type="float" office:value="4101.22460204833" calcext:value-type="float">
            <text:p>4101.2246020483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500" calcext:value-type="float">
            <text:p>35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606.36479821941" calcext:value-type="float">
            <text:p>1606.36479821941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1606.04102244397" calcext:value-type="float">
            <text:p>1606.04102244397</text:p>
          </table:table-cell>
          <table:table-cell table:style-name="ce12" office:value-type="float" office:value="3046.54387045802" calcext:value-type="float">
            <text:p>3046.5438704580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500" calcext:value-type="float">
            <text:p>35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927.63775786329" calcext:value-type="float">
            <text:p>1927.63775786329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1926.80845175872" calcext:value-type="float">
            <text:p>1926.80845175872</text:p>
          </table:table-cell>
          <table:table-cell table:style-name="ce12" office:value-type="float" office:value="2608.00871243664" calcext:value-type="float">
            <text:p>2608.0087124366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500" calcext:value-type="float">
            <text:p>35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248.91071750717" calcext:value-type="float">
            <text:p>2248.91071750717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2248.87544738741" calcext:value-type="float">
            <text:p>2248.87544738741</text:p>
          </table:table-cell>
          <table:table-cell table:style-name="ce12" office:value-type="float" office:value="2365.84214942204" calcext:value-type="float">
            <text:p>2365.8421494220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500" calcext:value-type="float">
            <text:p>35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570.18367715106" calcext:value-type="float">
            <text:p>2570.1836771510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69.70015412506" calcext:value-type="float">
            <text:p>2569.70015412506</text:p>
          </table:table-cell>
          <table:table-cell table:style-name="ce12" office:value-type="float" office:value="2184.0246138294" calcext:value-type="float">
            <text:p>2184.024613829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500" calcext:value-type="float">
            <text:p>35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891.45663679494" calcext:value-type="float">
            <text:p>2891.45663679494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2891.25060336978" calcext:value-type="float">
            <text:p>2891.25060336978</text:p>
          </table:table-cell>
          <table:table-cell table:style-name="ce12" office:value-type="float" office:value="2027.57552620771" calcext:value-type="float">
            <text:p>2027.5755262077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500" calcext:value-type="float">
            <text:p>35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212.72959643882" calcext:value-type="float">
            <text:p>3212.72959643882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3212.65905619929" calcext:value-type="float">
            <text:p>3212.65905619929</text:p>
          </table:table-cell>
          <table:table-cell table:style-name="ce12" office:value-type="float" office:value="1901.87559700913" calcext:value-type="float">
            <text:p>1901.8755970091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500" calcext:value-type="float">
            <text:p>35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534.0025560827" calcext:value-type="float">
            <text:p>3534.0025560827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3533.48376293695" calcext:value-type="float">
            <text:p>3533.48376293695</text:p>
          </table:table-cell>
          <table:table-cell table:style-name="ce12" office:value-type="float" office:value="1803.21321345208" calcext:value-type="float">
            <text:p>1803.2132134520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500" calcext:value-type="float">
            <text:p>35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855.27551572659" calcext:value-type="float">
            <text:p>3855.2755157265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854.3084696746" calcext:value-type="float">
            <text:p>3854.3084696746</text:p>
          </table:table-cell>
          <table:table-cell table:style-name="ce12" office:value-type="float" office:value="1704.55082989503" calcext:value-type="float">
            <text:p>1704.55082989503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3600" calcext:value-type="float">
            <text:p>36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320.44803074662" calcext:value-type="float">
            <text:p>1320.44803074662</text:p>
          </table:table-cell>
          <table:table-cell table:style-name="ce12" office:value-type="float" office:value="4219.6411205459" calcext:value-type="float">
            <text:p>4219.641120545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600" calcext:value-type="float">
            <text:p>36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650.56003843327" calcext:value-type="float">
            <text:p>1650.56003843327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1650.43915767677" calcext:value-type="float">
            <text:p>1650.43915767677</text:p>
          </table:table-cell>
          <table:table-cell table:style-name="ce12" office:value-type="float" office:value="3135.74688315191" calcext:value-type="float">
            <text:p>3135.7468831519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600" calcext:value-type="float">
            <text:p>36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980.67204611992" calcext:value-type="float">
            <text:p>1980.67204611992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1980.43028460693" calcext:value-type="float">
            <text:p>1980.43028460693</text:p>
          </table:table-cell>
          <table:table-cell table:style-name="ce12" office:value-type="float" office:value="2683.57177570166" calcext:value-type="float">
            <text:p>2683.5717757016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600" calcext:value-type="float">
            <text:p>36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310.78405380658" calcext:value-type="float">
            <text:p>2310.78405380658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2310.42141153708" calcext:value-type="float">
            <text:p>2310.42141153708</text:p>
          </table:table-cell>
          <table:table-cell table:style-name="ce12" office:value-type="float" office:value="2434.90393676707" calcext:value-type="float">
            <text:p>2434.9039367670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600" calcext:value-type="float">
            <text:p>36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640.89606149323" calcext:value-type="float">
            <text:p>2640.8960614932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640.41253846724" calcext:value-type="float">
            <text:p>2640.41253846724</text:p>
          </table:table-cell>
          <table:table-cell table:style-name="ce12" office:value-type="float" office:value="2247.25628247012" calcext:value-type="float">
            <text:p>2247.2562824701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600" calcext:value-type="float">
            <text:p>36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971.00806917989" calcext:value-type="float">
            <text:p>2971.00806917989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2970.85666180225" calcext:value-type="float">
            <text:p>2970.85666180225</text:p>
          </table:table-cell>
          <table:table-cell table:style-name="ce12" office:value-type="float" office:value="2086.43067650248" calcext:value-type="float">
            <text:p>2086.4306765024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600" calcext:value-type="float">
            <text:p>36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301.12007686654" calcext:value-type="float">
            <text:p>3301.12007686654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3300.39479232755" calcext:value-type="float">
            <text:p>3300.39479232755</text:p>
          </table:table-cell>
          <table:table-cell table:style-name="ce12" office:value-type="float" office:value="1957.06845118459" calcext:value-type="float">
            <text:p>1957.0684511845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600" calcext:value-type="float">
            <text:p>36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631.2320845532" calcext:value-type="float">
            <text:p>3631.2320845532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3630.38591925771" calcext:value-type="float">
            <text:p>3630.38591925771</text:p>
          </table:table-cell>
          <table:table-cell table:style-name="ce12" office:value-type="float" office:value="1855.58714238305" calcext:value-type="float">
            <text:p>1855.5871423830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600" calcext:value-type="float">
            <text:p>36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961.34409223985" calcext:value-type="float">
            <text:p>3961.3440922398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960.37704618786" calcext:value-type="float">
            <text:p>3960.37704618786</text:p>
          </table:table-cell>
          <table:table-cell table:style-name="ce12" office:value-type="float" office:value="1754.10583358152" calcext:value-type="float">
            <text:p>1754.10583358152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3700" calcext:value-type="float">
            <text:p>37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358.19199420246" calcext:value-type="float">
            <text:p>1358.19199420246</text:p>
          </table:table-cell>
          <table:table-cell table:style-name="ce12" office:value-type="float" office:value="4335.68294259643" calcext:value-type="float">
            <text:p>4335.6829425964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700" calcext:value-type="float">
            <text:p>37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697.73999275308" calcext:value-type="float">
            <text:p>1697.73999275308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1697.68157883397" calcext:value-type="float">
            <text:p>1697.68157883397</text:p>
          </table:table-cell>
          <table:table-cell table:style-name="ce12" office:value-type="float" office:value="3219.42940865357" calcext:value-type="float">
            <text:p>3219.4294086535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700" calcext:value-type="float">
            <text:p>37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037.28799130369" calcext:value-type="float">
            <text:p>2037.28799130369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2036.75163747693" calcext:value-type="float">
            <text:p>2036.75163747693</text:p>
          </table:table-cell>
          <table:table-cell table:style-name="ce12" office:value-type="float" office:value="2756.18836525937" calcext:value-type="float">
            <text:p>2756.1883652593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700" calcext:value-type="float">
            <text:p>37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376.83598985431" calcext:value-type="float">
            <text:p>2376.83598985431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2375.89584148354" calcext:value-type="float">
            <text:p>2375.89584148354</text:p>
          </table:table-cell>
          <table:table-cell table:style-name="ce12" office:value-type="float" office:value="2500.96938481592" calcext:value-type="float">
            <text:p>2500.9693848159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700" calcext:value-type="float">
            <text:p>37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716.38398840492" calcext:value-type="float">
            <text:p>2716.3839884049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716.36287720513" calcext:value-type="float">
            <text:p>2716.36287720513</text:p>
          </table:table-cell>
          <table:table-cell table:style-name="ce12" office:value-type="float" office:value="2308.09834013469" calcext:value-type="float">
            <text:p>2308.0983401346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700" calcext:value-type="float">
            <text:p>37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055.93198695554" calcext:value-type="float">
            <text:p>3055.93198695554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3055.5985949723" calcext:value-type="float">
            <text:p>3055.5985949723</text:p>
          </table:table-cell>
          <table:table-cell table:style-name="ce12" office:value-type="float" office:value="2142.74045651094" calcext:value-type="float">
            <text:p>2142.7404565109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700" calcext:value-type="float">
            <text:p>37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395.47998550615" calcext:value-type="float">
            <text:p>3395.47998550615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3394.67797145045" calcext:value-type="float">
            <text:p>3394.67797145045</text:p>
          </table:table-cell>
          <table:table-cell table:style-name="ce12" office:value-type="float" office:value="2010.24778732827" calcext:value-type="float">
            <text:p>2010.2477873282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700" calcext:value-type="float">
            <text:p>37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735.02798405677" calcext:value-type="float">
            <text:p>3735.02798405677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3733.83551857311" calcext:value-type="float">
            <text:p>3733.83551857311</text:p>
          </table:table-cell>
          <table:table-cell table:style-name="ce12" office:value-type="float" office:value="1905.94755328225" calcext:value-type="float">
            <text:p>1905.9475532822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700" calcext:value-type="float">
            <text:p>37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074.57598260739" calcext:value-type="float">
            <text:p>4074.5759826073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074.3025542947" calcext:value-type="float">
            <text:p>4074.3025542947</text:p>
          </table:table-cell>
          <table:table-cell table:style-name="ce12" office:value-type="float" office:value="1801.24461562987" calcext:value-type="float">
            <text:p>1801.24461562987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3800" calcext:value-type="float">
            <text:p>38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394.14311736551" calcext:value-type="float">
            <text:p>1394.14311736551</text:p>
          </table:table-cell>
          <table:table-cell table:style-name="ce12" office:value-type="float" office:value="4452.78318940055" calcext:value-type="float">
            <text:p>4452.7831894005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800" calcext:value-type="float">
            <text:p>38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742.67889670689" calcext:value-type="float">
            <text:p>1742.67889670689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1742.43079437036" calcext:value-type="float">
            <text:p>1742.43079437036</text:p>
          </table:table-cell>
          <table:table-cell table:style-name="ce12" office:value-type="float" office:value="3308.63242134747" calcext:value-type="float">
            <text:p>3308.6324213474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800" calcext:value-type="float">
            <text:p>38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091.21467604827" calcext:value-type="float">
            <text:p>2091.21467604827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2090.42732691698" calcext:value-type="float">
            <text:p>2090.42732691698</text:p>
          </table:table-cell>
          <table:table-cell table:style-name="ce12" office:value-type="float" office:value="2831.75142852439" calcext:value-type="float">
            <text:p>2831.7514285243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800" calcext:value-type="float">
            <text:p>38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439.75045538965" calcext:value-type="float">
            <text:p>2439.75045538965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2439.29362646283" calcext:value-type="float">
            <text:p>2439.29362646283</text:p>
          </table:table-cell>
          <table:table-cell table:style-name="ce12" office:value-type="float" office:value="2569.02854081248" calcext:value-type="float">
            <text:p>2569.0285408124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800" calcext:value-type="float">
            <text:p>38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788.28623473103" calcext:value-type="float">
            <text:p>2788.2862347310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787.07526154731" calcext:value-type="float">
            <text:p>2787.07526154731</text:p>
          </table:table-cell>
          <table:table-cell table:style-name="ce12" office:value-type="float" office:value="2371.33000877542" calcext:value-type="float">
            <text:p>2371.3300087754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800" calcext:value-type="float">
            <text:p>38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136.82201407241" calcext:value-type="float">
            <text:p>3136.82201407241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3136.7087174614" calcext:value-type="float">
            <text:p>3136.7087174614</text:p>
          </table:table-cell>
          <table:table-cell table:style-name="ce12" office:value-type="float" office:value="2201.03714388921" calcext:value-type="float">
            <text:p>2201.0371438892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800" calcext:value-type="float">
            <text:p>38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485.35779341379" calcext:value-type="float">
            <text:p>3485.35779341379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3485.03268477657" calcext:value-type="float">
            <text:p>3485.03268477657</text:p>
          </table:table-cell>
          <table:table-cell table:style-name="ce12" office:value-type="float" office:value="2064.63523429101" calcext:value-type="float">
            <text:p>2064.6352342910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800" calcext:value-type="float">
            <text:p>38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833.89357275516" calcext:value-type="float">
            <text:p>3833.89357275516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3833.35665209173" calcext:value-type="float">
            <text:p>3833.35665209173</text:p>
          </table:table-cell>
          <table:table-cell table:style-name="ce12" office:value-type="float" office:value="1957.51607500051" calcext:value-type="float">
            <text:p>1957.5160750005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800" calcext:value-type="float">
            <text:p>38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182.42935209654" calcext:value-type="float">
            <text:p>4182.4293520965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181.68061940689" calcext:value-type="float">
            <text:p>4181.68061940689</text:p>
          </table:table-cell>
          <table:table-cell table:style-name="ce12" office:value-type="float" office:value="1850.39691571" calcext:value-type="float">
            <text:p>1850.39691571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3900" calcext:value-type="float">
            <text:p>3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430.23944427389" calcext:value-type="float">
            <text:p>1430.23944427389</text:p>
          </table:table-cell>
          <table:table-cell table:style-name="ce12" office:value-type="float" office:value="4572.34484635364" calcext:value-type="float">
            <text:p>4572.3448463536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900" calcext:value-type="float">
            <text:p>3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787.79930534236" calcext:value-type="float">
            <text:p>1787.79930534236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1787.0375347903" calcext:value-type="float">
            <text:p>1787.0375347903</text:p>
          </table:table-cell>
          <table:table-cell table:style-name="ce12" office:value-type="float" office:value="3396.61886710009" calcext:value-type="float">
            <text:p>3396.6188671000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900" calcext:value-type="float">
            <text:p>3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145.35916641083" calcext:value-type="float">
            <text:p>2145.35916641083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2144.13856864106" calcext:value-type="float">
            <text:p>2144.13856864106</text:p>
          </table:table-cell>
          <table:table-cell table:style-name="ce12" office:value-type="float" office:value="2906.85269864196" calcext:value-type="float">
            <text:p>2906.8526986419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900" calcext:value-type="float">
            <text:p>3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502.9190274793" calcext:value-type="float">
            <text:p>2502.9190274793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2502.91623557967" calcext:value-type="float">
            <text:p>2502.91623557967</text:p>
          </table:table-cell>
          <table:table-cell table:style-name="ce12" office:value-type="float" office:value="2636.54078864177" calcext:value-type="float">
            <text:p>2636.5407886417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900" calcext:value-type="float">
            <text:p>3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860.47888854777" calcext:value-type="float">
            <text:p>2860.4788885477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860.4353549443" calcext:value-type="float">
            <text:p>2860.4353549443</text:p>
          </table:table-cell>
          <table:table-cell table:style-name="ce12" office:value-type="float" office:value="2433.288992273" calcext:value-type="float">
            <text:p>2433.28899227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900" calcext:value-type="float">
            <text:p>3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218.03874961624" calcext:value-type="float">
            <text:p>3218.03874961624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3217.89701059501" calcext:value-type="float">
            <text:p>3217.89701059501</text:p>
          </table:table-cell>
          <table:table-cell table:style-name="ce12" office:value-type="float" office:value="2259.17807195733" calcext:value-type="float">
            <text:p>2259.1780719573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900" calcext:value-type="float">
            <text:p>3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575.59861068472" calcext:value-type="float">
            <text:p>3575.59861068472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3575.38739810268" calcext:value-type="float">
            <text:p>3575.38739810268</text:p>
          </table:table-cell>
          <table:table-cell table:style-name="ce12" office:value-type="float" office:value="2119.02268125376" calcext:value-type="float">
            <text:p>2119.0226812537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900" calcext:value-type="float">
            <text:p>3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933.15847175319" calcext:value-type="float">
            <text:p>3933.15847175319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3932.87778561035" calcext:value-type="float">
            <text:p>3932.87778561035</text:p>
          </table:table-cell>
          <table:table-cell table:style-name="ce12" office:value-type="float" office:value="2009.08459671877" calcext:value-type="float">
            <text:p>2009.0845967187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900" calcext:value-type="float">
            <text:p>3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290.71833282166" calcext:value-type="float">
            <text:p>4290.7183328216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290.36817311802" calcext:value-type="float">
            <text:p>4290.36817311802</text:p>
          </table:table-cell>
          <table:table-cell table:style-name="ce12" office:value-type="float" office:value="1899.14651218377" calcext:value-type="float">
            <text:p>1899.14651218377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4000" calcext:value-type="float">
            <text:p>40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467.11075382669" calcext:value-type="float">
            <text:p>1467.11075382669</text:p>
          </table:table-cell>
          <table:table-cell table:style-name="ce12" office:value-type="float" office:value="4686.19605970168" calcext:value-type="float">
            <text:p>4686.1960597016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000" calcext:value-type="float">
            <text:p>40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833.88844228336" calcext:value-type="float">
            <text:p>1833.88844228336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1833.76756152686" calcext:value-type="float">
            <text:p>1833.76756152686</text:p>
          </table:table-cell>
          <table:table-cell table:style-name="ce12" office:value-type="float" office:value="3481.9727694658" calcext:value-type="float">
            <text:p>3481.972769465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000" calcext:value-type="float">
            <text:p>40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200.66613074003" calcext:value-type="float">
            <text:p>2200.66613074003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2200.47545116541" calcext:value-type="float">
            <text:p>2200.47545116541</text:p>
          </table:table-cell>
          <table:table-cell table:style-name="ce12" office:value-type="float" office:value="2979.77228705385" calcext:value-type="float">
            <text:p>2979.7722870538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000" calcext:value-type="float">
            <text:p>40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567.4438191967" calcext:value-type="float">
            <text:p>2567.4438191967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2567.0811769272" calcext:value-type="float">
            <text:p>2567.0811769272</text:p>
          </table:table-cell>
          <table:table-cell table:style-name="ce12" office:value-type="float" office:value="2703.75307260001" calcext:value-type="float">
            <text:p>2703.7530726000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000" calcext:value-type="float">
            <text:p>40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934.22150765337" calcext:value-type="float">
            <text:p>2934.2215076533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933.73798462738" calcext:value-type="float">
            <text:p>2933.73798462738</text:p>
          </table:table-cell>
          <table:table-cell table:style-name="ce12" office:value-type="float" office:value="2495.40373508072" calcext:value-type="float">
            <text:p>2495.4037350807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000" calcext:value-type="float">
            <text:p>40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300.99919611004" calcext:value-type="float">
            <text:p>3300.99919611004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3300.39479232755" calcext:value-type="float">
            <text:p>3300.39479232755</text:p>
          </table:table-cell>
          <table:table-cell table:style-name="ce12" office:value-type="float" office:value="2316.76053710894" calcext:value-type="float">
            <text:p>2316.7605371089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000" calcext:value-type="float">
            <text:p>40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667.77688456671" calcext:value-type="float">
            <text:p>3667.77688456671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3667.05160002772" calcext:value-type="float">
            <text:p>3667.05160002772</text:p>
          </table:table-cell>
          <table:table-cell table:style-name="ce12" office:value-type="float" office:value="2173.00742461016" calcext:value-type="float">
            <text:p>2173.0074246101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000" calcext:value-type="float">
            <text:p>40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034.55457302339" calcext:value-type="float">
            <text:p>4034.55457302339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4033.7084077279" calcext:value-type="float">
            <text:p>4033.7084077279</text:p>
          </table:table-cell>
          <table:table-cell table:style-name="ce12" office:value-type="float" office:value="2060.25041483067" calcext:value-type="float">
            <text:p>2060.2504148306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000" calcext:value-type="float">
            <text:p>40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401.33226148006" calcext:value-type="float">
            <text:p>4401.3322614800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400.36521542807" calcext:value-type="float">
            <text:p>4400.36521542807</text:p>
          </table:table-cell>
          <table:table-cell table:style-name="ce12" office:value-type="float" office:value="1947.49340505119" calcext:value-type="float">
            <text:p>1947.49340505119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4100" calcext:value-type="float">
            <text:p>4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03.20633351276" calcext:value-type="float">
            <text:p>1503.20633351276</text:p>
          </table:table-cell>
          <table:table-cell table:style-name="ce12" office:value-type="float" office:value="4804.61257819925" calcext:value-type="float">
            <text:p>4804.6125781992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100" calcext:value-type="float">
            <text:p>4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879.00791689095" calcext:value-type="float">
            <text:p>1879.00791689095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1878.48371986893" calcext:value-type="float">
            <text:p>1878.48371986893</text:p>
          </table:table-cell>
          <table:table-cell table:style-name="ce12" office:value-type="float" office:value="3570.41797338274" calcext:value-type="float">
            <text:p>3570.4179733827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100" calcext:value-type="float">
            <text:p>4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254.80950026914" calcext:value-type="float">
            <text:p>2254.80950026914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2254.40213590999" calcext:value-type="float">
            <text:p>2254.40213590999</text:p>
          </table:table-cell>
          <table:table-cell table:style-name="ce12" office:value-type="float" office:value="3055.03235146469" calcext:value-type="float">
            <text:p>3055.0323514646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100" calcext:value-type="float">
            <text:p>4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630.61108364734" calcext:value-type="float">
            <text:p>2630.61108364734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2629.9366296758" calcext:value-type="float">
            <text:p>2629.9366296758</text:p>
          </table:table-cell>
          <table:table-cell table:style-name="ce12" office:value-type="float" office:value="2771.66802403565" calcext:value-type="float">
            <text:p>2771.6680240356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100" calcext:value-type="float">
            <text:p>4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006.41266702553" calcext:value-type="float">
            <text:p>3006.4126670255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5.75985756848" calcext:value-type="float">
            <text:p>3005.75985756848</text:p>
          </table:table-cell>
          <table:table-cell table:style-name="ce12" office:value-type="float" office:value="2558.07694080495" calcext:value-type="float">
            <text:p>2558.0769408049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100" calcext:value-type="float">
            <text:p>4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382.21425040372" calcext:value-type="float">
            <text:p>3382.21425040372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3381.72664080857" calcext:value-type="float">
            <text:p>3381.72664080857</text:p>
          </table:table-cell>
          <table:table-cell table:style-name="ce12" office:value-type="float" office:value="2374.90146517706" calcext:value-type="float">
            <text:p>2374.9014651770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100" calcext:value-type="float">
            <text:p>4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758.01583378191" calcext:value-type="float">
            <text:p>3758.01583378191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3757.40631335384" calcext:value-type="float">
            <text:p>3757.40631335384</text:p>
          </table:table-cell>
          <table:table-cell table:style-name="ce12" office:value-type="float" office:value="2227.3948715729" calcext:value-type="float">
            <text:p>2227.394871572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100" calcext:value-type="float">
            <text:p>4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133.8174171601" calcext:value-type="float">
            <text:p>4133.8174171601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4133.22954124651" calcext:value-type="float">
            <text:p>4133.22954124651</text:p>
          </table:table-cell>
          <table:table-cell table:style-name="ce12" office:value-type="float" office:value="2111.81893654894" calcext:value-type="float">
            <text:p>2111.8189365489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100" calcext:value-type="float">
            <text:p>4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509.61900053829" calcext:value-type="float">
            <text:p>4509.6190005382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509.05276913919" calcext:value-type="float">
            <text:p>4509.05276913919</text:p>
          </table:table-cell>
          <table:table-cell table:style-name="ce12" office:value-type="float" office:value="1996.24300152497" calcext:value-type="float">
            <text:p>1996.24300152497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4200" calcext:value-type="float">
            <text:p>4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40.44211536672" calcext:value-type="float">
            <text:p>1540.44211536672</text:p>
          </table:table-cell>
          <table:table-cell table:style-name="ce12" office:value-type="float" office:value="4921.01015752595" calcext:value-type="float">
            <text:p>4921.0101575259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200" calcext:value-type="float">
            <text:p>4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925.5526442084" calcext:value-type="float">
            <text:p>1925.5526442084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1925.4317634519" calcext:value-type="float">
            <text:p>1925.4317634519</text:p>
          </table:table-cell>
          <table:table-cell table:style-name="ce12" office:value-type="float" office:value="3655.77187574845" calcext:value-type="float">
            <text:p>3655.7718757484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200" calcext:value-type="float">
            <text:p>4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310.66317305008" calcext:value-type="float">
            <text:p>2310.66317305008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2310.42141153708" calcext:value-type="float">
            <text:p>2310.42141153708</text:p>
          </table:table-cell>
          <table:table-cell table:style-name="ce12" office:value-type="float" office:value="3128.4106980409" calcext:value-type="float">
            <text:p>3128.410698040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200" calcext:value-type="float">
            <text:p>4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695.77370189176" calcext:value-type="float">
            <text:p>2695.77370189176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2695.41105962226" calcext:value-type="float">
            <text:p>2695.41105962226</text:p>
          </table:table-cell>
          <table:table-cell table:style-name="ce12" office:value-type="float" office:value="2838.17764051647" calcext:value-type="float">
            <text:p>2838.1776405164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200" calcext:value-type="float">
            <text:p>4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080.88423073344" calcext:value-type="float">
            <text:p>3080.8842307334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80.40070770745" calcext:value-type="float">
            <text:p>3080.40070770745</text:p>
          </table:table-cell>
          <table:table-cell table:style-name="ce12" office:value-type="float" office:value="2619.47746138602" calcext:value-type="float">
            <text:p>2619.4774613860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200" calcext:value-type="float">
            <text:p>4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465.99475957512" calcext:value-type="float">
            <text:p>3465.99475957512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3465.39035579263" calcext:value-type="float">
            <text:p>3465.39035579263</text:p>
          </table:table-cell>
          <table:table-cell table:style-name="ce12" office:value-type="float" office:value="2431.92546741218" calcext:value-type="float">
            <text:p>2431.9254674121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200" calcext:value-type="float">
            <text:p>4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851.1052884168" calcext:value-type="float">
            <text:p>3851.1052884168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3850.38000387781" calcext:value-type="float">
            <text:p>3850.38000387781</text:p>
          </table:table-cell>
          <table:table-cell table:style-name="ce12" office:value-type="float" office:value="2280.97691132294" calcext:value-type="float">
            <text:p>2280.9769113229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200" calcext:value-type="float">
            <text:p>4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236.21581725848" calcext:value-type="float">
            <text:p>4236.21581725848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4235.36965196299" calcext:value-type="float">
            <text:p>4235.36965196299</text:p>
          </table:table-cell>
          <table:table-cell table:style-name="ce12" office:value-type="float" office:value="2162.58205105449" calcext:value-type="float">
            <text:p>2162.5820510544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200" calcext:value-type="float">
            <text:p>4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621.32634610016" calcext:value-type="float">
            <text:p>4621.3263461001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620.35930004817" calcext:value-type="float">
            <text:p>4620.35930004817</text:p>
          </table:table-cell>
          <table:table-cell table:style-name="ce12" office:value-type="float" office:value="2044.18719078603" calcext:value-type="float">
            <text:p>2044.18719078603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4300" calcext:value-type="float">
            <text:p>4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76.46667054957" calcext:value-type="float">
            <text:p>1576.46667054957</text:p>
          </table:table-cell>
          <table:table-cell table:style-name="ce12" office:value-type="float" office:value="5037.7546470539" calcext:value-type="float">
            <text:p>5037.754647053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300" calcext:value-type="float">
            <text:p>4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970.58333818696" calcext:value-type="float">
            <text:p>1970.58333818696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1970.51952241208" calcext:value-type="float">
            <text:p>1970.51952241208</text:p>
          </table:table-cell>
          <table:table-cell table:style-name="ce12" office:value-type="float" office:value="3743.3035115783" calcext:value-type="float">
            <text:p>3743.303511578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300" calcext:value-type="float">
            <text:p>4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364.70000582435" calcext:value-type="float">
            <text:p>2364.70000582435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2364.11044409318" calcext:value-type="float">
            <text:p>2364.11044409318</text:p>
          </table:table-cell>
          <table:table-cell table:style-name="ce12" office:value-type="float" office:value="3203.67076245175" calcext:value-type="float">
            <text:p>3203.6707624517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300" calcext:value-type="float">
            <text:p>4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758.81667346174" calcext:value-type="float">
            <text:p>2758.81667346174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2758.26651237087" calcext:value-type="float">
            <text:p>2758.26651237087</text:p>
          </table:table-cell>
          <table:table-cell table:style-name="ce12" office:value-type="float" office:value="2906.09259195212" calcext:value-type="float">
            <text:p>2906.0925919521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300" calcext:value-type="float">
            <text:p>4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152.93334109913" calcext:value-type="float">
            <text:p>3152.9333410991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152.42258064855" calcext:value-type="float">
            <text:p>3152.42258064855</text:p>
          </table:table-cell>
          <table:table-cell table:style-name="ce12" office:value-type="float" office:value="2682.15066711025" calcext:value-type="float">
            <text:p>2682.1506671102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300" calcext:value-type="float">
            <text:p>4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547.05000873653" calcext:value-type="float">
            <text:p>3547.05000873653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3546.57864892624" calcext:value-type="float">
            <text:p>3546.57864892624</text:p>
          </table:table-cell>
          <table:table-cell table:style-name="ce12" office:value-type="float" office:value="2490.0663954803" calcext:value-type="float">
            <text:p>2490.066395480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300" calcext:value-type="float">
            <text:p>4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941.16667637392" calcext:value-type="float">
            <text:p>3941.16667637392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3940.73471720392" calcext:value-type="float">
            <text:p>3940.73471720392</text:p>
          </table:table-cell>
          <table:table-cell table:style-name="ce12" office:value-type="float" office:value="2335.36435828569" calcext:value-type="float">
            <text:p>2335.3643582856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300" calcext:value-type="float">
            <text:p>4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335.28334401131" calcext:value-type="float">
            <text:p>4335.28334401131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4334.89078548161" calcext:value-type="float">
            <text:p>4334.89078548161</text:p>
          </table:table-cell>
          <table:table-cell table:style-name="ce12" office:value-type="float" office:value="2214.15057277275" calcext:value-type="float">
            <text:p>2214.1505727727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300" calcext:value-type="float">
            <text:p>4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729.4000116487" calcext:value-type="float">
            <text:p>4729.400011648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729.0468537593" calcext:value-type="float">
            <text:p>4729.0468537593</text:p>
          </table:table-cell>
          <table:table-cell table:style-name="ce12" office:value-type="float" office:value="2092.9367872598" calcext:value-type="float">
            <text:p>2092.9367872598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4400" calcext:value-type="float">
            <text:p>44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613.2817574844" calcext:value-type="float">
            <text:p>1613.2817574844</text:p>
          </table:table-cell>
          <table:table-cell table:style-name="ce12" office:value-type="float" office:value="5155.46849807405" calcext:value-type="float">
            <text:p>5155.4684980740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400" calcext:value-type="float">
            <text:p>44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016.60219685549" calcext:value-type="float">
            <text:p>2016.60219685549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2015.78647677802" calcext:value-type="float">
            <text:p>2015.78647677802</text:p>
          </table:table-cell>
          <table:table-cell table:style-name="ce12" office:value-type="float" office:value="3829.97368563747" calcext:value-type="float">
            <text:p>3829.9736856374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400" calcext:value-type="float">
            <text:p>44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419.92263622659" calcext:value-type="float">
            <text:p>2419.92263622659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2419.10896524821" calcext:value-type="float">
            <text:p>2419.10896524821</text:p>
          </table:table-cell>
          <table:table-cell table:style-name="ce12" office:value-type="float" office:value="3277.45181263431" calcext:value-type="float">
            <text:p>3277.4518126343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400" calcext:value-type="float">
            <text:p>44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823.24307559769" calcext:value-type="float">
            <text:p>2823.24307559769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2822.4314537184" calcext:value-type="float">
            <text:p>2822.4314537184</text:p>
          </table:table-cell>
          <table:table-cell table:style-name="ce12" office:value-type="float" office:value="2973.30487591036" calcext:value-type="float">
            <text:p>2973.3048759103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400" calcext:value-type="float">
            <text:p>44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226.56351496879" calcext:value-type="float">
            <text:p>3226.5635149687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225.75394218859" calcext:value-type="float">
            <text:p>3225.75394218859</text:p>
          </table:table-cell>
          <table:table-cell table:style-name="ce12" office:value-type="float" office:value="2744.10965060782" calcext:value-type="float">
            <text:p>2744.1096506078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400" calcext:value-type="float">
            <text:p>44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629.88395433989" calcext:value-type="float">
            <text:p>3629.88395433989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3629.07643065878" calcext:value-type="float">
            <text:p>3629.07643065878</text:p>
          </table:table-cell>
          <table:table-cell table:style-name="ce12" office:value-type="float" office:value="2547.64886063191" calcext:value-type="float">
            <text:p>2547.6488606319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400" calcext:value-type="float">
            <text:p>44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033.20439371099" calcext:value-type="float">
            <text:p>4033.20439371099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4032.39891912897" calcext:value-type="float">
            <text:p>4032.39891912897</text:p>
          </table:table-cell>
          <table:table-cell table:style-name="ce12" office:value-type="float" office:value="2389.34910164208" calcext:value-type="float">
            <text:p>2389.3491016420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400" calcext:value-type="float">
            <text:p>44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436.52483308209" calcext:value-type="float">
            <text:p>4436.52483308209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4435.72140759916" calcext:value-type="float">
            <text:p>4435.72140759916</text:p>
          </table:table-cell>
          <table:table-cell table:style-name="ce12" office:value-type="float" office:value="2265.31639088465" calcext:value-type="float">
            <text:p>2265.3163908846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400" calcext:value-type="float">
            <text:p>44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839.84527245319" calcext:value-type="float">
            <text:p>4839.8452724531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839.04389606935" calcext:value-type="float">
            <text:p>4839.04389606935</text:p>
          </table:table-cell>
          <table:table-cell table:style-name="ce12" office:value-type="float" office:value="2141.28368012722" calcext:value-type="float">
            <text:p>2141.28368012722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4500" calcext:value-type="float">
            <text:p>45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649.88781895703" calcext:value-type="float">
            <text:p>1649.88781895703</text:p>
          </table:table-cell>
          <table:table-cell table:style-name="ce12" office:value-type="float" office:value="5271.53896933922" calcext:value-type="float">
            <text:p>5271.5389693392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500" calcext:value-type="float">
            <text:p>45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062.35977369629" calcext:value-type="float">
            <text:p>2062.35977369629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2061.80683325078" calcext:value-type="float">
            <text:p>2061.80683325078</text:p>
          </table:table-cell>
          <table:table-cell table:style-name="ce12" office:value-type="float" office:value="3916.64385969663" calcext:value-type="float">
            <text:p>3916.6438596966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500" calcext:value-type="float">
            <text:p>45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474.83172843555" calcext:value-type="float">
            <text:p>2474.83172843555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2474.10748640323" calcext:value-type="float">
            <text:p>2474.10748640323</text:p>
          </table:table-cell>
          <table:table-cell table:style-name="ce12" office:value-type="float" office:value="3351.6916209812" calcext:value-type="float">
            <text:p>3351.691620981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500" calcext:value-type="float">
            <text:p>45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887.30368317481" calcext:value-type="float">
            <text:p>2887.30368317481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2886.59639506593" calcext:value-type="float">
            <text:p>2886.59639506593</text:p>
          </table:table-cell>
          <table:table-cell table:style-name="ce12" office:value-type="float" office:value="3040.51715986859" calcext:value-type="float">
            <text:p>3040.5171598685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500" calcext:value-type="float">
            <text:p>45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299.77563791406" calcext:value-type="float">
            <text:p>3299.7756379140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299.55264500731" calcext:value-type="float">
            <text:p>3299.55264500731</text:p>
          </table:table-cell>
          <table:table-cell table:style-name="ce12" office:value-type="float" office:value="2806.0686341054" calcext:value-type="float">
            <text:p>2806.068634105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500" calcext:value-type="float">
            <text:p>45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712.24759265332" calcext:value-type="float">
            <text:p>3712.24759265332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3711.57421239132" calcext:value-type="float">
            <text:p>3711.57421239132</text:p>
          </table:table-cell>
          <table:table-cell table:style-name="ce12" office:value-type="float" office:value="2605.23132578353" calcext:value-type="float">
            <text:p>2605.2313257835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500" calcext:value-type="float">
            <text:p>45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124.71954739258" calcext:value-type="float">
            <text:p>4124.71954739258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4124.06312105401" calcext:value-type="float">
            <text:p>4124.06312105401</text:p>
          </table:table-cell>
          <table:table-cell table:style-name="ce12" office:value-type="float" office:value="2443.33384499847" calcext:value-type="float">
            <text:p>2443.3338449984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500" calcext:value-type="float">
            <text:p>45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537.19150213184" calcext:value-type="float">
            <text:p>4537.19150213184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4536.5520297167" calcext:value-type="float">
            <text:p>4536.5520297167</text:p>
          </table:table-cell>
          <table:table-cell table:style-name="ce12" office:value-type="float" office:value="2316.48220899656" calcext:value-type="float">
            <text:p>2316.4822089965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500" calcext:value-type="float">
            <text:p>45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949.6634568711" calcext:value-type="float">
            <text:p>4949.663456871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949.0409383794" calcext:value-type="float">
            <text:p>4949.0409383794</text:p>
          </table:table-cell>
          <table:table-cell table:style-name="ce12" office:value-type="float" office:value="2189.63057299464" calcext:value-type="float">
            <text:p>2189.63057299464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4600" calcext:value-type="float">
            <text:p>46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686.409001518" calcext:value-type="float">
            <text:p>1686.409001518</text:p>
          </table:table-cell>
          <table:table-cell table:style-name="ce12" office:value-type="float" office:value="5388.7980104366" calcext:value-type="float">
            <text:p>5388.798010436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600" calcext:value-type="float">
            <text:p>46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108.0112518975" calcext:value-type="float">
            <text:p>2108.0112518975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2107.45067870306" calcext:value-type="float">
            <text:p>2107.45067870306</text:p>
          </table:table-cell>
          <table:table-cell table:style-name="ce12" office:value-type="float" office:value="4003.77279192012" calcext:value-type="float">
            <text:p>4003.7727919201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600" calcext:value-type="float">
            <text:p>46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529.613502277" calcext:value-type="float">
            <text:p>2529.613502277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2529.17143437046" calcext:value-type="float">
            <text:p>2529.17143437046</text:p>
          </table:table-cell>
          <table:table-cell table:style-name="ce12" office:value-type="float" office:value="3425.63146545704" calcext:value-type="float">
            <text:p>3425.6314654570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600" calcext:value-type="float">
            <text:p>46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951.2157526565" calcext:value-type="float">
            <text:p>2951.2157526565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2950.76133641346" calcext:value-type="float">
            <text:p>2950.76133641346</text:p>
          </table:table-cell>
          <table:table-cell table:style-name="ce12" office:value-type="float" office:value="3107.72944382683" calcext:value-type="float">
            <text:p>3107.7294438268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600" calcext:value-type="float">
            <text:p>46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372.818003036" calcext:value-type="float">
            <text:p>3372.81800303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372.41666526866" calcext:value-type="float">
            <text:p>3372.41666526866</text:p>
          </table:table-cell>
          <table:table-cell table:style-name="ce12" office:value-type="float" office:value="2868.18337691312" calcext:value-type="float">
            <text:p>2868.1833769131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600" calcext:value-type="float">
            <text:p>46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794.4202534155" calcext:value-type="float">
            <text:p>3794.4202534155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3794.07199412385" calcext:value-type="float">
            <text:p>3794.07199412385</text:p>
          </table:table-cell>
          <table:table-cell table:style-name="ce12" office:value-type="float" office:value="2662.81379093514" calcext:value-type="float">
            <text:p>2662.8137909351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600" calcext:value-type="float">
            <text:p>46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216.022503795" calcext:value-type="float">
            <text:p>4216.022503795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4215.72732297905" calcext:value-type="float">
            <text:p>4215.72732297905</text:p>
          </table:table-cell>
          <table:table-cell table:style-name="ce12" office:value-type="float" office:value="2497.31858835487" calcext:value-type="float">
            <text:p>2497.3185883548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600" calcext:value-type="float">
            <text:p>46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637.62475417451" calcext:value-type="float">
            <text:p>4637.62475417451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4637.38265183425" calcext:value-type="float">
            <text:p>4637.38265183425</text:p>
          </table:table-cell>
          <table:table-cell table:style-name="ce12" office:value-type="float" office:value="2367.64802710846" calcext:value-type="float">
            <text:p>2367.6480271084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600" calcext:value-type="float">
            <text:p>46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59.22700455401" calcext:value-type="float">
            <text:p>5059.2270045540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59.03798068945" calcext:value-type="float">
            <text:p>5059.03798068945</text:p>
          </table:table-cell>
          <table:table-cell table:style-name="ce12" office:value-type="float" office:value="2237.97746586206" calcext:value-type="float">
            <text:p>2237.97746586206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4700" calcext:value-type="float">
            <text:p>47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722.83910057057" calcext:value-type="float">
            <text:p>1722.83910057057</text:p>
          </table:table-cell>
          <table:table-cell table:style-name="ce12" office:value-type="float" office:value="5504.83983248713" calcext:value-type="float">
            <text:p>5504.8398324871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700" calcext:value-type="float">
            <text:p>47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153.54887571321" calcext:value-type="float">
            <text:p>2153.54887571321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2153.28277966558" calcext:value-type="float">
            <text:p>2153.28277966558</text:p>
          </table:table-cell>
          <table:table-cell table:style-name="ce12" office:value-type="float" office:value="4090.44296597929" calcext:value-type="float">
            <text:p>4090.4429659792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700" calcext:value-type="float">
            <text:p>47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584.25865085585" calcext:value-type="float">
            <text:p>2584.25865085585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2584.10452871328" calcext:value-type="float">
            <text:p>2584.10452871328</text:p>
          </table:table-cell>
          <table:table-cell table:style-name="ce12" office:value-type="float" office:value="3499.87127380393" calcext:value-type="float">
            <text:p>3499.8712738039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700" calcext:value-type="float">
            <text:p>47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014.96842599849" calcext:value-type="float">
            <text:p>3014.96842599849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3014.92627776099" calcext:value-type="float">
            <text:p>3014.92627776099</text:p>
          </table:table-cell>
          <table:table-cell table:style-name="ce12" office:value-type="float" office:value="3174.94172778506" calcext:value-type="float">
            <text:p>3174.9417277850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700" calcext:value-type="float">
            <text:p>47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445.67820114113" calcext:value-type="float">
            <text:p>3445.6782011411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444.43853820976" calcext:value-type="float">
            <text:p>3444.43853820976</text:p>
          </table:table-cell>
          <table:table-cell table:style-name="ce12" office:value-type="float" office:value="2930.85658263735" calcext:value-type="float">
            <text:p>2930.8565826373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700" calcext:value-type="float">
            <text:p>47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876.38797628378" calcext:value-type="float">
            <text:p>3876.38797628378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3875.26028725746" calcext:value-type="float">
            <text:p>3875.26028725746</text:p>
          </table:table-cell>
          <table:table-cell table:style-name="ce12" office:value-type="float" office:value="2720.95471900326" calcext:value-type="float">
            <text:p>2720.9547190032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700" calcext:value-type="float">
            <text:p>47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307.09775142642" calcext:value-type="float">
            <text:p>4307.09775142642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4306.08203630517" calcext:value-type="float">
            <text:p>4306.08203630517</text:p>
          </table:table-cell>
          <table:table-cell table:style-name="ce12" office:value-type="float" office:value="2551.70603531762" calcext:value-type="float">
            <text:p>2551.7060353176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700" calcext:value-type="float">
            <text:p>47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737.80752656906" calcext:value-type="float">
            <text:p>4737.80752656906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4736.90378535287" calcext:value-type="float">
            <text:p>4736.90378535287</text:p>
          </table:table-cell>
          <table:table-cell table:style-name="ce12" office:value-type="float" office:value="2419.21654882672" calcext:value-type="float">
            <text:p>2419.2165488267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700" calcext:value-type="float">
            <text:p>47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168.5173017117" calcext:value-type="float">
            <text:p>5168.517301711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167.72553440057" calcext:value-type="float">
            <text:p>5167.72553440057</text:p>
          </table:table-cell>
          <table:table-cell table:style-name="ce12" office:value-type="float" office:value="2286.72706233583" calcext:value-type="float">
            <text:p>2286.72706233583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4800" calcext:value-type="float">
            <text:p>48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758.79022373362" calcext:value-type="float">
            <text:p>1758.79022373362</text:p>
          </table:table-cell>
          <table:table-cell table:style-name="ce12" office:value-type="float" office:value="5623.2563509847" calcext:value-type="float">
            <text:p>5623.256350984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800" calcext:value-type="float">
            <text:p>48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198.48777966702" calcext:value-type="float">
            <text:p>2198.48777966702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2197.90751379662" calcext:value-type="float">
            <text:p>2197.90751379662</text:p>
          </table:table-cell>
          <table:table-cell table:style-name="ce12" office:value-type="float" office:value="4179.18722050885" calcext:value-type="float">
            <text:p>4179.1872205088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800" calcext:value-type="float">
            <text:p>48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638.18533560043" calcext:value-type="float">
            <text:p>2638.18533560043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2637.79356126938" calcext:value-type="float">
            <text:p>2637.79356126938</text:p>
          </table:table-cell>
          <table:table-cell table:style-name="ce12" office:value-type="float" office:value="3575.43433706896" calcext:value-type="float">
            <text:p>3575.4343370689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800" calcext:value-type="float">
            <text:p>48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077.88289153383" calcext:value-type="float">
            <text:p>3077.88289153383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3077.78173050959" calcext:value-type="float">
            <text:p>3077.78173050959</text:p>
          </table:table-cell>
          <table:table-cell table:style-name="ce12" office:value-type="float" office:value="3243.30084765267" calcext:value-type="float">
            <text:p>3243.3008476526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800" calcext:value-type="float">
            <text:p>48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517.58044746724" calcext:value-type="float">
            <text:p>3517.580447467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516.46041115087" calcext:value-type="float">
            <text:p>3516.46041115087</text:p>
          </table:table-cell>
          <table:table-cell table:style-name="ce12" office:value-type="float" office:value="2993.52978836157" calcext:value-type="float">
            <text:p>2993.5297883615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800" calcext:value-type="float">
            <text:p>48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957.27800340065" calcext:value-type="float">
            <text:p>3957.27800340065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3956.94461141741" calcext:value-type="float">
            <text:p>3956.94461141741</text:p>
          </table:table-cell>
          <table:table-cell table:style-name="ce12" office:value-type="float" office:value="2779.09564707138" calcext:value-type="float">
            <text:p>2779.0956470713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800" calcext:value-type="float">
            <text:p>48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396.97555933405" calcext:value-type="float">
            <text:p>4396.97555933405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4396.43674963128" calcext:value-type="float">
            <text:p>4396.43674963128</text:p>
          </table:table-cell>
          <table:table-cell table:style-name="ce12" office:value-type="float" office:value="2606.09348228036" calcext:value-type="float">
            <text:p>2606.0934822803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800" calcext:value-type="float">
            <text:p>48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836.67311526745" calcext:value-type="float">
            <text:p>4836.67311526745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4836.42491887149" calcext:value-type="float">
            <text:p>4836.42491887149</text:p>
          </table:table-cell>
          <table:table-cell table:style-name="ce12" office:value-type="float" office:value="2470.78507054499" calcext:value-type="float">
            <text:p>2470.7850705449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800" calcext:value-type="float">
            <text:p>48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276.37067120086" calcext:value-type="float">
            <text:p>5276.3706712008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275.10359951277" calcext:value-type="float">
            <text:p>5275.10359951277</text:p>
          </table:table-cell>
          <table:table-cell table:style-name="ce12" office:value-type="float" office:value="2335.87936241596" calcext:value-type="float">
            <text:p>2335.87936241596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4900" calcext:value-type="float">
            <text:p>4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795.79239215791" calcext:value-type="float">
            <text:p>1795.79239215791</text:p>
          </table:table-cell>
          <table:table-cell table:style-name="ce12" office:value-type="float" office:value="5739.6539303114" calcext:value-type="float">
            <text:p>5739.653930311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900" calcext:value-type="float">
            <text:p>4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244.74049019739" calcext:value-type="float">
            <text:p>2244.74049019739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2244.47023196091" calcext:value-type="float">
            <text:p>2244.47023196091</text:p>
          </table:table-cell>
          <table:table-cell table:style-name="ce12" office:value-type="float" office:value="4264.6447758683" calcext:value-type="float">
            <text:p>4264.644775868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900" calcext:value-type="float">
            <text:p>4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693.68858823687" calcext:value-type="float">
            <text:p>2693.68858823687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2693.51942597299" calcext:value-type="float">
            <text:p>2693.51942597299</text:p>
          </table:table-cell>
          <table:table-cell table:style-name="ce12" office:value-type="float" office:value="3648.91238839734" calcext:value-type="float">
            <text:p>3648.9123883973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900" calcext:value-type="float">
            <text:p>4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142.63668627635" calcext:value-type="float">
            <text:p>3142.63668627635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3142.54768458282" calcext:value-type="float">
            <text:p>3142.54768458282</text:p>
          </table:table-cell>
          <table:table-cell table:style-name="ce12" office:value-type="float" office:value="3310.36892705" calcext:value-type="float">
            <text:p>3310.3689270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900" calcext:value-type="float">
            <text:p>4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591.58478431582" calcext:value-type="float">
            <text:p>3591.5847843158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591.10126128983" calcext:value-type="float">
            <text:p>3591.10126128983</text:p>
          </table:table-cell>
          <table:table-cell table:style-name="ce12" office:value-type="float" office:value="3054.93030894265" calcext:value-type="float">
            <text:p>3054.9303089426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900" calcext:value-type="float">
            <text:p>4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040.5328823553" calcext:value-type="float">
            <text:p>4040.5328823553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4040.25585072254" calcext:value-type="float">
            <text:p>4040.25585072254</text:p>
          </table:table-cell>
          <table:table-cell table:style-name="ce12" office:value-type="float" office:value="2836.1196493065" calcext:value-type="float">
            <text:p>2836.119649306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900" calcext:value-type="float">
            <text:p>4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489.48098039478" calcext:value-type="float">
            <text:p>4489.48098039478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4489.41044015525" calcext:value-type="float">
            <text:p>4489.41044015525</text:p>
          </table:table-cell>
          <table:table-cell table:style-name="ce12" office:value-type="float" office:value="2659.6755220304" calcext:value-type="float">
            <text:p>2659.675522030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900" calcext:value-type="float">
            <text:p>4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938.42907843426" calcext:value-type="float">
            <text:p>4938.42907843426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4937.25554098904" calcext:value-type="float">
            <text:p>4937.25554098904</text:p>
          </table:table-cell>
          <table:table-cell table:style-name="ce12" office:value-type="float" office:value="2521.95088865689" calcext:value-type="float">
            <text:p>2521.9508886568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900" calcext:value-type="float">
            <text:p>4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387.37717647374" calcext:value-type="float">
            <text:p>5387.3771764737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386.41013042175" calcext:value-type="float">
            <text:p>5386.41013042175</text:p>
          </table:table-cell>
          <table:table-cell table:style-name="ce12" office:value-type="float" office:value="2383.82355167703" calcext:value-type="float">
            <text:p>2383.82355167703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5000" calcext:value-type="float">
            <text:p>50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832.53025420724" calcext:value-type="float">
            <text:p>1832.53025420724</text:p>
          </table:table-cell>
          <table:table-cell table:style-name="ce12" office:value-type="float" office:value="5855.995716233" calcext:value-type="float">
            <text:p>5855.99571623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5000" calcext:value-type="float">
            <text:p>50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290.66281775905" calcext:value-type="float">
            <text:p>2290.66281775905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2290.64405299696" calcext:value-type="float">
            <text:p>2290.64405299696</text:p>
          </table:table-cell>
          <table:table-cell table:style-name="ce12" office:value-type="float" office:value="4350.86014000469" calcext:value-type="float">
            <text:p>4350.8601400046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5000" calcext:value-type="float">
            <text:p>50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748.79538131086" calcext:value-type="float">
            <text:p>2748.79538131086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2748.49329210586" calcext:value-type="float">
            <text:p>2748.49329210586</text:p>
          </table:table-cell>
          <table:table-cell table:style-name="ce12" office:value-type="float" office:value="3723.15219674423" calcext:value-type="float">
            <text:p>3723.1521967442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5000" calcext:value-type="float">
            <text:p>50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206.92794486267" calcext:value-type="float">
            <text:p>3206.92794486267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3206.69607405582" calcext:value-type="float">
            <text:p>3206.69607405582</text:p>
          </table:table-cell>
          <table:table-cell table:style-name="ce12" office:value-type="float" office:value="3377.58121100823" calcext:value-type="float">
            <text:p>3377.5812110082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5000" calcext:value-type="float">
            <text:p>50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665.06050841448" calcext:value-type="float">
            <text:p>3665.0605084144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664.43262282986" calcext:value-type="float">
            <text:p>3664.43262282986</text:p>
          </table:table-cell>
          <table:table-cell table:style-name="ce12" office:value-type="float" office:value="3116.88929244022" calcext:value-type="float">
            <text:p>3116.8892924402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5000" calcext:value-type="float">
            <text:p>50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123.19307196629" calcext:value-type="float">
            <text:p>4123.19307196629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4122.75363245508" calcext:value-type="float">
            <text:p>4122.75363245508</text:p>
          </table:table-cell>
          <table:table-cell table:style-name="ce12" office:value-type="float" office:value="2893.70211445811" calcext:value-type="float">
            <text:p>2893.7021144581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5000" calcext:value-type="float">
            <text:p>50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581.3256355181" calcext:value-type="float">
            <text:p>4581.3256355181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4581.0746420803" calcext:value-type="float">
            <text:p>4581.0746420803</text:p>
          </table:table-cell>
          <table:table-cell table:style-name="ce12" office:value-type="float" office:value="2713.66026538679" calcext:value-type="float">
            <text:p>2713.6602653867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5000" calcext:value-type="float">
            <text:p>50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39.4581990699" calcext:value-type="float">
            <text:p>5039.4581990699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5039.39565170551" calcext:value-type="float">
            <text:p>5039.39565170551</text:p>
          </table:table-cell>
          <table:table-cell table:style-name="ce12" office:value-type="float" office:value="2572.71400316244" calcext:value-type="float">
            <text:p>2572.7140031624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5000" calcext:value-type="float">
            <text:p>50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497.59076262171" calcext:value-type="float">
            <text:p>5497.5907626217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496.4071727318" calcext:value-type="float">
            <text:p>5496.4071727318</text:p>
          </table:table-cell>
          <table:table-cell table:style-name="ce12" office:value-type="float" office:value="2432.17044454445" calcext:value-type="float">
            <text:p>2432.17044454445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5.4325769425041" calcext:value-type="float">
            <text:p>45.4325769425041</text:p>
          </table:table-cell>
          <table:table-cell table:style-name="ce12" office:value-type="float" office:value="1363.16122211852" calcext:value-type="float">
            <text:p>1363.1612221185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56.7907211781301" calcext:value-type="float">
            <text:p>56.7907211781301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56.7823231526488" calcext:value-type="float">
            <text:p>56.7823231526488</text:p>
          </table:table-cell>
          <table:table-cell table:style-name="ce12" office:value-type="float" office:value="1023.55328258564" calcext:value-type="float">
            <text:p>1023.5532825856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68.1488654137561" calcext:value-type="float">
            <text:p>68.1488654137561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68.1102818628712" calcext:value-type="float">
            <text:p>68.1102818628712</text:p>
          </table:table-cell>
          <table:table-cell table:style-name="ce12" office:value-type="float" office:value="890.239151059294" calcext:value-type="float">
            <text:p>890.23915105929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79.5070096493822" calcext:value-type="float">
            <text:p>79.5070096493822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79.4652284839752" calcext:value-type="float">
            <text:p>79.4652284839752</text:p>
          </table:table-cell>
          <table:table-cell table:style-name="ce12" office:value-type="float" office:value="814.998683383468" calcext:value-type="float">
            <text:p>814.99868338346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90.8651538850082" calcext:value-type="float">
            <text:p>90.865153885008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90.8420627246479" calcext:value-type="float">
            <text:p>90.8420627246479</text:p>
          </table:table-cell>
          <table:table-cell table:style-name="ce12" office:value-type="float" office:value="767.979344963728" calcext:value-type="float">
            <text:p>767.97934496372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02.223298120634" calcext:value-type="float">
            <text:p>102.223298120634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102.053851030751" calcext:value-type="float">
            <text:p>102.053851030751</text:p>
          </table:table-cell>
          <table:table-cell table:style-name="ce12" office:value-type="float" office:value="738.352180820468" calcext:value-type="float">
            <text:p>738.35218082046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13.58144235626" calcext:value-type="float">
            <text:p>113.58144235626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113.571209978132" calcext:value-type="float">
            <text:p>113.571209978132</text:p>
          </table:table-cell>
          <table:table-cell table:style-name="ce12" office:value-type="float" office:value="713.891612794478" calcext:value-type="float">
            <text:p>713.89161279447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24.939586591886" calcext:value-type="float">
            <text:p>124.939586591886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124.935861205222" calcext:value-type="float">
            <text:p>124.935861205222</text:p>
          </table:table-cell>
          <table:table-cell table:style-name="ce12" office:value-type="float" office:value="695.97891769807" calcext:value-type="float">
            <text:p>695.9789176980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36.297730827512" calcext:value-type="float">
            <text:p>136.29773082751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36.24250954517" calcext:value-type="float">
            <text:p>136.24250954517</text:p>
          </table:table-cell>
          <table:table-cell table:style-name="ce12" office:value-type="float" office:value="679.542755759458" calcext:value-type="float">
            <text:p>679.542755759458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1100" calcext:value-type="float">
            <text:p>11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9.0263694494468" calcext:value-type="float">
            <text:p>49.0263694494468</text:p>
          </table:table-cell>
          <table:table-cell table:style-name="ce12" office:value-type="float" office:value="1491.35354250934" calcext:value-type="float">
            <text:p>1491.3535425093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100" calcext:value-type="float">
            <text:p>11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61.2829618118085" calcext:value-type="float">
            <text:p>61.2829618118085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61.1917456056211" calcext:value-type="float">
            <text:p>61.1917456056211</text:p>
          </table:table-cell>
          <table:table-cell table:style-name="ce12" office:value-type="float" office:value="1118.04653285114" calcext:value-type="float">
            <text:p>1118.0465328511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100" calcext:value-type="float">
            <text:p>11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73.5395541741702" calcext:value-type="float">
            <text:p>73.5395541741702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73.0857240181884" calcext:value-type="float">
            <text:p>73.0857240181884</text:p>
          </table:table-cell>
          <table:table-cell table:style-name="ce12" office:value-type="float" office:value="967.440139591848" calcext:value-type="float">
            <text:p>967.44013959184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100" calcext:value-type="float">
            <text:p>11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85.7961465365319" calcext:value-type="float">
            <text:p>85.7961465365319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85.7933846600712" calcext:value-type="float">
            <text:p>85.7933846600712</text:p>
          </table:table-cell>
          <table:table-cell table:style-name="ce12" office:value-type="float" office:value="884.194364026336" calcext:value-type="float">
            <text:p>884.19436402633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100" calcext:value-type="float">
            <text:p>11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98.0527388988936" calcext:value-type="float">
            <text:p>98.052738898893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97.9543300903447" calcext:value-type="float">
            <text:p>97.9543300903447</text:p>
          </table:table-cell>
          <table:table-cell table:style-name="ce12" office:value-type="float" office:value="831.216930968759" calcext:value-type="float">
            <text:p>831.21693096875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100" calcext:value-type="float">
            <text:p>11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10.309331261255" calcext:value-type="float">
            <text:p>110.309331261255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110.28709580288" calcext:value-type="float">
            <text:p>110.28709580288</text:p>
          </table:table-cell>
          <table:table-cell table:style-name="ce12" office:value-type="float" office:value="796.992199394001" calcext:value-type="float">
            <text:p>796.99219939400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100" calcext:value-type="float">
            <text:p>11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22.565923623617" calcext:value-type="float">
            <text:p>122.565923623617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122.531161450095" calcext:value-type="float">
            <text:p>122.531161450095</text:p>
          </table:table-cell>
          <table:table-cell table:style-name="ce12" office:value-type="float" office:value="770.522351773076" calcext:value-type="float">
            <text:p>770.52235177307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100" calcext:value-type="float">
            <text:p>11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34.822515985979" calcext:value-type="float">
            <text:p>134.822515985979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134.571515907085" calcext:value-type="float">
            <text:p>134.571515907085</text:p>
          </table:table-cell>
          <table:table-cell table:style-name="ce12" office:value-type="float" office:value="750.640562455682" calcext:value-type="float">
            <text:p>750.64056245568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100" calcext:value-type="float">
            <text:p>11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47.07910834834" calcext:value-type="float">
            <text:p>147.0791083483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46.971567640323" calcext:value-type="float">
            <text:p>146.971567640323</text:p>
          </table:table-cell>
          <table:table-cell table:style-name="ce12" office:value-type="float" office:value="732.51912607949" calcext:value-type="float">
            <text:p>732.51912607949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2.8671763386771" calcext:value-type="float">
            <text:p>52.8671763386771</text:p>
          </table:table-cell>
          <table:table-cell table:style-name="ce12" office:value-type="float" office:value="1604.13378704672" calcext:value-type="float">
            <text:p>1604.1337870467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66.0839704233463" calcext:value-type="float">
            <text:p>66.0839704233463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66.0608953740579" calcext:value-type="float">
            <text:p>66.0608953740579</text:p>
          </table:table-cell>
          <table:table-cell table:style-name="ce12" office:value-type="float" office:value="1203.41422517299" calcext:value-type="float">
            <text:p>1203.4142251729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79.3007645080156" calcext:value-type="float">
            <text:p>79.3007645080156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79.1365053164795" calcext:value-type="float">
            <text:p>79.1365053164795</text:p>
          </table:table-cell>
          <table:table-cell table:style-name="ce12" office:value-type="float" office:value="1039.76792735441" calcext:value-type="float">
            <text:p>1039.7679273544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92.5175585926849" calcext:value-type="float">
            <text:p>92.5175585926849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92.3850083738112" calcext:value-type="float">
            <text:p>92.3850083738112</text:p>
          </table:table-cell>
          <table:table-cell table:style-name="ce12" office:value-type="float" office:value="949.854974888431" calcext:value-type="float">
            <text:p>949.85497488843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05.734352677354" calcext:value-type="float">
            <text:p>105.73435267735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5.733767033341" calcext:value-type="float">
            <text:p>105.733767033341</text:p>
          </table:table-cell>
          <table:table-cell table:style-name="ce12" office:value-type="float" office:value="891.235706491593" calcext:value-type="float">
            <text:p>891.23570649159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18.951146762023" calcext:value-type="float">
            <text:p>118.951146762023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118.721527367048" calcext:value-type="float">
            <text:p>118.721527367048</text:p>
          </table:table-cell>
          <table:table-cell table:style-name="ce12" office:value-type="float" office:value="854.175123292508" calcext:value-type="float">
            <text:p>854.17512329250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32.167940846693" calcext:value-type="float">
            <text:p>132.167940846693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132.16350924312" calcext:value-type="float">
            <text:p>132.16350924312</text:p>
          </table:table-cell>
          <table:table-cell table:style-name="ce12" office:value-type="float" office:value="825.149922923585" calcext:value-type="float">
            <text:p>825.14992292358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45.384734931362" calcext:value-type="float">
            <text:p>145.384734931362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145.366875054714" calcext:value-type="float">
            <text:p>145.366875054714</text:p>
          </table:table-cell>
          <table:table-cell table:style-name="ce12" office:value-type="float" office:value="803.153942752636" calcext:value-type="float">
            <text:p>803.15394275263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58.601529016031" calcext:value-type="float">
            <text:p>158.60152901603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8.529784496801" calcext:value-type="float">
            <text:p>158.529784496801</text:p>
          </table:table-cell>
          <table:table-cell table:style-name="ce12" office:value-type="float" office:value="783.903318419935" calcext:value-type="float">
            <text:p>783.903318419935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1300" calcext:value-type="float">
            <text:p>13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6.761444729247" calcext:value-type="float">
            <text:p>56.761444729247</text:p>
          </table:table-cell>
          <table:table-cell table:style-name="ce12" office:value-type="float" office:value="1730.24015674661" calcext:value-type="float">
            <text:p>1730.2401567466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300" calcext:value-type="float">
            <text:p>13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70.9518059115588" calcext:value-type="float">
            <text:p>70.9518059115588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70.8520418907512" calcext:value-type="float">
            <text:p>70.8520418907512</text:p>
          </table:table-cell>
          <table:table-cell table:style-name="ce12" office:value-type="float" office:value="1293.06010468426" calcext:value-type="float">
            <text:p>1293.0601046842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300" calcext:value-type="float">
            <text:p>13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85.1421670938705" calcext:value-type="float">
            <text:p>85.1421670938705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85.0905270417194" calcext:value-type="float">
            <text:p>85.0905270417194</text:p>
          </table:table-cell>
          <table:table-cell table:style-name="ce12" office:value-type="float" office:value="1111.76140806181" calcext:value-type="float">
            <text:p>1111.7614080618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300" calcext:value-type="float">
            <text:p>13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99.3325282761823" calcext:value-type="float">
            <text:p>99.3325282761823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99.2645879787632" calcext:value-type="float">
            <text:p>99.2645879787632</text:p>
          </table:table-cell>
          <table:table-cell table:style-name="ce12" office:value-type="float" office:value="1016.56991649169" calcext:value-type="float">
            <text:p>1016.5699164916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300" calcext:value-type="float">
            <text:p>13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13.522889458494" calcext:value-type="float">
            <text:p>113.52288945849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13.5203427266" calcext:value-type="float">
            <text:p>113.5203427266</text:p>
          </table:table-cell>
          <table:table-cell table:style-name="ce12" office:value-type="float" office:value="951.692088481847" calcext:value-type="float">
            <text:p>951.69208848184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300" calcext:value-type="float">
            <text:p>13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27.713250640806" calcext:value-type="float">
            <text:p>127.713250640806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127.649191460024" calcext:value-type="float">
            <text:p>127.649191460024</text:p>
          </table:table-cell>
          <table:table-cell table:style-name="ce12" office:value-type="float" office:value="911.865569672372" calcext:value-type="float">
            <text:p>911.86556967237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300" calcext:value-type="float">
            <text:p>13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41.903611823118" calcext:value-type="float">
            <text:p>141.903611823118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141.878460600998" calcext:value-type="float">
            <text:p>141.878460600998</text:p>
          </table:table-cell>
          <table:table-cell table:style-name="ce12" office:value-type="float" office:value="880.227258293463" calcext:value-type="float">
            <text:p>880.22725829346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300" calcext:value-type="float">
            <text:p>13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56.093973005429" calcext:value-type="float">
            <text:p>156.093973005429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156.071597691725" calcext:value-type="float">
            <text:p>156.071597691725</text:p>
          </table:table-cell>
          <table:table-cell table:style-name="ce12" office:value-type="float" office:value="856.254070933227" calcext:value-type="float">
            <text:p>856.25407093322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300" calcext:value-type="float">
            <text:p>13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70.284334187741" calcext:value-type="float">
            <text:p>170.28433418774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70.234178728914" calcext:value-type="float">
            <text:p>170.234178728914</text:p>
          </table:table-cell>
          <table:table-cell table:style-name="ce12" office:value-type="float" office:value="835.00178419613" calcext:value-type="float">
            <text:p>835.00178419613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0.4399717459783" calcext:value-type="float">
            <text:p>60.4399717459783</text:p>
          </table:table-cell>
          <table:table-cell table:style-name="ce12" office:value-type="float" office:value="1847.12688516667" calcext:value-type="float">
            <text:p>1847.1268851666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75.5499646824729" calcext:value-type="float">
            <text:p>75.5499646824729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75.4355338321497" calcext:value-type="float">
            <text:p>75.4355338321497</text:p>
          </table:table-cell>
          <table:table-cell table:style-name="ce12" office:value-type="float" office:value="1380.43461751869" calcext:value-type="float">
            <text:p>1380.4346175186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90.6599576189674" calcext:value-type="float">
            <text:p>90.6599576189674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90.5560044682133" calcext:value-type="float">
            <text:p>90.5560044682133</text:p>
          </table:table-cell>
          <table:table-cell table:style-name="ce12" office:value-type="float" office:value="1188.15481964301" calcext:value-type="float">
            <text:p>1188.1548196430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05.769950555462" calcext:value-type="float">
            <text:p>105.769950555462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105.740781942104" calcext:value-type="float">
            <text:p>105.740781942104</text:p>
          </table:table-cell>
          <table:table-cell table:style-name="ce12" office:value-type="float" office:value="1083.77509334539" calcext:value-type="float">
            <text:p>1083.7750933453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20.879943491957" calcext:value-type="float">
            <text:p>120.87994349195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0.648220100519" calcext:value-type="float">
            <text:p>120.648220100519</text:p>
          </table:table-cell>
          <table:table-cell table:style-name="ce12" office:value-type="float" office:value="1014.9086845104" calcext:value-type="float">
            <text:p>1014.908684510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35.989936428451" calcext:value-type="float">
            <text:p>135.989936428451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135.989818485166" calcext:value-type="float">
            <text:p>135.989818485166</text:p>
          </table:table-cell>
          <table:table-cell table:style-name="ce12" office:value-type="float" office:value="970.252435684541" calcext:value-type="float">
            <text:p>970.25243568454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51.099929364946" calcext:value-type="float">
            <text:p>151.099929364946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151.074711902851" calcext:value-type="float">
            <text:p>151.074711902851</text:p>
          </table:table-cell>
          <table:table-cell table:style-name="ce12" office:value-type="float" office:value="936.042226113391" calcext:value-type="float">
            <text:p>936.04222611339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66.20992230144" calcext:value-type="float">
            <text:p>166.20992230144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166.155178426865" calcext:value-type="float">
            <text:p>166.155178426865</text:p>
          </table:table-cell>
          <table:table-cell table:style-name="ce12" office:value-type="float" office:value="909.752346189966" calcext:value-type="float">
            <text:p>909.75234618996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81.319915237935" calcext:value-type="float">
            <text:p>181.31991523793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81.192949678222" calcext:value-type="float">
            <text:p>181.192949678222</text:p>
          </table:table-cell>
          <table:table-cell table:style-name="ce12" office:value-type="float" office:value="887.289339494972" calcext:value-type="float">
            <text:p>887.289339494972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4.1380000471151" calcext:value-type="float">
            <text:p>64.1380000471151</text:p>
          </table:table-cell>
          <table:table-cell table:style-name="ce12" office:value-type="float" office:value="1970.91712725383" calcext:value-type="float">
            <text:p>1970.9171272538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80.1725000588939" calcext:value-type="float">
            <text:p>80.1725000588939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80.117779798246" calcext:value-type="float">
            <text:p>80.117779798246</text:p>
          </table:table-cell>
          <table:table-cell table:style-name="ce12" office:value-type="float" office:value="1473.66481287248" calcext:value-type="float">
            <text:p>1473.6648128724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96.2070000706727" calcext:value-type="float">
            <text:p>96.2070000706727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96.096793566596" calcext:value-type="float">
            <text:p>96.096793566596</text:p>
          </table:table-cell>
          <table:table-cell table:style-name="ce12" office:value-type="float" office:value="1263.85434469609" calcext:value-type="float">
            <text:p>1263.8543446960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12.241500082451" calcext:value-type="float">
            <text:p>112.241500082451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112.230004052875" calcext:value-type="float">
            <text:p>112.230004052875</text:p>
          </table:table-cell>
          <table:table-cell table:style-name="ce12" office:value-type="float" office:value="1151.23298503969" calcext:value-type="float">
            <text:p>1151.2329850396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28.27600009423" calcext:value-type="float">
            <text:p>128.2760000942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8.149994552303" calcext:value-type="float">
            <text:p>128.149994552303</text:p>
          </table:table-cell>
          <table:table-cell table:style-name="ce12" office:value-type="float" office:value="1076.31047141898" calcext:value-type="float">
            <text:p>1076.3104714189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44.310500106009" calcext:value-type="float">
            <text:p>144.310500106009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144.281087614297" calcext:value-type="float">
            <text:p>144.281087614297</text:p>
          </table:table-cell>
          <table:table-cell table:style-name="ce12" office:value-type="float" office:value="1028.39460568301" calcext:value-type="float">
            <text:p>1028.3946056830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60.345000117788" calcext:value-type="float">
            <text:p>160.345000117788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160.241132095355" calcext:value-type="float">
            <text:p>160.241132095355</text:p>
          </table:table-cell>
          <table:table-cell table:style-name="ce12" office:value-type="float" office:value="992.025626616844" calcext:value-type="float">
            <text:p>992.02562661684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76.379500129567" calcext:value-type="float">
            <text:p>176.379500129567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176.363577657745" calcext:value-type="float">
            <text:p>176.363577657745</text:p>
          </table:table-cell>
          <table:table-cell table:style-name="ce12" office:value-type="float" office:value="963.841920129079" calcext:value-type="float">
            <text:p>963.84192012907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92.414000141345" calcext:value-type="float">
            <text:p>192.41400014134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92.247013654571" calcext:value-type="float">
            <text:p>192.247013654571</text:p>
          </table:table-cell>
          <table:table-cell table:style-name="ce12" office:value-type="float" office:value="939.421502081027" calcext:value-type="float">
            <text:p>939.421502081027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1600" calcext:value-type="float">
            <text:p>16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8.0475409177888" calcext:value-type="float">
            <text:p>68.0475409177888</text:p>
          </table:table-cell>
          <table:table-cell table:style-name="ce12" office:value-type="float" office:value="2088.84693095165" calcext:value-type="float">
            <text:p>2088.8469309516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600" calcext:value-type="float">
            <text:p>16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85.059426147236" calcext:value-type="float">
            <text:p>85.059426147236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85.0088332309259" calcext:value-type="float">
            <text:p>85.0088332309259</text:p>
          </table:table-cell>
          <table:table-cell table:style-name="ce12" office:value-type="float" office:value="1559.2453404963" calcext:value-type="float">
            <text:p>1559.245340496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600" calcext:value-type="float">
            <text:p>16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02.071311376683" calcext:value-type="float">
            <text:p>102.071311376683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102.053851030751" calcext:value-type="float">
            <text:p>102.053851030751</text:p>
          </table:table-cell>
          <table:table-cell table:style-name="ce12" office:value-type="float" office:value="1337.73059206632" calcext:value-type="float">
            <text:p>1337.7305920663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600" calcext:value-type="float">
            <text:p>16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19.08319660613" calcext:value-type="float">
            <text:p>119.08319660613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119.054466240971" calcext:value-type="float">
            <text:p>119.054466240971</text:p>
          </table:table-cell>
          <table:table-cell table:style-name="ce12" office:value-type="float" office:value="1217.89602883204" calcext:value-type="float">
            <text:p>1217.8960288320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600" calcext:value-type="float">
            <text:p>16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36.095081835578" calcext:value-type="float">
            <text:p>136.09508183557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36.089292163598" calcext:value-type="float">
            <text:p>136.089292163598</text:p>
          </table:table-cell>
          <table:table-cell table:style-name="ce12" office:value-type="float" office:value="1136.17393129732" calcext:value-type="float">
            <text:p>1136.1739312973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600" calcext:value-type="float">
            <text:p>16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53.106967065025" calcext:value-type="float">
            <text:p>153.106967065025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152.96920478257" calcext:value-type="float">
            <text:p>152.96920478257</text:p>
          </table:table-cell>
          <table:table-cell table:style-name="ce12" office:value-type="float" office:value="1085.93738142999" calcext:value-type="float">
            <text:p>1085.9373814299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600" calcext:value-type="float">
            <text:p>16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70.118852294472" calcext:value-type="float">
            <text:p>170.118852294472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169.975601735333" calcext:value-type="float">
            <text:p>169.975601735333</text:p>
          </table:table-cell>
          <table:table-cell table:style-name="ce12" office:value-type="float" office:value="1046.55796555368" calcext:value-type="float">
            <text:p>1046.5579655536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600" calcext:value-type="float">
            <text:p>16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87.130737523919" calcext:value-type="float">
            <text:p>187.130737523919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187.130060899275" calcext:value-type="float">
            <text:p>187.130060899275</text:p>
          </table:table-cell>
          <table:table-cell table:style-name="ce12" office:value-type="float" office:value="1016.38151050973" calcext:value-type="float">
            <text:p>1016.3815105097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600" calcext:value-type="float">
            <text:p>16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04.142622753366" calcext:value-type="float">
            <text:p>204.14262275336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03.611646680171" calcext:value-type="float">
            <text:p>203.611646680171</text:p>
          </table:table-cell>
          <table:table-cell table:style-name="ce12" office:value-type="float" office:value="991.165046897694" calcext:value-type="float">
            <text:p>991.165046897694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1700" calcext:value-type="float">
            <text:p>17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1.6062745057712" calcext:value-type="float">
            <text:p>71.6062745057712</text:p>
          </table:table-cell>
          <table:table-cell table:style-name="ce12" office:value-type="float" office:value="2213.98144876232" calcext:value-type="float">
            <text:p>2213.9814487623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700" calcext:value-type="float">
            <text:p>17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89.507843132214" calcext:value-type="float">
            <text:p>89.507843132214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89.4990650051093" calcext:value-type="float">
            <text:p>89.4990650051093</text:p>
          </table:table-cell>
          <table:table-cell table:style-name="ce12" office:value-type="float" office:value="1654.05918227244" calcext:value-type="float">
            <text:p>1654.0591822724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700" calcext:value-type="float">
            <text:p>17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07.409411758657" calcext:value-type="float">
            <text:p>107.409411758657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107.386913960084" calcext:value-type="float">
            <text:p>107.386913960084</text:p>
          </table:table-cell>
          <table:table-cell table:style-name="ce12" office:value-type="float" office:value="1414.32883069389" calcext:value-type="float">
            <text:p>1414.3288306938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700" calcext:value-type="float">
            <text:p>17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25.3109803851" calcext:value-type="float">
            <text:p>125.3109803851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125.297765833807" calcext:value-type="float">
            <text:p>125.297765833807</text:p>
          </table:table-cell>
          <table:table-cell table:style-name="ce12" office:value-type="float" office:value="1287.41614089091" calcext:value-type="float">
            <text:p>1287.4161408909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700" calcext:value-type="float">
            <text:p>17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43.212549011542" calcext:value-type="float">
            <text:p>143.21254901154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43.175000328971" calcext:value-type="float">
            <text:p>143.175000328971</text:p>
          </table:table-cell>
          <table:table-cell table:style-name="ce12" office:value-type="float" office:value="1200.31210182143" calcext:value-type="float">
            <text:p>1200.3121018214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700" calcext:value-type="float">
            <text:p>17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61.114117637985" calcext:value-type="float">
            <text:p>161.114117637985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161.057654452165" calcext:value-type="float">
            <text:p>161.057654452165</text:p>
          </table:table-cell>
          <table:table-cell table:style-name="ce12" office:value-type="float" office:value="1145.37205838389" calcext:value-type="float">
            <text:p>1145.3720583838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700" calcext:value-type="float">
            <text:p>17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79.015686264428" calcext:value-type="float">
            <text:p>179.015686264428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178.799443172064" calcext:value-type="float">
            <text:p>178.799443172064</text:p>
          </table:table-cell>
          <table:table-cell table:style-name="ce12" office:value-type="float" office:value="1102.7530857269" calcext:value-type="float">
            <text:p>1102.753085726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700" calcext:value-type="float">
            <text:p>17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96.917254890871" calcext:value-type="float">
            <text:p>196.917254890871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196.906812865372" calcext:value-type="float">
            <text:p>196.906812865372</text:p>
          </table:table-cell>
          <table:table-cell table:style-name="ce12" office:value-type="float" office:value="1070.28384270493" calcext:value-type="float">
            <text:p>1070.2838427049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700" calcext:value-type="float">
            <text:p>17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14.818823517314" calcext:value-type="float">
            <text:p>214.81882351731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14.477232704571" calcext:value-type="float">
            <text:p>214.477232704571</text:p>
          </table:table-cell>
          <table:table-cell table:style-name="ce12" office:value-type="float" office:value="1043.68214378576" calcext:value-type="float">
            <text:p>1043.68214378576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5.3782419030853" calcext:value-type="float">
            <text:p>75.3782419030853</text:p>
          </table:table-cell>
          <table:table-cell table:style-name="ce12" office:value-type="float" office:value="2327.82390794982" calcext:value-type="float">
            <text:p>2327.8239079498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94.2228023788566" calcext:value-type="float">
            <text:p>94.2228023788566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94.1732469973927" calcext:value-type="float">
            <text:p>94.1732469973927</text:p>
          </table:table-cell>
          <table:table-cell table:style-name="ce12" office:value-type="float" office:value="1740.1873197175" calcext:value-type="float">
            <text:p>1740.187319717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13.067362854628" calcext:value-type="float">
            <text:p>113.067362854628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112.742370339566" calcext:value-type="float">
            <text:p>112.742370339566</text:p>
          </table:table-cell>
          <table:table-cell table:style-name="ce12" office:value-type="float" office:value="1490.29777858696" calcext:value-type="float">
            <text:p>1490.2977785869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31.911923330399" calcext:value-type="float">
            <text:p>131.911923330399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131.887666263516" calcext:value-type="float">
            <text:p>131.887666263516</text:p>
          </table:table-cell>
          <table:table-cell table:style-name="ce12" office:value-type="float" office:value="1353.74057328145" calcext:value-type="float">
            <text:p>1353.7405732814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50.756483806171" calcext:value-type="float">
            <text:p>150.75648380617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50.524017878073" calcext:value-type="float">
            <text:p>150.524017878073</text:p>
          </table:table-cell>
          <table:table-cell table:style-name="ce12" office:value-type="float" office:value="1262.43271932202" calcext:value-type="float">
            <text:p>1262.4327193220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69.601044281942" calcext:value-type="float">
            <text:p>169.601044281942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169.525093521675" calcext:value-type="float">
            <text:p>169.525093521675</text:p>
          </table:table-cell>
          <table:table-cell table:style-name="ce12" office:value-type="float" office:value="1202.98496098086" calcext:value-type="float">
            <text:p>1202.9849609808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88.445604757713" calcext:value-type="float">
            <text:p>188.445604757713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188.128753856391" calcext:value-type="float">
            <text:p>188.128753856391</text:p>
          </table:table-cell>
          <table:table-cell table:style-name="ce12" office:value-type="float" office:value="1158.63412066985" calcext:value-type="float">
            <text:p>1158.6341206698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07.290165233484" calcext:value-type="float">
            <text:p>207.290165233484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207.201016783816" calcext:value-type="float">
            <text:p>207.201016783816</text:p>
          </table:table-cell>
          <table:table-cell table:style-name="ce12" office:value-type="float" office:value="1123.92145875227" calcext:value-type="float">
            <text:p>1123.9214587522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26.134725709256" calcext:value-type="float">
            <text:p>226.13472570925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25.980516190254" calcext:value-type="float">
            <text:p>225.980516190254</text:p>
          </table:table-cell>
          <table:table-cell table:style-name="ce12" office:value-type="float" office:value="1095.34098676479" calcext:value-type="float">
            <text:p>1095.34098676479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1900" calcext:value-type="float">
            <text:p>19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9.0470177932978" calcext:value-type="float">
            <text:p>79.0470177932978</text:p>
          </table:table-cell>
          <table:table-cell table:style-name="ce12" office:value-type="float" office:value="2454.93147899839" calcext:value-type="float">
            <text:p>2454.9314789983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900" calcext:value-type="float">
            <text:p>19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98.8087722416222" calcext:value-type="float">
            <text:p>98.8087722416222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98.7463300874407" calcext:value-type="float">
            <text:p>98.7463300874407</text:p>
          </table:table-cell>
          <table:table-cell table:style-name="ce12" office:value-type="float" office:value="1833.36616131629" calcext:value-type="float">
            <text:p>1833.3661613162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900" calcext:value-type="float">
            <text:p>19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18.570526689947" calcext:value-type="float">
            <text:p>118.570526689947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118.566841569623" calcext:value-type="float">
            <text:p>118.566841569623</text:p>
          </table:table-cell>
          <table:table-cell table:style-name="ce12" office:value-type="float" office:value="1563.83361786048" calcext:value-type="float">
            <text:p>1563.8336178604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900" calcext:value-type="float">
            <text:p>19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38.332281138271" calcext:value-type="float">
            <text:p>138.332281138271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138.318147669603" calcext:value-type="float">
            <text:p>138.318147669603</text:p>
          </table:table-cell>
          <table:table-cell table:style-name="ce12" office:value-type="float" office:value="1422.244634672" calcext:value-type="float">
            <text:p>1422.24463467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900" calcext:value-type="float">
            <text:p>19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58.094035586596" calcext:value-type="float">
            <text:p>158.09403558659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57.997177822766" calcext:value-type="float">
            <text:p>157.997177822766</text:p>
          </table:table-cell>
          <table:table-cell table:style-name="ce12" office:value-type="float" office:value="1324.37116105591" calcext:value-type="float">
            <text:p>1324.3711610559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900" calcext:value-type="float">
            <text:p>19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77.85579003492" calcext:value-type="float">
            <text:p>177.85579003492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177.671239091868" calcext:value-type="float">
            <text:p>177.671239091868</text:p>
          </table:table-cell>
          <table:table-cell table:style-name="ce12" office:value-type="float" office:value="1262.61335510525" calcext:value-type="float">
            <text:p>1262.6133551052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900" calcext:value-type="float">
            <text:p>19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97.617544483244" calcext:value-type="float">
            <text:p>197.617544483244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197.520139315411" calcext:value-type="float">
            <text:p>197.520139315411</text:p>
          </table:table-cell>
          <table:table-cell table:style-name="ce12" office:value-type="float" office:value="1214.44514233863" calcext:value-type="float">
            <text:p>1214.4451423386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900" calcext:value-type="float">
            <text:p>19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17.379298931569" calcext:value-type="float">
            <text:p>217.379298931569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217.276213975559" calcext:value-type="float">
            <text:p>217.276213975559</text:p>
          </table:table-cell>
          <table:table-cell table:style-name="ce12" office:value-type="float" office:value="1177.92328718244" calcext:value-type="float">
            <text:p>1177.9232871824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1900" calcext:value-type="float">
            <text:p>19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37.141053379893" calcext:value-type="float">
            <text:p>237.14105337989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37.102648512203" calcext:value-type="float">
            <text:p>237.102648512203</text:p>
          </table:table-cell>
          <table:table-cell table:style-name="ce12" office:value-type="float" office:value="1147.53494486367" calcext:value-type="float">
            <text:p>1147.53494486367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2.981304758533" calcext:value-type="float">
            <text:p>82.981304758533</text:p>
          </table:table-cell>
          <table:table-cell table:style-name="ce12" office:value-type="float" office:value="2568.03092669534" calcext:value-type="float">
            <text:p>2568.0309266953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03.726630948166" calcext:value-type="float">
            <text:p>103.726630948166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103.697317751141" calcext:value-type="float">
            <text:p>103.697317751141</text:p>
          </table:table-cell>
          <table:table-cell table:style-name="ce12" office:value-type="float" office:value="1917.89085262105" calcext:value-type="float">
            <text:p>1917.8908526210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24.471957137799" calcext:value-type="float">
            <text:p>124.471957137799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124.468011515846" calcext:value-type="float">
            <text:p>124.468011515846</text:p>
          </table:table-cell>
          <table:table-cell table:style-name="ce12" office:value-type="float" office:value="1637.70207856978" calcext:value-type="float">
            <text:p>1637.7020785697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45.217283327433" calcext:value-type="float">
            <text:p>145.217283327433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145.208725380159" calcext:value-type="float">
            <text:p>145.208725380159</text:p>
          </table:table-cell>
          <table:table-cell table:style-name="ce12" office:value-type="float" office:value="1487.47079615413" calcext:value-type="float">
            <text:p>1487.4707961541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65.962609517066" calcext:value-type="float">
            <text:p>165.96260951706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65.848771515625" calcext:value-type="float">
            <text:p>165.848771515625</text:p>
          </table:table-cell>
          <table:table-cell table:style-name="ce12" office:value-type="float" office:value="1384.14951781428" calcext:value-type="float">
            <text:p>1384.1495178142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86.707935706699" calcext:value-type="float">
            <text:p>186.707935706699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186.550179937111" calcext:value-type="float">
            <text:p>186.550179937111</text:p>
          </table:table-cell>
          <table:table-cell table:style-name="ce12" office:value-type="float" office:value="1319.30968402981" calcext:value-type="float">
            <text:p>1319.3096840298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07.453261896332" calcext:value-type="float">
            <text:p>207.453261896332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207.4247762197" calcext:value-type="float">
            <text:p>207.4247762197</text:p>
          </table:table-cell>
          <table:table-cell table:style-name="ce12" office:value-type="float" office:value="1268.82001180427" calcext:value-type="float">
            <text:p>1268.8200118042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28.198588085966" calcext:value-type="float">
            <text:p>228.198588085966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228.097072955548" calcext:value-type="float">
            <text:p>228.097072955548</text:p>
          </table:table-cell>
          <table:table-cell table:style-name="ce12" office:value-type="float" office:value="1230.56318427974" calcext:value-type="float">
            <text:p>1230.5631842797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48.943914275599" calcext:value-type="float">
            <text:p>248.94391427559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48.93293581373" calcext:value-type="float">
            <text:p>248.93293581373</text:p>
          </table:table-cell>
          <table:table-cell table:style-name="ce12" office:value-type="float" office:value="1199.16631741326" calcext:value-type="float">
            <text:p>1199.16631741326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2100" calcext:value-type="float">
            <text:p>21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6.7419022452334" calcext:value-type="float">
            <text:p>86.7419022452334</text:p>
          </table:table-cell>
          <table:table-cell table:style-name="ce12" office:value-type="float" office:value="2693.93660718225" calcext:value-type="float">
            <text:p>2693.9366071822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100" calcext:value-type="float">
            <text:p>21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08.427377806542" calcext:value-type="float">
            <text:p>108.427377806542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108.418270249728" calcext:value-type="float">
            <text:p>108.418270249728</text:p>
          </table:table-cell>
          <table:table-cell table:style-name="ce12" office:value-type="float" office:value="2011.34875561748" calcext:value-type="float">
            <text:p>2011.3487556174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100" calcext:value-type="float">
            <text:p>21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30.11285336785" calcext:value-type="float">
            <text:p>130.11285336785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130.069293246984" calcext:value-type="float">
            <text:p>130.069293246984</text:p>
          </table:table-cell>
          <table:table-cell table:style-name="ce12" office:value-type="float" office:value="1712.01415624847" calcext:value-type="float">
            <text:p>1712.0141562484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100" calcext:value-type="float">
            <text:p>21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51.798328929158" calcext:value-type="float">
            <text:p>151.798328929158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151.723612627455" calcext:value-type="float">
            <text:p>151.723612627455</text:p>
          </table:table-cell>
          <table:table-cell table:style-name="ce12" office:value-type="float" office:value="1555.39714218183" calcext:value-type="float">
            <text:p>1555.3971421818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100" calcext:value-type="float">
            <text:p>21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73.483804490467" calcext:value-type="float">
            <text:p>173.48380449046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73.336018084647" calcext:value-type="float">
            <text:p>173.336018084647</text:p>
          </table:table-cell>
          <table:table-cell table:style-name="ce12" office:value-type="float" office:value="1446.96376334502" calcext:value-type="float">
            <text:p>1446.9637633450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100" calcext:value-type="float">
            <text:p>21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95.169280051775" calcext:value-type="float">
            <text:p>195.169280051775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195.162697067569" calcext:value-type="float">
            <text:p>195.162697067569</text:p>
          </table:table-cell>
          <table:table-cell table:style-name="ce12" office:value-type="float" office:value="1377.75468016784" calcext:value-type="float">
            <text:p>1377.7546801678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100" calcext:value-type="float">
            <text:p>21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16.854755613083" calcext:value-type="float">
            <text:p>216.854755613083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216.809418132113" calcext:value-type="float">
            <text:p>216.809418132113</text:p>
          </table:table-cell>
          <table:table-cell table:style-name="ce12" office:value-type="float" office:value="1324.3966786702" calcext:value-type="float">
            <text:p>1324.396678670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100" calcext:value-type="float">
            <text:p>21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38.540231174392" calcext:value-type="float">
            <text:p>238.540231174392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238.456139196658" calcext:value-type="float">
            <text:p>238.456139196658</text:p>
          </table:table-cell>
          <table:table-cell table:style-name="ce12" office:value-type="float" office:value="1283.75778629445" calcext:value-type="float">
            <text:p>1283.7577862944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100" calcext:value-type="float">
            <text:p>21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60.2257067357" calcext:value-type="float">
            <text:p>260.225706735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60.150962990069" calcext:value-type="float">
            <text:p>260.150962990069</text:p>
          </table:table-cell>
          <table:table-cell table:style-name="ce12" office:value-type="float" office:value="1250.47802449842" calcext:value-type="float">
            <text:p>1250.47802449842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2200" calcext:value-type="float">
            <text:p>22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0.4818970862106" calcext:value-type="float">
            <text:p>90.4818970862106</text:p>
          </table:table-cell>
          <table:table-cell table:style-name="ce12" office:value-type="float" office:value="2814.25799956497" calcext:value-type="float">
            <text:p>2814.2579995649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200" calcext:value-type="float">
            <text:p>22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13.102371357763" calcext:value-type="float">
            <text:p>113.102371357763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113.099542533904" calcext:value-type="float">
            <text:p>113.099542533904</text:p>
          </table:table-cell>
          <table:table-cell table:style-name="ce12" office:value-type="float" office:value="2102.07896239908" calcext:value-type="float">
            <text:p>2102.0789623990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200" calcext:value-type="float">
            <text:p>22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35.722845629316" calcext:value-type="float">
            <text:p>135.722845629316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135.716572073687" calcext:value-type="float">
            <text:p>135.716572073687</text:p>
          </table:table-cell>
          <table:table-cell table:style-name="ce12" office:value-type="float" office:value="1786.68780134995" calcext:value-type="float">
            <text:p>1786.6878013499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200" calcext:value-type="float">
            <text:p>22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58.343319900869" calcext:value-type="float">
            <text:p>158.343319900869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158.32414336266" calcext:value-type="float">
            <text:p>158.32414336266</text:p>
          </table:table-cell>
          <table:table-cell table:style-name="ce12" office:value-type="float" office:value="1622.54596970937" calcext:value-type="float">
            <text:p>1622.5459697093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200" calcext:value-type="float">
            <text:p>22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80.963794172421" calcext:value-type="float">
            <text:p>180.96379417242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80.72604368069" calcext:value-type="float">
            <text:p>180.72604368069</text:p>
          </table:table-cell>
          <table:table-cell table:style-name="ce12" office:value-type="float" office:value="1508.46955870336" calcext:value-type="float">
            <text:p>1508.4695587033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200" calcext:value-type="float">
            <text:p>22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03.584268443974" calcext:value-type="float">
            <text:p>203.584268443974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203.559447247984" calcext:value-type="float">
            <text:p>203.559447247984</text:p>
          </table:table-cell>
          <table:table-cell table:style-name="ce12" office:value-type="float" office:value="1435.09475383566" calcext:value-type="float">
            <text:p>1435.0947538356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200" calcext:value-type="float">
            <text:p>22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26.204742715527" calcext:value-type="float">
            <text:p>226.204742715527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225.980516190254" calcext:value-type="float">
            <text:p>225.980516190254</text:p>
          </table:table-cell>
          <table:table-cell table:style-name="ce12" office:value-type="float" office:value="1380.26489052849" calcext:value-type="float">
            <text:p>1380.2648905284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200" calcext:value-type="float">
            <text:p>22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48.825216987079" calcext:value-type="float">
            <text:p>248.825216987079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248.481853584768" calcext:value-type="float">
            <text:p>248.481853584768</text:p>
          </table:table-cell>
          <table:table-cell table:style-name="ce12" office:value-type="float" office:value="1337.44587792508" calcext:value-type="float">
            <text:p>1337.4458779250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200" calcext:value-type="float">
            <text:p>22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71.445691258632" calcext:value-type="float">
            <text:p>271.44569125863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71.351913149084" calcext:value-type="float">
            <text:p>271.351913149084</text:p>
          </table:table-cell>
          <table:table-cell table:style-name="ce12" office:value-type="float" office:value="1302.84786800007" calcext:value-type="float">
            <text:p>1302.84786800007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2300" calcext:value-type="float">
            <text:p>23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4.1732469973927" calcext:value-type="float">
            <text:p>94.1732469973927</text:p>
          </table:table-cell>
          <table:table-cell table:style-name="ce12" office:value-type="float" office:value="2932.61111019751" calcext:value-type="float">
            <text:p>2932.6111101975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300" calcext:value-type="float">
            <text:p>23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17.716558746741" calcext:value-type="float">
            <text:p>117.716558746741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117.648785351103" calcext:value-type="float">
            <text:p>117.648785351103</text:p>
          </table:table-cell>
          <table:table-cell table:style-name="ce12" office:value-type="float" office:value="2190.17724905225" calcext:value-type="float">
            <text:p>2190.1772490522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300" calcext:value-type="float">
            <text:p>23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41.259870496089" calcext:value-type="float">
            <text:p>141.259870496089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141.157281528949" calcext:value-type="float">
            <text:p>141.157281528949</text:p>
          </table:table-cell>
          <table:table-cell table:style-name="ce12" office:value-type="float" office:value="1862.92546919154" calcext:value-type="float">
            <text:p>1862.9254691915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300" calcext:value-type="float">
            <text:p>23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64.803182245437" calcext:value-type="float">
            <text:p>164.803182245437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164.795511659515" calcext:value-type="float">
            <text:p>164.795511659515</text:p>
          </table:table-cell>
          <table:table-cell table:style-name="ce12" office:value-type="float" office:value="1690.59111386099" calcext:value-type="float">
            <text:p>1690.5911138609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300" calcext:value-type="float">
            <text:p>23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88.346493994785" calcext:value-type="float">
            <text:p>188.34649399478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88.128753856391" calcext:value-type="float">
            <text:p>188.128753856391</text:p>
          </table:table-cell>
          <table:table-cell table:style-name="ce12" office:value-type="float" office:value="1570.963970232" calcext:value-type="float">
            <text:p>1570.96397023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300" calcext:value-type="float">
            <text:p>23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11.889805744134" calcext:value-type="float">
            <text:p>211.889805744134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211.814020963372" calcext:value-type="float">
            <text:p>211.814020963372</text:p>
          </table:table-cell>
          <table:table-cell table:style-name="ce12" office:value-type="float" office:value="1494.49607607761" calcext:value-type="float">
            <text:p>1494.4960760776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300" calcext:value-type="float">
            <text:p>23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35.433117493482" calcext:value-type="float">
            <text:p>235.433117493482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235.269100745901" calcext:value-type="float">
            <text:p>235.269100745901</text:p>
          </table:table-cell>
          <table:table-cell table:style-name="ce12" office:value-type="float" office:value="1436.40124287613" calcext:value-type="float">
            <text:p>1436.4012428761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300" calcext:value-type="float">
            <text:p>23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58.97642924283" calcext:value-type="float">
            <text:p>258.97642924283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258.666133674623" calcext:value-type="float">
            <text:p>258.666133674623</text:p>
          </table:table-cell>
          <table:table-cell table:style-name="ce12" office:value-type="float" office:value="1391.13739574026" calcext:value-type="float">
            <text:p>1391.1373957402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300" calcext:value-type="float">
            <text:p>23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82.519740992178" calcext:value-type="float">
            <text:p>282.51974099217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82.37906223511" calcext:value-type="float">
            <text:p>282.37906223511</text:p>
          </table:table-cell>
          <table:table-cell table:style-name="ce12" office:value-type="float" office:value="1355.44425528177" calcext:value-type="float">
            <text:p>1355.44425528177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2400" calcext:value-type="float">
            <text:p>24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7.9772421054133" calcext:value-type="float">
            <text:p>97.9772421054133</text:p>
          </table:table-cell>
          <table:table-cell table:style-name="ce12" office:value-type="float" office:value="3057.30711624944" calcext:value-type="float">
            <text:p>3057.3071162494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400" calcext:value-type="float">
            <text:p>24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22.471552631767" calcext:value-type="float">
            <text:p>122.471552631767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122.429305854982" calcext:value-type="float">
            <text:p>122.429305854982</text:p>
          </table:table-cell>
          <table:table-cell table:style-name="ce12" office:value-type="float" office:value="2279.56454069418" calcext:value-type="float">
            <text:p>2279.5645406941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400" calcext:value-type="float">
            <text:p>24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46.96586315812" calcext:value-type="float">
            <text:p>146.96586315812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146.914447948064" calcext:value-type="float">
            <text:p>146.914447948064</text:p>
          </table:table-cell>
          <table:table-cell table:style-name="ce12" office:value-type="float" office:value="1937.76791616201" calcext:value-type="float">
            <text:p>1937.7679161620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400" calcext:value-type="float">
            <text:p>24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71.460173684473" calcext:value-type="float">
            <text:p>171.460173684473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171.38382955559" calcext:value-type="float">
            <text:p>171.38382955559</text:p>
          </table:table-cell>
          <table:table-cell table:style-name="ce12" office:value-type="float" office:value="1758.08156693657" calcext:value-type="float">
            <text:p>1758.0815669365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400" calcext:value-type="float">
            <text:p>24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95.954484210827" calcext:value-type="float">
            <text:p>195.95448421082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95.866333850208" calcext:value-type="float">
            <text:p>195.866333850208</text:p>
          </table:table-cell>
          <table:table-cell table:style-name="ce12" office:value-type="float" office:value="1632.49915747483" calcext:value-type="float">
            <text:p>1632.4991574748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400" calcext:value-type="float">
            <text:p>24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20.44879473718" calcext:value-type="float">
            <text:p>220.44879473718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220.43850333538" calcext:value-type="float">
            <text:p>220.43850333538</text:p>
          </table:table-cell>
          <table:table-cell table:style-name="ce12" office:value-type="float" office:value="1552.11940330493" calcext:value-type="float">
            <text:p>1552.1194033049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400" calcext:value-type="float">
            <text:p>24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44.943105263533" calcext:value-type="float">
            <text:p>244.943105263533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244.888061077825" calcext:value-type="float">
            <text:p>244.888061077825</text:p>
          </table:table-cell>
          <table:table-cell table:style-name="ce12" office:value-type="float" office:value="1491.85358235726" calcext:value-type="float">
            <text:p>1491.8535823572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400" calcext:value-type="float">
            <text:p>24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69.437415789887" calcext:value-type="float">
            <text:p>269.437415789887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269.388408824518" calcext:value-type="float">
            <text:p>269.388408824518</text:p>
          </table:table-cell>
          <table:table-cell table:style-name="ce12" office:value-type="float" office:value="1444.08984392109" calcext:value-type="float">
            <text:p>1444.0898439210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400" calcext:value-type="float">
            <text:p>24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93.93172631624" calcext:value-type="float">
            <text:p>293.9317263162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93.859463413822" calcext:value-type="float">
            <text:p>293.859463413822</text:p>
          </table:table-cell>
          <table:table-cell table:style-name="ce12" office:value-type="float" office:value="1406.6673906729" calcext:value-type="float">
            <text:p>1406.6673906729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1.852086068559" calcext:value-type="float">
            <text:p>101.852086068559</text:p>
          </table:table-cell>
          <table:table-cell table:style-name="ce12" office:value-type="float" office:value="3173.72631733847" calcext:value-type="float">
            <text:p>3173.7263173384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27.315107585699" calcext:value-type="float">
            <text:p>127.315107585699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127.13233310249" calcext:value-type="float">
            <text:p>127.13233310249</text:p>
          </table:table-cell>
          <table:table-cell table:style-name="ce12" office:value-type="float" office:value="2366.09074017346" calcext:value-type="float">
            <text:p>2366.0907401734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52.778129102839" calcext:value-type="float">
            <text:p>152.778129102839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152.763943348981" calcext:value-type="float">
            <text:p>152.763943348981</text:p>
          </table:table-cell>
          <table:table-cell table:style-name="ce12" office:value-type="float" office:value="2011.17968859404" calcext:value-type="float">
            <text:p>2011.1796885940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78.241150619978" calcext:value-type="float">
            <text:p>178.241150619978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178.149603230848" calcext:value-type="float">
            <text:p>178.149603230848</text:p>
          </table:table-cell>
          <table:table-cell table:style-name="ce12" office:value-type="float" office:value="1824.16446438444" calcext:value-type="float">
            <text:p>1824.1644643844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03.704172137118" calcext:value-type="float">
            <text:p>203.70417213711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3.611646680171" calcext:value-type="float">
            <text:p>203.611646680171</text:p>
          </table:table-cell>
          <table:table-cell table:style-name="ce12" office:value-type="float" office:value="1692.76648866699" calcext:value-type="float">
            <text:p>1692.7664886669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29.167193654258" calcext:value-type="float">
            <text:p>229.167193654258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229.031208434124" calcext:value-type="float">
            <text:p>229.031208434124</text:p>
          </table:table-cell>
          <table:table-cell table:style-name="ce12" office:value-type="float" office:value="1609.49125731629" calcext:value-type="float">
            <text:p>1609.4912573162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54.630215171398" calcext:value-type="float">
            <text:p>254.630215171398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254.590768681373" calcext:value-type="float">
            <text:p>254.590768681373</text:p>
          </table:table-cell>
          <table:table-cell table:style-name="ce12" office:value-type="float" office:value="1546.31101082449" calcext:value-type="float">
            <text:p>1546.3110108244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80.093236688537" calcext:value-type="float">
            <text:p>280.093236688537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280.084448936166" calcext:value-type="float">
            <text:p>280.084448936166</text:p>
          </table:table-cell>
          <table:table-cell table:style-name="ce12" office:value-type="float" office:value="1497.35064756881" calcext:value-type="float">
            <text:p>1497.3506475688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05.556258205677" calcext:value-type="float">
            <text:p>305.55625820567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5.100256059832" calcext:value-type="float">
            <text:p>305.100256059832</text:p>
          </table:table-cell>
          <table:table-cell table:style-name="ce12" office:value-type="float" office:value="1458.5728388755" calcext:value-type="float">
            <text:p>1458.5728388755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2600" calcext:value-type="float">
            <text:p>26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5.507853819947" calcext:value-type="float">
            <text:p>105.507853819947</text:p>
          </table:table-cell>
          <table:table-cell table:style-name="ce12" office:value-type="float" office:value="3295.22251814518" calcext:value-type="float">
            <text:p>3295.2225181451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600" calcext:value-type="float">
            <text:p>26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31.884817274933" calcext:value-type="float">
            <text:p>131.884817274933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131.849170259534" calcext:value-type="float">
            <text:p>131.849170259534</text:p>
          </table:table-cell>
          <table:table-cell table:style-name="ce12" office:value-type="float" office:value="2460.21492523987" calcext:value-type="float">
            <text:p>2460.2149252398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600" calcext:value-type="float">
            <text:p>26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58.26178072992" calcext:value-type="float">
            <text:p>158.26178072992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158.24778080254" calcext:value-type="float">
            <text:p>158.24778080254</text:p>
          </table:table-cell>
          <table:table-cell table:style-name="ce12" office:value-type="float" office:value="2086.81591552125" calcext:value-type="float">
            <text:p>2086.8159155212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600" calcext:value-type="float">
            <text:p>26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84.638744184907" calcext:value-type="float">
            <text:p>184.638744184907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184.638288004691" calcext:value-type="float">
            <text:p>184.638288004691</text:p>
          </table:table-cell>
          <table:table-cell table:style-name="ce12" office:value-type="float" office:value="1892.2413157401" calcext:value-type="float">
            <text:p>1892.241315740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600" calcext:value-type="float">
            <text:p>26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11.015707639893" calcext:value-type="float">
            <text:p>211.01570763989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10.873589740286" calcext:value-type="float">
            <text:p>210.873589740286</text:p>
          </table:table-cell>
          <table:table-cell table:style-name="ce12" office:value-type="float" office:value="1755.83497098266" calcext:value-type="float">
            <text:p>1755.8349709826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600" calcext:value-type="float">
            <text:p>26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37.39267109488" calcext:value-type="float">
            <text:p>237.39267109488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237.247691625009" calcext:value-type="float">
            <text:p>237.247691625009</text:p>
          </table:table-cell>
          <table:table-cell table:style-name="ce12" office:value-type="float" office:value="1668.68361094442" calcext:value-type="float">
            <text:p>1668.6836109444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600" calcext:value-type="float">
            <text:p>26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63.769634549867" calcext:value-type="float">
            <text:p>263.769634549867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263.732114523973" calcext:value-type="float">
            <text:p>263.732114523973</text:p>
          </table:table-cell>
          <table:table-cell table:style-name="ce12" office:value-type="float" office:value="1602.69575775132" calcext:value-type="float">
            <text:p>1602.6957577513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600" calcext:value-type="float">
            <text:p>26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90.146598004853" calcext:value-type="float">
            <text:p>290.146598004853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290.075243273648" calcext:value-type="float">
            <text:p>290.075243273648</text:p>
          </table:table-cell>
          <table:table-cell table:style-name="ce12" office:value-type="float" office:value="1550.92886222428" calcext:value-type="float">
            <text:p>1550.9288622242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600" calcext:value-type="float">
            <text:p>26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16.52356145984" calcext:value-type="float">
            <text:p>316.5235614598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16.471809279977" calcext:value-type="float">
            <text:p>316.471809279977</text:p>
          </table:table-cell>
          <table:table-cell table:style-name="ce12" office:value-type="float" office:value="1510.60726865933" calcext:value-type="float">
            <text:p>1510.60726865933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2700" calcext:value-type="float">
            <text:p>27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9.248096242045" calcext:value-type="float">
            <text:p>109.248096242045</text:p>
          </table:table-cell>
          <table:table-cell table:style-name="ce12" office:value-type="float" office:value="3416.4105071632" calcext:value-type="float">
            <text:p>3416.410507163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700" calcext:value-type="float">
            <text:p>27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36.560120302556" calcext:value-type="float">
            <text:p>136.560120302556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136.50686050398" calcext:value-type="float">
            <text:p>136.50686050398</text:p>
          </table:table-cell>
          <table:table-cell table:style-name="ce12" office:value-type="float" office:value="2548.39329969211" calcext:value-type="float">
            <text:p>2548.3932996921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700" calcext:value-type="float">
            <text:p>27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63.872144363068" calcext:value-type="float">
            <text:p>163.872144363068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163.807081073455" calcext:value-type="float">
            <text:p>163.807081073455</text:p>
          </table:table-cell>
          <table:table-cell table:style-name="ce12" office:value-type="float" office:value="2162.39793819607" calcext:value-type="float">
            <text:p>2162.3979381960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700" calcext:value-type="float">
            <text:p>27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91.184168423579" calcext:value-type="float">
            <text:p>191.184168423579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191.155720096434" calcext:value-type="float">
            <text:p>191.155720096434</text:p>
          </table:table-cell>
          <table:table-cell table:style-name="ce12" office:value-type="float" office:value="1959.42717691771" calcext:value-type="float">
            <text:p>1959.4271769177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700" calcext:value-type="float">
            <text:p>27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18.49619248409" calcext:value-type="float">
            <text:p>218.4961924840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18.474550521694" calcext:value-type="float">
            <text:p>218.474550521694</text:p>
          </table:table-cell>
          <table:table-cell table:style-name="ce12" office:value-type="float" office:value="1817.56837019571" calcext:value-type="float">
            <text:p>1817.5683701957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700" calcext:value-type="float">
            <text:p>27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45.808216544602" calcext:value-type="float">
            <text:p>245.808216544602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245.664579406765" calcext:value-type="float">
            <text:p>245.664579406765</text:p>
          </table:table-cell>
          <table:table-cell table:style-name="ce12" office:value-type="float" office:value="1726.80174516588" calcext:value-type="float">
            <text:p>1726.8017451658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700" calcext:value-type="float">
            <text:p>27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73.120240605113" calcext:value-type="float">
            <text:p>273.120240605113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273.066156348683" calcext:value-type="float">
            <text:p>273.066156348683</text:p>
          </table:table-cell>
          <table:table-cell table:style-name="ce12" office:value-type="float" office:value="1658.85220255563" calcext:value-type="float">
            <text:p>1658.8522025556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700" calcext:value-type="float">
            <text:p>27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00.432264665624" calcext:value-type="float">
            <text:p>300.432264665624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300.356412180778" calcext:value-type="float">
            <text:p>300.356412180778</text:p>
          </table:table-cell>
          <table:table-cell table:style-name="ce12" office:value-type="float" office:value="1604.64803632319" calcext:value-type="float">
            <text:p>1604.6480363231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700" calcext:value-type="float">
            <text:p>27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27.744288726135" calcext:value-type="float">
            <text:p>327.74428872613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27.545288737508" calcext:value-type="float">
            <text:p>327.545288737508</text:p>
          </table:table-cell>
          <table:table-cell table:style-name="ce12" office:value-type="float" office:value="1562.80323430457" calcext:value-type="float">
            <text:p>1562.80323430457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2800" calcext:value-type="float">
            <text:p>28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13.122964225285" calcext:value-type="float">
            <text:p>113.122964225285</text:p>
          </table:table-cell>
          <table:table-cell table:style-name="ce12" office:value-type="float" office:value="3539.99289070237" calcext:value-type="float">
            <text:p>3539.9928907023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800" calcext:value-type="float">
            <text:p>28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41.403705281607" calcext:value-type="float">
            <text:p>141.403705281607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141.39458674847" calcext:value-type="float">
            <text:p>141.39458674847</text:p>
          </table:table-cell>
          <table:table-cell table:style-name="ce12" office:value-type="float" office:value="2634.40970672169" calcext:value-type="float">
            <text:p>2634.4097067216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800" calcext:value-type="float">
            <text:p>28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69.684446337928" calcext:value-type="float">
            <text:p>169.684446337928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169.666967804361" calcext:value-type="float">
            <text:p>169.666967804361</text:p>
          </table:table-cell>
          <table:table-cell table:style-name="ce12" office:value-type="float" office:value="2235.38760532981" calcext:value-type="float">
            <text:p>2235.3876053298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800" calcext:value-type="float">
            <text:p>28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97.965187394249" calcext:value-type="float">
            <text:p>197.965187394249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197.896544140805" calcext:value-type="float">
            <text:p>197.896544140805</text:p>
          </table:table-cell>
          <table:table-cell table:style-name="ce12" office:value-type="float" office:value="2026.95846950956" calcext:value-type="float">
            <text:p>2026.9584695095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800" calcext:value-type="float">
            <text:p>28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26.24592845057" calcext:value-type="float">
            <text:p>226.2459284505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25.980516190254" calcext:value-type="float">
            <text:p>225.980516190254</text:p>
          </table:table-cell>
          <table:table-cell table:style-name="ce12" office:value-type="float" office:value="1879.19745321202" calcext:value-type="float">
            <text:p>1879.1974532120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800" calcext:value-type="float">
            <text:p>28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54.526669506892" calcext:value-type="float">
            <text:p>254.526669506892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254.524311218257" calcext:value-type="float">
            <text:p>254.524311218257</text:p>
          </table:table-cell>
          <table:table-cell table:style-name="ce12" office:value-type="float" office:value="1784.61147153879" calcext:value-type="float">
            <text:p>1784.6114715387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800" calcext:value-type="float">
            <text:p>28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82.807410563213" calcext:value-type="float">
            <text:p>282.807410563213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282.755281844496" calcext:value-type="float">
            <text:p>282.755281844496</text:p>
          </table:table-cell>
          <table:table-cell table:style-name="ce12" office:value-type="float" office:value="1713.74500291446" calcext:value-type="float">
            <text:p>1713.7450029144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800" calcext:value-type="float">
            <text:p>28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11.088151619534" calcext:value-type="float">
            <text:p>311.088151619534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311.082946629085" calcext:value-type="float">
            <text:p>311.082946629085</text:p>
          </table:table-cell>
          <table:table-cell table:style-name="ce12" office:value-type="float" office:value="1657.61220976736" calcext:value-type="float">
            <text:p>1657.6122097673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800" calcext:value-type="float">
            <text:p>28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39.368892675856" calcext:value-type="float">
            <text:p>339.36889267585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39.3408895012" calcext:value-type="float">
            <text:p>339.3408895012</text:p>
          </table:table-cell>
          <table:table-cell table:style-name="ce12" office:value-type="float" office:value="1614.24966536478" calcext:value-type="float">
            <text:p>1614.24966536478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2900" calcext:value-type="float">
            <text:p>29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17.044379391397" calcext:value-type="float">
            <text:p>117.044379391397</text:p>
          </table:table-cell>
          <table:table-cell table:style-name="ce12" office:value-type="float" office:value="3656.28113265207" calcext:value-type="float">
            <text:p>3656.2811326520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900" calcext:value-type="float">
            <text:p>29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46.305474239246" calcext:value-type="float">
            <text:p>146.305474239246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146.232511186036" calcext:value-type="float">
            <text:p>146.232511186036</text:p>
          </table:table-cell>
          <table:table-cell table:style-name="ce12" office:value-type="float" office:value="2718.495897472" calcext:value-type="float">
            <text:p>2718.49589747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900" calcext:value-type="float">
            <text:p>29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75.566569087095" calcext:value-type="float">
            <text:p>175.566569087095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175.551474832931" calcext:value-type="float">
            <text:p>175.551474832931</text:p>
          </table:table-cell>
          <table:table-cell table:style-name="ce12" office:value-type="float" office:value="2308.9817333539" calcext:value-type="float">
            <text:p>2308.981733353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900" calcext:value-type="float">
            <text:p>29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04.827663934945" calcext:value-type="float">
            <text:p>204.827663934945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204.816888199888" calcext:value-type="float">
            <text:p>204.816888199888</text:p>
          </table:table-cell>
          <table:table-cell table:style-name="ce12" office:value-type="float" office:value="2090.98677576836" calcext:value-type="float">
            <text:p>2090.9867757683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900" calcext:value-type="float">
            <text:p>29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34.088758782794" calcext:value-type="float">
            <text:p>234.08875878279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33.754631122885" calcext:value-type="float">
            <text:p>233.754631122885</text:p>
          </table:table-cell>
          <table:table-cell table:style-name="ce12" office:value-type="float" office:value="1940.27407185046" calcext:value-type="float">
            <text:p>1940.2740718504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900" calcext:value-type="float">
            <text:p>29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63.349853630643" calcext:value-type="float">
            <text:p>263.349853630643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263.285804578178" calcext:value-type="float">
            <text:p>263.285804578178</text:p>
          </table:table-cell>
          <table:table-cell table:style-name="ce12" office:value-type="float" office:value="1841.39297385027" calcext:value-type="float">
            <text:p>1841.3929738502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900" calcext:value-type="float">
            <text:p>29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92.610948478492" calcext:value-type="float">
            <text:p>292.610948478492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292.604187790393" calcext:value-type="float">
            <text:p>292.604187790393</text:p>
          </table:table-cell>
          <table:table-cell table:style-name="ce12" office:value-type="float" office:value="1767.95048164073" calcext:value-type="float">
            <text:p>1767.9504816407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900" calcext:value-type="float">
            <text:p>29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21.872043326342" calcext:value-type="float">
            <text:p>321.872043326342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321.85276933203" calcext:value-type="float">
            <text:p>321.85276933203</text:p>
          </table:table-cell>
          <table:table-cell table:style-name="ce12" office:value-type="float" office:value="1710.51013749596" calcext:value-type="float">
            <text:p>1710.5101374959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2900" calcext:value-type="float">
            <text:p>29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51.133138174191" calcext:value-type="float">
            <text:p>351.13313817419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51.069858786433" calcext:value-type="float">
            <text:p>351.069858786433</text:p>
          </table:table-cell>
          <table:table-cell table:style-name="ce12" office:value-type="float" office:value="1665.45187539084" calcext:value-type="float">
            <text:p>1665.45187539084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20.518950378677" calcext:value-type="float">
            <text:p>120.518950378677</text:p>
          </table:table-cell>
          <table:table-cell table:style-name="ce12" office:value-type="float" office:value="3780.58399007371" calcext:value-type="float">
            <text:p>3780.5839900737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50.648687973346" calcext:value-type="float">
            <text:p>150.648687973346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150.626743177475" calcext:value-type="float">
            <text:p>150.626743177475</text:p>
          </table:table-cell>
          <table:table-cell table:style-name="ce12" office:value-type="float" office:value="2815.19851385523" calcext:value-type="float">
            <text:p>2815.1985138552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80.778425568016" calcext:value-type="float">
            <text:p>180.778425568016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180.752245566556" calcext:value-type="float">
            <text:p>180.752245566556</text:p>
          </table:table-cell>
          <table:table-cell table:style-name="ce12" office:value-type="float" office:value="2385.03152035241" calcext:value-type="float">
            <text:p>2385.0315203524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10.908163162685" calcext:value-type="float">
            <text:p>210.908163162685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210.897952168257" calcext:value-type="float">
            <text:p>210.897952168257</text:p>
          </table:table-cell>
          <table:table-cell table:style-name="ce12" office:value-type="float" office:value="2160.54164872368" calcext:value-type="float">
            <text:p>2160.5416487236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41.037900757354" calcext:value-type="float">
            <text:p>241.03790075735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41.020915967856" calcext:value-type="float">
            <text:p>241.020915967856</text:p>
          </table:table-cell>
          <table:table-cell table:style-name="ce12" office:value-type="float" office:value="2003.34943537951" calcext:value-type="float">
            <text:p>2003.3494353795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71.167638352023" calcext:value-type="float">
            <text:p>271.167638352023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271.108630183209" calcext:value-type="float">
            <text:p>271.108630183209</text:p>
          </table:table-cell>
          <table:table-cell table:style-name="ce12" office:value-type="float" office:value="1901.9134697425" calcext:value-type="float">
            <text:p>1901.913469742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01.297375946692" calcext:value-type="float">
            <text:p>301.297375946692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301.254783259494" calcext:value-type="float">
            <text:p>301.254783259494</text:p>
          </table:table-cell>
          <table:table-cell table:style-name="ce12" office:value-type="float" office:value="1825.76237988143" calcext:value-type="float">
            <text:p>1825.7623798814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31.427113541362" calcext:value-type="float">
            <text:p>331.427113541362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331.400936335778" calcext:value-type="float">
            <text:p>331.400936335778</text:p>
          </table:table-cell>
          <table:table-cell table:style-name="ce12" office:value-type="float" office:value="1765.8902193151" calcext:value-type="float">
            <text:p>1765.890219315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61.556851136031" calcext:value-type="float">
            <text:p>361.55685113603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61.20858940519" calcext:value-type="float">
            <text:p>361.20858940519</text:p>
          </table:table-cell>
          <table:table-cell table:style-name="ce12" office:value-type="float" office:value="1718.85268704348" calcext:value-type="float">
            <text:p>1718.85268704348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3100" calcext:value-type="float">
            <text:p>31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24.518694139121" calcext:value-type="float">
            <text:p>124.518694139121</text:p>
          </table:table-cell>
          <table:table-cell table:style-name="ce12" office:value-type="float" office:value="3893.90178141701" calcext:value-type="float">
            <text:p>3893.9017814170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100" calcext:value-type="float">
            <text:p>31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55.648367673901" calcext:value-type="float">
            <text:p>155.648367673901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155.637681511274" calcext:value-type="float">
            <text:p>155.637681511274</text:p>
          </table:table-cell>
          <table:table-cell table:style-name="ce12" office:value-type="float" office:value="2899.82289302705" calcext:value-type="float">
            <text:p>2899.8228930270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100" calcext:value-type="float">
            <text:p>31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86.778041208681" calcext:value-type="float">
            <text:p>186.778041208681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186.734425229947" calcext:value-type="float">
            <text:p>186.734425229947</text:p>
          </table:table-cell>
          <table:table-cell table:style-name="ce12" office:value-type="float" office:value="2459.5519965579" calcext:value-type="float">
            <text:p>2459.551996557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100" calcext:value-type="float">
            <text:p>31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17.907714743461" calcext:value-type="float">
            <text:p>217.907714743461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217.858630448239" calcext:value-type="float">
            <text:p>217.858630448239</text:p>
          </table:table-cell>
          <table:table-cell table:style-name="ce12" office:value-type="float" office:value="2226.66172752256" calcext:value-type="float">
            <text:p>2226.6617275225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100" calcext:value-type="float">
            <text:p>31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49.037388278241" calcext:value-type="float">
            <text:p>249.03738827824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48.950012831054" calcext:value-type="float">
            <text:p>248.950012831054</text:p>
          </table:table-cell>
          <table:table-cell table:style-name="ce12" office:value-type="float" office:value="2063.66662265487" calcext:value-type="float">
            <text:p>2063.6666226548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100" calcext:value-type="float">
            <text:p>31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80.167061813022" calcext:value-type="float">
            <text:p>280.167061813022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280.150328928623" calcext:value-type="float">
            <text:p>280.150328928623</text:p>
          </table:table-cell>
          <table:table-cell table:style-name="ce12" office:value-type="float" office:value="1958.38627900919" calcext:value-type="float">
            <text:p>1958.3862790091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100" calcext:value-type="float">
            <text:p>31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11.296735347802" calcext:value-type="float">
            <text:p>311.296735347802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311.090849227925" calcext:value-type="float">
            <text:p>311.090849227925</text:p>
          </table:table-cell>
          <table:table-cell table:style-name="ce12" office:value-type="float" office:value="1879.56479661435" calcext:value-type="float">
            <text:p>1879.5647966143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100" calcext:value-type="float">
            <text:p>31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42.426408882582" calcext:value-type="float">
            <text:p>342.426408882582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342.398370656834" calcext:value-type="float">
            <text:p>342.398370656834</text:p>
          </table:table-cell>
          <table:table-cell table:style-name="ce12" office:value-type="float" office:value="1817.76593194064" calcext:value-type="float">
            <text:p>1817.7659319406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100" calcext:value-type="float">
            <text:p>31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73.556082417362" calcext:value-type="float">
            <text:p>373.55608241736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73.331862752665" calcext:value-type="float">
            <text:p>373.331862752665</text:p>
          </table:table-cell>
          <table:table-cell table:style-name="ce12" office:value-type="float" office:value="1769.65028992755" calcext:value-type="float">
            <text:p>1769.65028992755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3200" calcext:value-type="float">
            <text:p>32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28.138207458139" calcext:value-type="float">
            <text:p>128.138207458139</text:p>
          </table:table-cell>
          <table:table-cell table:style-name="ce12" office:value-type="float" office:value="4023.81720639424" calcext:value-type="float">
            <text:p>4023.8172063942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200" calcext:value-type="float">
            <text:p>32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60.172759322674" calcext:value-type="float">
            <text:p>160.172759322674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160.124920973262" calcext:value-type="float">
            <text:p>160.124920973262</text:p>
          </table:table-cell>
          <table:table-cell table:style-name="ce12" office:value-type="float" office:value="2998.41472935105" calcext:value-type="float">
            <text:p>2998.4147293510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200" calcext:value-type="float">
            <text:p>32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92.207311187209" calcext:value-type="float">
            <text:p>192.207311187209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192.18236598688" calcext:value-type="float">
            <text:p>192.18236598688</text:p>
          </table:table-cell>
          <table:table-cell table:style-name="ce12" office:value-type="float" office:value="2533.88479401469" calcext:value-type="float">
            <text:p>2533.8847940146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200" calcext:value-type="float">
            <text:p>32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24.241863051744" calcext:value-type="float">
            <text:p>224.241863051744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224.12031504134" calcext:value-type="float">
            <text:p>224.12031504134</text:p>
          </table:table-cell>
          <table:table-cell table:style-name="ce12" office:value-type="float" office:value="2295.34485190784" calcext:value-type="float">
            <text:p>2295.3448519078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200" calcext:value-type="float">
            <text:p>32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56.276414916279" calcext:value-type="float">
            <text:p>256.27641491627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6.150682702521" calcext:value-type="float">
            <text:p>256.150682702521</text:p>
          </table:table-cell>
          <table:table-cell table:style-name="ce12" office:value-type="float" office:value="2126.18941440934" calcext:value-type="float">
            <text:p>2126.1894144093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200" calcext:value-type="float">
            <text:p>32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88.310966780814" calcext:value-type="float">
            <text:p>288.310966780814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288.221769006701" calcext:value-type="float">
            <text:p>288.221769006701</text:p>
          </table:table-cell>
          <table:table-cell table:style-name="ce12" office:value-type="float" office:value="2017.88731041482" calcext:value-type="float">
            <text:p>2017.8873104148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200" calcext:value-type="float">
            <text:p>32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20.345518645349" calcext:value-type="float">
            <text:p>320.345518645349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320.22878657024" calcext:value-type="float">
            <text:p>320.22878657024</text:p>
          </table:table-cell>
          <table:table-cell table:style-name="ce12" office:value-type="float" office:value="1936.10440845095" calcext:value-type="float">
            <text:p>1936.1044084509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200" calcext:value-type="float">
            <text:p>32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52.380070509883" calcext:value-type="float">
            <text:p>352.380070509883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352.300045141207" calcext:value-type="float">
            <text:p>352.300045141207</text:p>
          </table:table-cell>
          <table:table-cell table:style-name="ce12" office:value-type="float" office:value="1872.51679229927" calcext:value-type="float">
            <text:p>1872.5167922992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200" calcext:value-type="float">
            <text:p>32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84.414622374418" calcext:value-type="float">
            <text:p>384.41462237441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84.379682935508" calcext:value-type="float">
            <text:p>384.379682935508</text:p>
          </table:table-cell>
          <table:table-cell table:style-name="ce12" office:value-type="float" office:value="1821.98377482125" calcext:value-type="float">
            <text:p>1821.98377482125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3300" calcext:value-type="float">
            <text:p>33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32.16350924312" calcext:value-type="float">
            <text:p>132.16350924312</text:p>
          </table:table-cell>
          <table:table-cell table:style-name="ce12" office:value-type="float" office:value="4137.35305096106" calcext:value-type="float">
            <text:p>4137.3530509610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300" calcext:value-type="float">
            <text:p>33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65.204386553901" calcext:value-type="float">
            <text:p>165.204386553901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165.190314055123" calcext:value-type="float">
            <text:p>165.190314055123</text:p>
          </table:table-cell>
          <table:table-cell table:style-name="ce12" office:value-type="float" office:value="3078.64245588069" calcext:value-type="float">
            <text:p>3078.6424558806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300" calcext:value-type="float">
            <text:p>33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98.245263864681" calcext:value-type="float">
            <text:p>198.245263864681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198.216301464302" calcext:value-type="float">
            <text:p>198.216301464302</text:p>
          </table:table-cell>
          <table:table-cell table:style-name="ce12" office:value-type="float" office:value="2606.44701048899" calcext:value-type="float">
            <text:p>2606.4470104889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300" calcext:value-type="float">
            <text:p>33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31.286141175461" calcext:value-type="float">
            <text:p>231.286141175461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231.244085709896" calcext:value-type="float">
            <text:p>231.244085709896</text:p>
          </table:table-cell>
          <table:table-cell table:style-name="ce12" office:value-type="float" office:value="2359.81683882774" calcext:value-type="float">
            <text:p>2359.8168388277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300" calcext:value-type="float">
            <text:p>33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64.327018486241" calcext:value-type="float">
            <text:p>264.32701848624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64.250675098145" calcext:value-type="float">
            <text:p>264.250675098145</text:p>
          </table:table-cell>
          <table:table-cell table:style-name="ce12" office:value-type="float" office:value="2185.68084702902" calcext:value-type="float">
            <text:p>2185.6808470290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300" calcext:value-type="float">
            <text:p>33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97.367895797021" calcext:value-type="float">
            <text:p>297.367895797021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297.313521578135" calcext:value-type="float">
            <text:p>297.313521578135</text:p>
          </table:table-cell>
          <table:table-cell table:style-name="ce12" office:value-type="float" office:value="2073.88095507169" calcext:value-type="float">
            <text:p>2073.8809550716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300" calcext:value-type="float">
            <text:p>33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30.408773107801" calcext:value-type="float">
            <text:p>330.408773107801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330.364652997237" calcext:value-type="float">
            <text:p>330.364652997237</text:p>
          </table:table-cell>
          <table:table-cell table:style-name="ce12" office:value-type="float" office:value="1990.42246586897" calcext:value-type="float">
            <text:p>1990.4224658689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300" calcext:value-type="float">
            <text:p>33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63.449650418581" calcext:value-type="float">
            <text:p>363.449650418581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363.341068415183" calcext:value-type="float">
            <text:p>363.341068415183</text:p>
          </table:table-cell>
          <table:table-cell table:style-name="ce12" office:value-type="float" office:value="1924.44778407997" calcext:value-type="float">
            <text:p>1924.4477840799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300" calcext:value-type="float">
            <text:p>33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96.490527729361" calcext:value-type="float">
            <text:p>396.49052772936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96.111135934842" calcext:value-type="float">
            <text:p>396.111135934842</text:p>
          </table:table-cell>
          <table:table-cell table:style-name="ce12" office:value-type="float" office:value="1873.01809306882" calcext:value-type="float">
            <text:p>1873.01809306882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3400" calcext:value-type="float">
            <text:p>34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35.450941339931" calcext:value-type="float">
            <text:p>135.450941339931</text:p>
          </table:table-cell>
          <table:table-cell table:style-name="ce12" office:value-type="float" office:value="4263.40840845095" calcext:value-type="float">
            <text:p>4263.4084084509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400" calcext:value-type="float">
            <text:p>34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69.313676674914" calcext:value-type="float">
            <text:p>169.313676674914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169.258735152755" calcext:value-type="float">
            <text:p>169.258735152755</text:p>
          </table:table-cell>
          <table:table-cell table:style-name="ce12" office:value-type="float" office:value="3182.22613913567" calcext:value-type="float">
            <text:p>3182.2261391356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400" calcext:value-type="float">
            <text:p>34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03.176412009897" calcext:value-type="float">
            <text:p>203.176412009897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203.12794399872" calcext:value-type="float">
            <text:p>203.12794399872</text:p>
          </table:table-cell>
          <table:table-cell table:style-name="ce12" office:value-type="float" office:value="2686.69156919523" calcext:value-type="float">
            <text:p>2686.6915691952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400" calcext:value-type="float">
            <text:p>34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37.03914734488" calcext:value-type="float">
            <text:p>237.03914734488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236.981770527952" calcext:value-type="float">
            <text:p>236.981770527952</text:p>
          </table:table-cell>
          <table:table-cell table:style-name="ce12" office:value-type="float" office:value="2431.73897633744" calcext:value-type="float">
            <text:p>2431.7389763374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400" calcext:value-type="float">
            <text:p>34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70.901882679863" calcext:value-type="float">
            <text:p>270.90188267986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70.883736569847" calcext:value-type="float">
            <text:p>270.883736569847</text:p>
          </table:table-cell>
          <table:table-cell table:style-name="ce12" office:value-type="float" office:value="2251.8196204534" calcext:value-type="float">
            <text:p>2251.819620453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400" calcext:value-type="float">
            <text:p>34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04.764618014845" calcext:value-type="float">
            <text:p>304.764618014845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304.702283450715" calcext:value-type="float">
            <text:p>304.702283450715</text:p>
          </table:table-cell>
          <table:table-cell table:style-name="ce12" office:value-type="float" office:value="2135.52987969388" calcext:value-type="float">
            <text:p>2135.5298796938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400" calcext:value-type="float">
            <text:p>34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38.627353349828" calcext:value-type="float">
            <text:p>338.627353349828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338.6060670234" calcext:value-type="float">
            <text:p>338.6060670234</text:p>
          </table:table-cell>
          <table:table-cell table:style-name="ce12" office:value-type="float" office:value="2047.96788440287" calcext:value-type="float">
            <text:p>2047.9678844028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400" calcext:value-type="float">
            <text:p>34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72.490088684811" calcext:value-type="float">
            <text:p>372.490088684811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372.467695074292" calcext:value-type="float">
            <text:p>372.467695074292</text:p>
          </table:table-cell>
          <table:table-cell table:style-name="ce12" office:value-type="float" office:value="1980.35894213069" calcext:value-type="float">
            <text:p>1980.3589421306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400" calcext:value-type="float">
            <text:p>34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406.352824019794" calcext:value-type="float">
            <text:p>406.35282401979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06.253465822877" calcext:value-type="float">
            <text:p>406.253465822877</text:p>
          </table:table-cell>
          <table:table-cell table:style-name="ce12" office:value-type="float" office:value="1927.31652872179" calcext:value-type="float">
            <text:p>1927.31652872179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3500" calcext:value-type="float">
            <text:p>35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39.682416921202" calcext:value-type="float">
            <text:p>139.682416921202</text:p>
          </table:table-cell>
          <table:table-cell table:style-name="ce12" office:value-type="float" office:value="4377.06263846472" calcext:value-type="float">
            <text:p>4377.0626384647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500" calcext:value-type="float">
            <text:p>35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74.603021151503" calcext:value-type="float">
            <text:p>174.603021151503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174.601537638461" calcext:value-type="float">
            <text:p>174.601537638461</text:p>
          </table:table-cell>
          <table:table-cell table:style-name="ce12" office:value-type="float" office:value="3256.2213135614" calcext:value-type="float">
            <text:p>3256.221313561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500" calcext:value-type="float">
            <text:p>35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09.523625381804" calcext:value-type="float">
            <text:p>209.523625381804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209.307818538899" calcext:value-type="float">
            <text:p>209.307818538899</text:p>
          </table:table-cell>
          <table:table-cell table:style-name="ce12" office:value-type="float" office:value="2757.53472177383" calcext:value-type="float">
            <text:p>2757.5347217738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500" calcext:value-type="float">
            <text:p>35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44.444229612104" calcext:value-type="float">
            <text:p>244.444229612104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244.428890432607" calcext:value-type="float">
            <text:p>244.428890432607</text:p>
          </table:table-cell>
          <table:table-cell table:style-name="ce12" office:value-type="float" office:value="2494.2366243798" calcext:value-type="float">
            <text:p>2494.236624379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500" calcext:value-type="float">
            <text:p>35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79.364833842405" calcext:value-type="float">
            <text:p>279.36483384240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79.3350267924" calcext:value-type="float">
            <text:p>279.3350267924</text:p>
          </table:table-cell>
          <table:table-cell table:style-name="ce12" office:value-type="float" office:value="2310.29661562487" calcext:value-type="float">
            <text:p>2310.2966156248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500" calcext:value-type="float">
            <text:p>35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14.285438072705" calcext:value-type="float">
            <text:p>314.285438072705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314.214489031859" calcext:value-type="float">
            <text:p>314.214489031859</text:p>
          </table:table-cell>
          <table:table-cell table:style-name="ce12" office:value-type="float" office:value="2190.33556036444" calcext:value-type="float">
            <text:p>2190.3355603644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500" calcext:value-type="float">
            <text:p>35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49.206042303006" calcext:value-type="float">
            <text:p>349.206042303006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349.108043779165" calcext:value-type="float">
            <text:p>349.108043779165</text:p>
          </table:table-cell>
          <table:table-cell table:style-name="ce12" office:value-type="float" office:value="2101.37292560818" calcext:value-type="float">
            <text:p>2101.3729256081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500" calcext:value-type="float">
            <text:p>35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84.126646533307" calcext:value-type="float">
            <text:p>384.126646533307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383.991430920652" calcext:value-type="float">
            <text:p>383.991430920652</text:p>
          </table:table-cell>
          <table:table-cell table:style-name="ce12" office:value-type="float" office:value="2031.78972275819" calcext:value-type="float">
            <text:p>2031.7897227581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500" calcext:value-type="float">
            <text:p>35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419.047250763607" calcext:value-type="float">
            <text:p>419.04725076360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19.000801608827" calcext:value-type="float">
            <text:p>419.000801608827</text:p>
          </table:table-cell>
          <table:table-cell table:style-name="ce12" office:value-type="float" office:value="1976.84311495679" calcext:value-type="float">
            <text:p>1976.84311495679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3600" calcext:value-type="float">
            <text:p>36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43.299701828863" calcext:value-type="float">
            <text:p>143.299701828863</text:p>
          </table:table-cell>
          <table:table-cell table:style-name="ce12" office:value-type="float" office:value="4499.01687490591" calcext:value-type="float">
            <text:p>4499.0168749059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600" calcext:value-type="float">
            <text:p>36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79.124627286079" calcext:value-type="float">
            <text:p>179.124627286079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179.100909547996" calcext:value-type="float">
            <text:p>179.100909547996</text:p>
          </table:table-cell>
          <table:table-cell table:style-name="ce12" office:value-type="float" office:value="3347.9743375691" calcext:value-type="float">
            <text:p>3347.974337569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600" calcext:value-type="float">
            <text:p>36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14.949552743295" calcext:value-type="float">
            <text:p>214.949552743295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214.790819591255" calcext:value-type="float">
            <text:p>214.790819591255</text:p>
          </table:table-cell>
          <table:table-cell table:style-name="ce12" office:value-type="float" office:value="2835.26743252937" calcext:value-type="float">
            <text:p>2835.2674325293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600" calcext:value-type="float">
            <text:p>36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50.774478200511" calcext:value-type="float">
            <text:p>250.774478200511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250.595845421469" calcext:value-type="float">
            <text:p>250.595845421469</text:p>
          </table:table-cell>
          <table:table-cell table:style-name="ce12" office:value-type="float" office:value="2563.42128798087" calcext:value-type="float">
            <text:p>2563.4212879808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600" calcext:value-type="float">
            <text:p>36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86.599403657726" calcext:value-type="float">
            <text:p>286.59940365772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86.526607105749" calcext:value-type="float">
            <text:p>286.526607105749</text:p>
          </table:table-cell>
          <table:table-cell table:style-name="ce12" office:value-type="float" office:value="2373.46742976338" calcext:value-type="float">
            <text:p>2373.4674297633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600" calcext:value-type="float">
            <text:p>36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22.424329114942" calcext:value-type="float">
            <text:p>322.424329114942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322.327099426658" calcext:value-type="float">
            <text:p>322.327099426658</text:p>
          </table:table-cell>
          <table:table-cell table:style-name="ce12" office:value-type="float" office:value="2249.60010565026" calcext:value-type="float">
            <text:p>2249.6001056502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600" calcext:value-type="float">
            <text:p>36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58.249254572158" calcext:value-type="float">
            <text:p>358.249254572158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358.174249683384" calcext:value-type="float">
            <text:p>358.174249683384</text:p>
          </table:table-cell>
          <table:table-cell table:style-name="ce12" office:value-type="float" office:value="2157.45637429056" calcext:value-type="float">
            <text:p>2157.4563742905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600" calcext:value-type="float">
            <text:p>36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94.074180029374" calcext:value-type="float">
            <text:p>394.074180029374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394.068820302621" calcext:value-type="float">
            <text:p>394.068820302621</text:p>
          </table:table-cell>
          <table:table-cell table:style-name="ce12" office:value-type="float" office:value="2086.05222304936" calcext:value-type="float">
            <text:p>2086.0522230493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600" calcext:value-type="float">
            <text:p>36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429.89910548659" calcext:value-type="float">
            <text:p>429.8991054865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29.543704052192" calcext:value-type="float">
            <text:p>429.543704052192</text:p>
          </table:table-cell>
          <table:table-cell table:style-name="ce12" office:value-type="float" office:value="2029.77953408846" calcext:value-type="float">
            <text:p>2029.77953408846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3700" calcext:value-type="float">
            <text:p>37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46.900182887099" calcext:value-type="float">
            <text:p>146.900182887099</text:p>
          </table:table-cell>
          <table:table-cell table:style-name="ce12" office:value-type="float" office:value="4623.68144846391" calcext:value-type="float">
            <text:p>4623.6814484639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700" calcext:value-type="float">
            <text:p>37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83.625228608874" calcext:value-type="float">
            <text:p>183.625228608874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183.506770340506" calcext:value-type="float">
            <text:p>183.506770340506</text:p>
          </table:table-cell>
          <table:table-cell table:style-name="ce12" office:value-type="float" office:value="3448.54281922309" calcext:value-type="float">
            <text:p>3448.5428192230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700" calcext:value-type="float">
            <text:p>37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20.350274330649" calcext:value-type="float">
            <text:p>220.350274330649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220.347209604163" calcext:value-type="float">
            <text:p>220.347209604163</text:p>
          </table:table-cell>
          <table:table-cell table:style-name="ce12" office:value-type="float" office:value="2911.40244535967" calcext:value-type="float">
            <text:p>2911.4024453596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700" calcext:value-type="float">
            <text:p>37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57.075320052424" calcext:value-type="float">
            <text:p>257.075320052424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257.040160074709" calcext:value-type="float">
            <text:p>257.040160074709</text:p>
          </table:table-cell>
          <table:table-cell table:style-name="ce12" office:value-type="float" office:value="2632.96913329217" calcext:value-type="float">
            <text:p>2632.9691332921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700" calcext:value-type="float">
            <text:p>37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93.800365774199" calcext:value-type="float">
            <text:p>293.8003657741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93.753813467114" calcext:value-type="float">
            <text:p>293.753813467114</text:p>
          </table:table-cell>
          <table:table-cell table:style-name="ce12" office:value-type="float" office:value="2436.38116678424" calcext:value-type="float">
            <text:p>2436.3811667842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700" calcext:value-type="float">
            <text:p>37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30.525411495973" calcext:value-type="float">
            <text:p>330.525411495973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330.47464995615" calcext:value-type="float">
            <text:p>330.47464995615</text:p>
          </table:table-cell>
          <table:table-cell table:style-name="ce12" office:value-type="float" office:value="2308.46130102064" calcext:value-type="float">
            <text:p>2308.4613010206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700" calcext:value-type="float">
            <text:p>37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67.250457217748" calcext:value-type="float">
            <text:p>367.250457217748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367.237985154809" calcext:value-type="float">
            <text:p>367.237985154809</text:p>
          </table:table-cell>
          <table:table-cell table:style-name="ce12" office:value-type="float" office:value="2214.23976414497" calcext:value-type="float">
            <text:p>2214.2397641449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700" calcext:value-type="float">
            <text:p>37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403.975502939523" calcext:value-type="float">
            <text:p>403.975502939523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403.91241012583" calcext:value-type="float">
            <text:p>403.91241012583</text:p>
          </table:table-cell>
          <table:table-cell table:style-name="ce12" office:value-type="float" office:value="2140.02947186214" calcext:value-type="float">
            <text:p>2140.0294718621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700" calcext:value-type="float">
            <text:p>37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440.700548661298" calcext:value-type="float">
            <text:p>440.70054866129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40.687893424642" calcext:value-type="float">
            <text:p>440.687893424642</text:p>
          </table:table-cell>
          <table:table-cell table:style-name="ce12" office:value-type="float" office:value="2082.02289580962" calcext:value-type="float">
            <text:p>2082.02289580962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3800" calcext:value-type="float">
            <text:p>38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0.789662334227" calcext:value-type="float">
            <text:p>150.789662334227</text:p>
          </table:table-cell>
          <table:table-cell table:style-name="ce12" office:value-type="float" office:value="4740.24580979199" calcext:value-type="float">
            <text:p>4740.2458097919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800" calcext:value-type="float">
            <text:p>38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88.487077917784" calcext:value-type="float">
            <text:p>188.487077917784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188.468572715567" calcext:value-type="float">
            <text:p>188.468572715567</text:p>
          </table:table-cell>
          <table:table-cell table:style-name="ce12" office:value-type="float" office:value="3530.85324894482" calcext:value-type="float">
            <text:p>3530.8532489448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800" calcext:value-type="float">
            <text:p>38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26.18449350134" calcext:value-type="float">
            <text:p>226.18449350134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226.071782537979" calcext:value-type="float">
            <text:p>226.071782537979</text:p>
          </table:table-cell>
          <table:table-cell table:style-name="ce12" office:value-type="float" office:value="2983.14562255086" calcext:value-type="float">
            <text:p>2983.1456225508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800" calcext:value-type="float">
            <text:p>38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63.881909084897" calcext:value-type="float">
            <text:p>263.881909084897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263.732114523973" calcext:value-type="float">
            <text:p>263.732114523973</text:p>
          </table:table-cell>
          <table:table-cell table:style-name="ce12" office:value-type="float" office:value="2698.68937399309" calcext:value-type="float">
            <text:p>2698.6893739930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800" calcext:value-type="float">
            <text:p>38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01.579324668454" calcext:value-type="float">
            <text:p>301.57932466845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1.539982906514" calcext:value-type="float">
            <text:p>301.539982906514</text:p>
          </table:table-cell>
          <table:table-cell table:style-name="ce12" office:value-type="float" office:value="2497.4329717985" calcext:value-type="float">
            <text:p>2497.432971798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800" calcext:value-type="float">
            <text:p>38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39.27674025201" calcext:value-type="float">
            <text:p>339.27674025201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339.266828254059" calcext:value-type="float">
            <text:p>339.266828254059</text:p>
          </table:table-cell>
          <table:table-cell table:style-name="ce12" office:value-type="float" office:value="2366.64109336036" calcext:value-type="float">
            <text:p>2366.6410933603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800" calcext:value-type="float">
            <text:p>38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76.974155835567" calcext:value-type="float">
            <text:p>376.974155835567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376.903527366079" calcext:value-type="float">
            <text:p>376.903527366079</text:p>
          </table:table-cell>
          <table:table-cell table:style-name="ce12" office:value-type="float" office:value="2269.37072734892" calcext:value-type="float">
            <text:p>2269.3707273489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800" calcext:value-type="float">
            <text:p>38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414.671571419124" calcext:value-type="float">
            <text:p>414.671571419124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414.423845920658" calcext:value-type="float">
            <text:p>414.423845920658</text:p>
          </table:table-cell>
          <table:table-cell table:style-name="ce12" office:value-type="float" office:value="2193.61255827432" calcext:value-type="float">
            <text:p>2193.6125582743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800" calcext:value-type="float">
            <text:p>38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452.368987002681" calcext:value-type="float">
            <text:p>452.36898700268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52.341050594303" calcext:value-type="float">
            <text:p>452.341050594303</text:p>
          </table:table-cell>
          <table:table-cell table:style-name="ce12" office:value-type="float" office:value="2133.14172867401" calcext:value-type="float">
            <text:p>2133.14172867401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3900" calcext:value-type="float">
            <text:p>39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4.418695346484" calcext:value-type="float">
            <text:p>154.418695346484</text:p>
          </table:table-cell>
          <table:table-cell table:style-name="ce12" office:value-type="float" office:value="4861.4498606077" calcext:value-type="float">
            <text:p>4861.449860607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900" calcext:value-type="float">
            <text:p>39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93.023369183105" calcext:value-type="float">
            <text:p>193.023369183105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192.978347068585" calcext:value-type="float">
            <text:p>192.978347068585</text:p>
          </table:table-cell>
          <table:table-cell table:style-name="ce12" office:value-type="float" office:value="3626.67844549748" calcext:value-type="float">
            <text:p>3626.6784454974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900" calcext:value-type="float">
            <text:p>39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31.628043019726" calcext:value-type="float">
            <text:p>231.628043019726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231.481091459766" calcext:value-type="float">
            <text:p>231.481091459766</text:p>
          </table:table-cell>
          <table:table-cell table:style-name="ce12" office:value-type="float" office:value="3060.44586695031" calcext:value-type="float">
            <text:p>3060.4458669503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900" calcext:value-type="float">
            <text:p>39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70.232716856347" calcext:value-type="float">
            <text:p>270.232716856347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270.11955782724" calcext:value-type="float">
            <text:p>270.11955782724</text:p>
          </table:table-cell>
          <table:table-cell table:style-name="ce12" office:value-type="float" office:value="2767.54779571598" calcext:value-type="float">
            <text:p>2767.5477957159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900" calcext:value-type="float">
            <text:p>39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08.837390692968" calcext:value-type="float">
            <text:p>308.83739069296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8.814985850649" calcext:value-type="float">
            <text:p>308.814985850649</text:p>
          </table:table-cell>
          <table:table-cell table:style-name="ce12" office:value-type="float" office:value="2559.94015729129" calcext:value-type="float">
            <text:p>2559.9401572912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900" calcext:value-type="float">
            <text:p>39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47.442064529589" calcext:value-type="float">
            <text:p>347.442064529589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347.412329579279" calcext:value-type="float">
            <text:p>347.412329579279</text:p>
          </table:table-cell>
          <table:table-cell table:style-name="ce12" office:value-type="float" office:value="2425.32362138457" calcext:value-type="float">
            <text:p>2425.3236213845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900" calcext:value-type="float">
            <text:p>39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86.04673836621" calcext:value-type="float">
            <text:p>386.04673836621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385.694655318797" calcext:value-type="float">
            <text:p>385.694655318797</text:p>
          </table:table-cell>
          <table:table-cell table:style-name="ce12" office:value-type="float" office:value="2326.12387079658" calcext:value-type="float">
            <text:p>2326.1238707965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900" calcext:value-type="float">
            <text:p>39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424.651412202831" calcext:value-type="float">
            <text:p>424.651412202831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424.577686424962" calcext:value-type="float">
            <text:p>424.577686424962</text:p>
          </table:table-cell>
          <table:table-cell table:style-name="ce12" office:value-type="float" office:value="2247.45241434194" calcext:value-type="float">
            <text:p>2247.4524143419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3900" calcext:value-type="float">
            <text:p>39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463.256086039452" calcext:value-type="float">
            <text:p>463.25608603945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63.249011790003" calcext:value-type="float">
            <text:p>463.249011790003</text:p>
          </table:table-cell>
          <table:table-cell table:style-name="ce12" office:value-type="float" office:value="2185.59920312482" calcext:value-type="float">
            <text:p>2185.59920312482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4000" calcext:value-type="float">
            <text:p>40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8.34259855203" calcext:value-type="float">
            <text:p>158.34259855203</text:p>
          </table:table-cell>
          <table:table-cell table:style-name="ce12" office:value-type="float" office:value="4980.08867472341" calcext:value-type="float">
            <text:p>4980.0886747234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000" calcext:value-type="float">
            <text:p>40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97.928248190037" calcext:value-type="float">
            <text:p>197.928248190037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197.896544140805" calcext:value-type="float">
            <text:p>197.896544140805</text:p>
          </table:table-cell>
          <table:table-cell table:style-name="ce12" office:value-type="float" office:value="3710.03449765055" calcext:value-type="float">
            <text:p>3710.0344976505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000" calcext:value-type="float">
            <text:p>40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37.513897828044" calcext:value-type="float">
            <text:p>237.513897828044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237.500959432177" calcext:value-type="float">
            <text:p>237.500959432177</text:p>
          </table:table-cell>
          <table:table-cell table:style-name="ce12" office:value-type="float" office:value="3132.76628993549" calcext:value-type="float">
            <text:p>3132.7662899354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000" calcext:value-type="float">
            <text:p>40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77.099547466052" calcext:value-type="float">
            <text:p>277.099547466052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277.090361942093" calcext:value-type="float">
            <text:p>277.090361942093</text:p>
          </table:table-cell>
          <table:table-cell table:style-name="ce12" office:value-type="float" office:value="2833.84126758386" calcext:value-type="float">
            <text:p>2833.8412675838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000" calcext:value-type="float">
            <text:p>40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16.685197104059" calcext:value-type="float">
            <text:p>316.6851971040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16.669749641178" calcext:value-type="float">
            <text:p>316.669749641178</text:p>
          </table:table-cell>
          <table:table-cell table:style-name="ce12" office:value-type="float" office:value="2620.52776317503" calcext:value-type="float">
            <text:p>2620.5277631750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000" calcext:value-type="float">
            <text:p>40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56.270846742067" calcext:value-type="float">
            <text:p>356.270846742067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356.166849357955" calcext:value-type="float">
            <text:p>356.166849357955</text:p>
          </table:table-cell>
          <table:table-cell table:style-name="ce12" office:value-type="float" office:value="2483.03424647303" calcext:value-type="float">
            <text:p>2483.0342464730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000" calcext:value-type="float">
            <text:p>40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95.856496380074" calcext:value-type="float">
            <text:p>395.856496380074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395.840970047752" calcext:value-type="float">
            <text:p>395.840970047752</text:p>
          </table:table-cell>
          <table:table-cell table:style-name="ce12" office:value-type="float" office:value="2380.21198942531" calcext:value-type="float">
            <text:p>2380.2119894253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000" calcext:value-type="float">
            <text:p>40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435.442146018081" calcext:value-type="float">
            <text:p>435.442146018081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435.399093816237" calcext:value-type="float">
            <text:p>435.399093816237</text:p>
          </table:table-cell>
          <table:table-cell table:style-name="ce12" office:value-type="float" office:value="2299.55116839592" calcext:value-type="float">
            <text:p>2299.5511683959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000" calcext:value-type="float">
            <text:p>40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475.027795656089" calcext:value-type="float">
            <text:p>475.02779565608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75.005552403902" calcext:value-type="float">
            <text:p>475.005552403902</text:p>
          </table:table-cell>
          <table:table-cell table:style-name="ce12" office:value-type="float" office:value="2236.81159669498" calcext:value-type="float">
            <text:p>2236.81159669498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4100" calcext:value-type="float">
            <text:p>41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62.03844092792" calcext:value-type="float">
            <text:p>162.03844092792</text:p>
          </table:table-cell>
          <table:table-cell table:style-name="ce12" office:value-type="float" office:value="5104.32606274652" calcext:value-type="float">
            <text:p>5104.3260627465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100" calcext:value-type="float">
            <text:p>41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02.5480511599" calcext:value-type="float">
            <text:p>202.5480511599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202.500242625645" calcext:value-type="float">
            <text:p>202.500242625645</text:p>
          </table:table-cell>
          <table:table-cell table:style-name="ce12" office:value-type="float" office:value="3799.50571193187" calcext:value-type="float">
            <text:p>3799.5057119318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100" calcext:value-type="float">
            <text:p>41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43.05766139188" calcext:value-type="float">
            <text:p>243.05766139188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242.852517617996" calcext:value-type="float">
            <text:p>242.852517617996</text:p>
          </table:table-cell>
          <table:table-cell table:style-name="ce12" office:value-type="float" office:value="3209.79834975276" calcext:value-type="float">
            <text:p>3209.7983497527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100" calcext:value-type="float">
            <text:p>41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83.567271623859" calcext:value-type="float">
            <text:p>283.567271623859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283.414713715327" calcext:value-type="float">
            <text:p>283.414713715327</text:p>
          </table:table-cell>
          <table:table-cell table:style-name="ce12" office:value-type="float" office:value="2900.65187326986" calcext:value-type="float">
            <text:p>2900.6518732698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100" calcext:value-type="float">
            <text:p>41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24.076881855839" calcext:value-type="float">
            <text:p>324.07688185583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23.951496230565" calcext:value-type="float">
            <text:p>323.951496230565</text:p>
          </table:table-cell>
          <table:table-cell table:style-name="ce12" office:value-type="float" office:value="2682.58588031052" calcext:value-type="float">
            <text:p>2682.5858803105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100" calcext:value-type="float">
            <text:p>41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64.586492087819" calcext:value-type="float">
            <text:p>364.586492087819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364.580677634282" calcext:value-type="float">
            <text:p>364.580677634282</text:p>
          </table:table-cell>
          <table:table-cell table:style-name="ce12" office:value-type="float" office:value="2541.17368618272" calcext:value-type="float">
            <text:p>2541.1736861827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100" calcext:value-type="float">
            <text:p>41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405.096102319799" calcext:value-type="float">
            <text:p>405.096102319799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405.029218712333" calcext:value-type="float">
            <text:p>405.029218712333</text:p>
          </table:table-cell>
          <table:table-cell table:style-name="ce12" office:value-type="float" office:value="2436.40886418047" calcext:value-type="float">
            <text:p>2436.4088641804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100" calcext:value-type="float">
            <text:p>41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445.605712551779" calcext:value-type="float">
            <text:p>445.605712551779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445.53312414246" calcext:value-type="float">
            <text:p>445.53312414246</text:p>
          </table:table-cell>
          <table:table-cell table:style-name="ce12" office:value-type="float" office:value="2354.50539527993" calcext:value-type="float">
            <text:p>2354.5053952799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100" calcext:value-type="float">
            <text:p>41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486.115322783759" calcext:value-type="float">
            <text:p>486.11532278375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86.069245447353" calcext:value-type="float">
            <text:p>486.069245447353</text:p>
          </table:table-cell>
          <table:table-cell table:style-name="ce12" office:value-type="float" office:value="2289.5351600054" calcext:value-type="float">
            <text:p>2289.5351600054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4200" calcext:value-type="float">
            <text:p>42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65.728635094573" calcext:value-type="float">
            <text:p>165.728635094573</text:p>
          </table:table-cell>
          <table:table-cell table:style-name="ce12" office:value-type="float" office:value="5226.3495905559" calcext:value-type="float">
            <text:p>5226.349590555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200" calcext:value-type="float">
            <text:p>42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07.160793868216" calcext:value-type="float">
            <text:p>207.160793868216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207.156484471497" calcext:value-type="float">
            <text:p>207.156484471497</text:p>
          </table:table-cell>
          <table:table-cell table:style-name="ce12" office:value-type="float" office:value="3895.49967830433" calcext:value-type="float">
            <text:p>3895.4996783043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200" calcext:value-type="float">
            <text:p>42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48.592952641859" calcext:value-type="float">
            <text:p>248.592952641859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248.585799335188" calcext:value-type="float">
            <text:p>248.585799335188</text:p>
          </table:table-cell>
          <table:table-cell table:style-name="ce12" office:value-type="float" office:value="3283.1684104379" calcext:value-type="float">
            <text:p>3283.168410437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200" calcext:value-type="float">
            <text:p>42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90.025111415502" calcext:value-type="float">
            <text:p>290.025111415502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290.007873742742" calcext:value-type="float">
            <text:p>290.007873742742</text:p>
          </table:table-cell>
          <table:table-cell table:style-name="ce12" office:value-type="float" office:value="2968.12904472538" calcext:value-type="float">
            <text:p>2968.1290447253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200" calcext:value-type="float">
            <text:p>42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31.457270189145" calcext:value-type="float">
            <text:p>331.45727018914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31.437972247122" calcext:value-type="float">
            <text:p>331.437972247122</text:p>
          </table:table-cell>
          <table:table-cell table:style-name="ce12" office:value-type="float" office:value="2744.66768620309" calcext:value-type="float">
            <text:p>2744.6676862030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200" calcext:value-type="float">
            <text:p>42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72.889428962789" calcext:value-type="float">
            <text:p>372.889428962789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372.862388179596" calcext:value-type="float">
            <text:p>372.862388179596</text:p>
          </table:table-cell>
          <table:table-cell table:style-name="ce12" office:value-type="float" office:value="2599.74262930547" calcext:value-type="float">
            <text:p>2599.7426293054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200" calcext:value-type="float">
            <text:p>42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414.321587736432" calcext:value-type="float">
            <text:p>414.321587736432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414.281920287618" calcext:value-type="float">
            <text:p>414.281920287618</text:p>
          </table:table-cell>
          <table:table-cell table:style-name="ce12" office:value-type="float" office:value="2492.39575053868" calcext:value-type="float">
            <text:p>2492.3957505386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200" calcext:value-type="float">
            <text:p>42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455.753746510075" calcext:value-type="float">
            <text:p>455.753746510075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455.667154468684" calcext:value-type="float">
            <text:p>455.667154468684</text:p>
          </table:table-cell>
          <table:table-cell table:style-name="ce12" office:value-type="float" office:value="2407.98916696979" calcext:value-type="float">
            <text:p>2407.9891669697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200" calcext:value-type="float">
            <text:p>42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497.185905283718" calcext:value-type="float">
            <text:p>497.18590528371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96.823723695932" calcext:value-type="float">
            <text:p>496.823723695932</text:p>
          </table:table-cell>
          <table:table-cell table:style-name="ce12" office:value-type="float" office:value="2341.72261588041" calcext:value-type="float">
            <text:p>2341.72261588041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4300" calcext:value-type="float">
            <text:p>43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69.666967804361" calcext:value-type="float">
            <text:p>169.666967804361</text:p>
          </table:table-cell>
          <table:table-cell table:style-name="ce12" office:value-type="float" office:value="5343.03874885815" calcext:value-type="float">
            <text:p>5343.0387488581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300" calcext:value-type="float">
            <text:p>43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12.083709755452" calcext:value-type="float">
            <text:p>212.083709755452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211.979878093681" calcext:value-type="float">
            <text:p>211.979878093681</text:p>
          </table:table-cell>
          <table:table-cell table:style-name="ce12" office:value-type="float" office:value="3978.41166609283" calcext:value-type="float">
            <text:p>3978.4116660928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300" calcext:value-type="float">
            <text:p>43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54.500451706542" calcext:value-type="float">
            <text:p>254.500451706542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254.475840171597" calcext:value-type="float">
            <text:p>254.475840171597</text:p>
          </table:table-cell>
          <table:table-cell table:style-name="ce12" office:value-type="float" office:value="3357.99468431587" calcext:value-type="float">
            <text:p>3357.9946843158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300" calcext:value-type="float">
            <text:p>43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96.917193657632" calcext:value-type="float">
            <text:p>296.917193657632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296.808618055936" calcext:value-type="float">
            <text:p>296.808618055936</text:p>
          </table:table-cell>
          <table:table-cell table:style-name="ce12" office:value-type="float" office:value="3034.68806412938" calcext:value-type="float">
            <text:p>3034.6880641293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300" calcext:value-type="float">
            <text:p>43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39.333935608723" calcext:value-type="float">
            <text:p>339.33393560872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39.266828254059" calcext:value-type="float">
            <text:p>339.266828254059</text:p>
          </table:table-cell>
          <table:table-cell table:style-name="ce12" office:value-type="float" office:value="2806.34729455964" calcext:value-type="float">
            <text:p>2806.3472945596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300" calcext:value-type="float">
            <text:p>43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81.750677559813" calcext:value-type="float">
            <text:p>381.750677559813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381.684825799902" calcext:value-type="float">
            <text:p>381.684825799902</text:p>
          </table:table-cell>
          <table:table-cell table:style-name="ce12" office:value-type="float" office:value="2656.80305608382" calcext:value-type="float">
            <text:p>2656.8030560838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300" calcext:value-type="float">
            <text:p>43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424.167419510903" calcext:value-type="float">
            <text:p>424.167419510903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424.092142590197" calcext:value-type="float">
            <text:p>424.092142590197</text:p>
          </table:table-cell>
          <table:table-cell table:style-name="ce12" office:value-type="float" office:value="2546.8364648553" calcext:value-type="float">
            <text:p>2546.836464855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300" calcext:value-type="float">
            <text:p>43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466.584161461994" calcext:value-type="float">
            <text:p>466.584161461994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466.579276569164" calcext:value-type="float">
            <text:p>466.579276569164</text:p>
          </table:table-cell>
          <table:table-cell table:style-name="ce12" office:value-type="float" office:value="2461.20875040773" calcext:value-type="float">
            <text:p>2461.2087504077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300" calcext:value-type="float">
            <text:p>43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509.000903413084" calcext:value-type="float">
            <text:p>509.00090341308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8.841131140854" calcext:value-type="float">
            <text:p>508.841131140854</text:p>
          </table:table-cell>
          <table:table-cell table:style-name="ce12" office:value-type="float" office:value="2392.6024713106" calcext:value-type="float">
            <text:p>2392.6024713106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4400" calcext:value-type="float">
            <text:p>44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73.437345760239" calcext:value-type="float">
            <text:p>173.437345760239</text:p>
          </table:table-cell>
          <table:table-cell table:style-name="ce12" office:value-type="float" office:value="5463.70213762015" calcext:value-type="float">
            <text:p>5463.7021376201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400" calcext:value-type="float">
            <text:p>44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16.796682200299" calcext:value-type="float">
            <text:p>216.796682200299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216.616789540493" calcext:value-type="float">
            <text:p>216.616789540493</text:p>
          </table:table-cell>
          <table:table-cell table:style-name="ce12" office:value-type="float" office:value="4065.91459666763" calcext:value-type="float">
            <text:p>4065.9145966676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400" calcext:value-type="float">
            <text:p>44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60.156018640358" calcext:value-type="float">
            <text:p>260.156018640358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260.150962990069" calcext:value-type="float">
            <text:p>260.150962990069</text:p>
          </table:table-cell>
          <table:table-cell table:style-name="ce12" office:value-type="float" office:value="3430.65418665821" calcext:value-type="float">
            <text:p>3430.6541866582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400" calcext:value-type="float">
            <text:p>44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03.515355080418" calcext:value-type="float">
            <text:p>303.515355080418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303.481521929191" calcext:value-type="float">
            <text:p>303.481521929191</text:p>
          </table:table-cell>
          <table:table-cell table:style-name="ce12" office:value-type="float" office:value="3100.63462640931" calcext:value-type="float">
            <text:p>3100.6346264093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400" calcext:value-type="float">
            <text:p>44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46.874691520478" calcext:value-type="float">
            <text:p>346.87469152047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46.755152570113" calcext:value-type="float">
            <text:p>346.755152570113</text:p>
          </table:table-cell>
          <table:table-cell table:style-name="ce12" office:value-type="float" office:value="2867.63161739179" calcext:value-type="float">
            <text:p>2867.6316173917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400" calcext:value-type="float">
            <text:p>44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90.234027960538" calcext:value-type="float">
            <text:p>390.234027960538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389.983186648469" calcext:value-type="float">
            <text:p>389.983186648469</text:p>
          </table:table-cell>
          <table:table-cell table:style-name="ce12" office:value-type="float" office:value="2715.73190603379" calcext:value-type="float">
            <text:p>2715.7319060337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400" calcext:value-type="float">
            <text:p>44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433.593364400597" calcext:value-type="float">
            <text:p>433.593364400597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433.573438440108" calcext:value-type="float">
            <text:p>433.573438440108</text:p>
          </table:table-cell>
          <table:table-cell table:style-name="ce12" office:value-type="float" office:value="2602.08179956835" calcext:value-type="float">
            <text:p>2602.0817995683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400" calcext:value-type="float">
            <text:p>44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476.952700840657" calcext:value-type="float">
            <text:p>476.952700840657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476.687677775631" calcext:value-type="float">
            <text:p>476.687677775631</text:p>
          </table:table-cell>
          <table:table-cell table:style-name="ce12" office:value-type="float" office:value="2514.53126119984" calcext:value-type="float">
            <text:p>2514.5312611998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400" calcext:value-type="float">
            <text:p>44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520.312037280717" calcext:value-type="float">
            <text:p>520.31203728071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20.18618733747" calcext:value-type="float">
            <text:p>520.18618733747</text:p>
          </table:table-cell>
          <table:table-cell table:style-name="ce12" office:value-type="float" office:value="2444.73234756559" calcext:value-type="float">
            <text:p>2444.73234756559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4500" calcext:value-type="float">
            <text:p>45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77.165184606234" calcext:value-type="float">
            <text:p>177.165184606234</text:p>
          </table:table-cell>
          <table:table-cell table:style-name="ce12" office:value-type="float" office:value="5583.70624370463" calcext:value-type="float">
            <text:p>5583.7062437046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500" calcext:value-type="float">
            <text:p>45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21.456480757792" calcext:value-type="float">
            <text:p>221.456480757792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221.418964592144" calcext:value-type="float">
            <text:p>221.418964592144</text:p>
          </table:table-cell>
          <table:table-cell table:style-name="ce12" office:value-type="float" office:value="4160.32878273204" calcext:value-type="float">
            <text:p>4160.3287827320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500" calcext:value-type="float">
            <text:p>45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65.74777690935" calcext:value-type="float">
            <text:p>265.74777690935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265.675581788848" calcext:value-type="float">
            <text:p>265.675581788848</text:p>
          </table:table-cell>
          <table:table-cell table:style-name="ce12" office:value-type="float" office:value="3506.0285374315" calcext:value-type="float">
            <text:p>3506.028537431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500" calcext:value-type="float">
            <text:p>45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10.039073060909" calcext:value-type="float">
            <text:p>310.039073060909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309.958212184012" calcext:value-type="float">
            <text:p>309.958212184012</text:p>
          </table:table-cell>
          <table:table-cell table:style-name="ce12" office:value-type="float" office:value="3169.71878503307" calcext:value-type="float">
            <text:p>3169.7187850330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500" calcext:value-type="float">
            <text:p>45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54.330369212467" calcext:value-type="float">
            <text:p>354.33036921246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54.326851206451" calcext:value-type="float">
            <text:p>354.326851206451</text:p>
          </table:table-cell>
          <table:table-cell table:style-name="ce12" office:value-type="float" office:value="2929.42236580275" calcext:value-type="float">
            <text:p>2929.4223658027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500" calcext:value-type="float">
            <text:p>45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98.621665364025" calcext:value-type="float">
            <text:p>398.621665364025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398.568057100467" calcext:value-type="float">
            <text:p>398.568057100467</text:p>
          </table:table-cell>
          <table:table-cell table:style-name="ce12" office:value-type="float" office:value="2774.1190940192" calcext:value-type="float">
            <text:p>2774.119094019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500" calcext:value-type="float">
            <text:p>45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442.912961515584" calcext:value-type="float">
            <text:p>442.912961515584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442.894356067817" calcext:value-type="float">
            <text:p>442.894356067817</text:p>
          </table:table-cell>
          <table:table-cell table:style-name="ce12" office:value-type="float" office:value="2658.59212997481" calcext:value-type="float">
            <text:p>2658.5921299748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500" calcext:value-type="float">
            <text:p>45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487.204257667142" calcext:value-type="float">
            <text:p>487.204257667142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487.122015809851" calcext:value-type="float">
            <text:p>487.122015809851</text:p>
          </table:table-cell>
          <table:table-cell table:style-name="ce12" office:value-type="float" office:value="2568.25505186014" calcext:value-type="float">
            <text:p>2568.2550518601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500" calcext:value-type="float">
            <text:p>45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531.495553818701" calcext:value-type="float">
            <text:p>531.49555381870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31.010303198977" calcext:value-type="float">
            <text:p>531.010303198977</text:p>
          </table:table-cell>
          <table:table-cell table:style-name="ce12" office:value-type="float" office:value="2497.09144486296" calcext:value-type="float">
            <text:p>2497.09144486296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4600" calcext:value-type="float">
            <text:p>46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80.847841935055" calcext:value-type="float">
            <text:p>180.847841935055</text:p>
          </table:table-cell>
          <table:table-cell table:style-name="ce12" office:value-type="float" office:value="5704.05450234787" calcext:value-type="float">
            <text:p>5704.0545023478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600" calcext:value-type="float">
            <text:p>46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26.059802418818" calcext:value-type="float">
            <text:p>226.059802418818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225.980516190254" calcext:value-type="float">
            <text:p>225.980516190254</text:p>
          </table:table-cell>
          <table:table-cell table:style-name="ce12" office:value-type="float" office:value="4245.43758882415" calcext:value-type="float">
            <text:p>4245.4375888241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600" calcext:value-type="float">
            <text:p>46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71.271762902582" calcext:value-type="float">
            <text:p>271.271762902582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271.227802531421" calcext:value-type="float">
            <text:p>271.227802531421</text:p>
          </table:table-cell>
          <table:table-cell table:style-name="ce12" office:value-type="float" office:value="3583.54539596742" calcext:value-type="float">
            <text:p>3583.5453959674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600" calcext:value-type="float">
            <text:p>46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16.483723386346" calcext:value-type="float">
            <text:p>316.483723386346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316.471809279977" calcext:value-type="float">
            <text:p>316.471809279977</text:p>
          </table:table-cell>
          <table:table-cell table:style-name="ce12" office:value-type="float" office:value="3236.52196846955" calcext:value-type="float">
            <text:p>3236.5219684695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600" calcext:value-type="float">
            <text:p>46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61.695683870109" calcext:value-type="float">
            <text:p>361.69568387010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61.686317553464" calcext:value-type="float">
            <text:p>361.686317553464</text:p>
          </table:table-cell>
          <table:table-cell table:style-name="ce12" office:value-type="float" office:value="2992.23748689763" calcext:value-type="float">
            <text:p>2992.2374868976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600" calcext:value-type="float">
            <text:p>46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406.907644353873" calcext:value-type="float">
            <text:p>406.907644353873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406.851729746317" calcext:value-type="float">
            <text:p>406.851729746317</text:p>
          </table:table-cell>
          <table:table-cell table:style-name="ce12" office:value-type="float" office:value="2831.61279597654" calcext:value-type="float">
            <text:p>2831.6127959765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600" calcext:value-type="float">
            <text:p>46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452.119604837637" calcext:value-type="float">
            <text:p>452.119604837637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452.096908074507" calcext:value-type="float">
            <text:p>452.096908074507</text:p>
          </table:table-cell>
          <table:table-cell table:style-name="ce12" office:value-type="float" office:value="2714.23224380879" calcext:value-type="float">
            <text:p>2714.2322438087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600" calcext:value-type="float">
            <text:p>46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497.3315653214" calcext:value-type="float">
            <text:p>497.3315653214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497.320041213646" calcext:value-type="float">
            <text:p>497.320041213646</text:p>
          </table:table-cell>
          <table:table-cell table:style-name="ce12" office:value-type="float" office:value="2622.05656313937" calcext:value-type="float">
            <text:p>2622.0565631393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600" calcext:value-type="float">
            <text:p>46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542.543525805164" calcext:value-type="float">
            <text:p>542.54352580516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42.472131466182" calcext:value-type="float">
            <text:p>542.472131466182</text:p>
          </table:table-cell>
          <table:table-cell table:style-name="ce12" office:value-type="float" office:value="2549.29034119047" calcext:value-type="float">
            <text:p>2549.29034119047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4700" calcext:value-type="float">
            <text:p>47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84.662192234171" calcext:value-type="float">
            <text:p>184.662192234171</text:p>
          </table:table-cell>
          <table:table-cell table:style-name="ce12" office:value-type="float" office:value="5826.45357253863" calcext:value-type="float">
            <text:p>5826.4535725386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700" calcext:value-type="float">
            <text:p>47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30.827740292714" calcext:value-type="float">
            <text:p>230.827740292714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230.805660243498" calcext:value-type="float">
            <text:p>230.805660243498</text:p>
          </table:table-cell>
          <table:table-cell table:style-name="ce12" office:value-type="float" office:value="4336.75696526796" calcext:value-type="float">
            <text:p>4336.7569652679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700" calcext:value-type="float">
            <text:p>47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76.993288351257" calcext:value-type="float">
            <text:p>276.993288351257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276.819509207172" calcext:value-type="float">
            <text:p>276.819509207172</text:p>
          </table:table-cell>
          <table:table-cell table:style-name="ce12" office:value-type="float" office:value="3658.45973413465" calcext:value-type="float">
            <text:p>3658.4597341346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700" calcext:value-type="float">
            <text:p>47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23.1588364098" calcext:value-type="float">
            <text:p>323.1588364098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323.073232984101" calcext:value-type="float">
            <text:p>323.073232984101</text:p>
          </table:table-cell>
          <table:table-cell table:style-name="ce12" office:value-type="float" office:value="3305.0543160245" calcext:value-type="float">
            <text:p>3305.054316024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700" calcext:value-type="float">
            <text:p>47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69.324384468342" calcext:value-type="float">
            <text:p>369.32438446834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69.105659991396" calcext:value-type="float">
            <text:p>369.105659991396</text:p>
          </table:table-cell>
          <table:table-cell table:style-name="ce12" office:value-type="float" office:value="3053.23620003489" calcext:value-type="float">
            <text:p>3053.2362000348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700" calcext:value-type="float">
            <text:p>47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415.489932526885" calcext:value-type="float">
            <text:p>415.489932526885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415.410294175507" calcext:value-type="float">
            <text:p>415.410294175507</text:p>
          </table:table-cell>
          <table:table-cell table:style-name="ce12" office:value-type="float" office:value="2890.35069549688" calcext:value-type="float">
            <text:p>2890.3506954968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700" calcext:value-type="float">
            <text:p>47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461.655480585428" calcext:value-type="float">
            <text:p>461.655480585428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461.583879400423" calcext:value-type="float">
            <text:p>461.583879400423</text:p>
          </table:table-cell>
          <table:table-cell table:style-name="ce12" office:value-type="float" office:value="2769.80772853608" calcext:value-type="float">
            <text:p>2769.8077285360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700" calcext:value-type="float">
            <text:p>47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507.821028643971" calcext:value-type="float">
            <text:p>507.821028643971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507.590134684673" calcext:value-type="float">
            <text:p>507.590134684673</text:p>
          </table:table-cell>
          <table:table-cell table:style-name="ce12" office:value-type="float" office:value="2675.21285168533" calcext:value-type="float">
            <text:p>2675.2128516853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700" calcext:value-type="float">
            <text:p>47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553.986576702513" calcext:value-type="float">
            <text:p>553.98657670251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53.9542166749" calcext:value-type="float">
            <text:p>553.9542166749</text:p>
          </table:table-cell>
          <table:table-cell table:style-name="ce12" office:value-type="float" office:value="2600.66775217816" calcext:value-type="float">
            <text:p>2600.66775217816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4800" calcext:value-type="float">
            <text:p>48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88.502167509247" calcext:value-type="float">
            <text:p>188.502167509247</text:p>
          </table:table-cell>
          <table:table-cell table:style-name="ce12" office:value-type="float" office:value="5945.69347766036" calcext:value-type="float">
            <text:p>5945.6934776603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800" calcext:value-type="float">
            <text:p>48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35.627709386559" calcext:value-type="float">
            <text:p>235.627709386559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235.62566821572" calcext:value-type="float">
            <text:p>235.62566821572</text:p>
          </table:table-cell>
          <table:table-cell table:style-name="ce12" office:value-type="float" office:value="4425.65782772171" calcext:value-type="float">
            <text:p>4425.6578277217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800" calcext:value-type="float">
            <text:p>48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82.753251263871" calcext:value-type="float">
            <text:p>282.753251263871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282.696161194642" calcext:value-type="float">
            <text:p>282.696161194642</text:p>
          </table:table-cell>
          <table:table-cell table:style-name="ce12" office:value-type="float" office:value="3731.18705557761" calcext:value-type="float">
            <text:p>3731.1870555776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800" calcext:value-type="float">
            <text:p>48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29.878793141183" calcext:value-type="float">
            <text:p>329.878793141183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329.872201045734" calcext:value-type="float">
            <text:p>329.872201045734</text:p>
          </table:table-cell>
          <table:table-cell table:style-name="ce12" office:value-type="float" office:value="3370.36568945041" calcext:value-type="float">
            <text:p>3370.36568945041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800" calcext:value-type="float">
            <text:p>48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77.004335018495" calcext:value-type="float">
            <text:p>377.00433501849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76.903527366079" calcext:value-type="float">
            <text:p>376.903527366079</text:p>
          </table:table-cell>
          <table:table-cell table:style-name="ce12" office:value-type="float" office:value="3114.86622321463" calcext:value-type="float">
            <text:p>3114.8662232146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800" calcext:value-type="float">
            <text:p>48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424.129876895807" calcext:value-type="float">
            <text:p>424.129876895807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424.092142590197" calcext:value-type="float">
            <text:p>424.092142590197</text:p>
          </table:table-cell>
          <table:table-cell table:style-name="ce12" office:value-type="float" office:value="2947.64696958435" calcext:value-type="float">
            <text:p>2947.6469695843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800" calcext:value-type="float">
            <text:p>48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471.255418773119" calcext:value-type="float">
            <text:p>471.255418773119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471.190165731439" calcext:value-type="float">
            <text:p>471.190165731439</text:p>
          </table:table-cell>
          <table:table-cell table:style-name="ce12" office:value-type="float" office:value="2824.90927158298" calcext:value-type="float">
            <text:p>2824.9092715829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800" calcext:value-type="float">
            <text:p>48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518.380960650431" calcext:value-type="float">
            <text:p>518.380960650431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518.342190401555" calcext:value-type="float">
            <text:p>518.342190401555</text:p>
          </table:table-cell>
          <table:table-cell table:style-name="ce12" office:value-type="float" office:value="2728.22014170899" calcext:value-type="float">
            <text:p>2728.2201417089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800" calcext:value-type="float">
            <text:p>48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565.506502527742" calcext:value-type="float">
            <text:p>565.50650252774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65.341211687406" calcext:value-type="float">
            <text:p>565.341211687406</text:p>
          </table:table-cell>
          <table:table-cell table:style-name="ce12" office:value-type="float" office:value="2652.51736062852" calcext:value-type="float">
            <text:p>2652.51736062852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4900" calcext:value-type="float">
            <text:p>49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92.18236598688" calcext:value-type="float">
            <text:p>192.18236598688</text:p>
          </table:table-cell>
          <table:table-cell table:style-name="ce12" office:value-type="float" office:value="6066.186284047" calcext:value-type="float">
            <text:p>6066.18628404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900" calcext:value-type="float">
            <text:p>49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40.2279574836" calcext:value-type="float">
            <text:p>240.2279574836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240.205940052619" calcext:value-type="float">
            <text:p>240.205940052619</text:p>
          </table:table-cell>
          <table:table-cell table:style-name="ce12" office:value-type="float" office:value="4515.63540399906" calcext:value-type="float">
            <text:p>4515.6354039990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900" calcext:value-type="float">
            <text:p>49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88.27354898032" calcext:value-type="float">
            <text:p>288.27354898032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288.221769006701" calcext:value-type="float">
            <text:p>288.221769006701</text:p>
          </table:table-cell>
          <table:table-cell table:style-name="ce12" office:value-type="float" office:value="3808.15088071204" calcext:value-type="float">
            <text:p>3808.1508807120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900" calcext:value-type="float">
            <text:p>49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36.31914047704" calcext:value-type="float">
            <text:p>336.31914047704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336.318580782268" calcext:value-type="float">
            <text:p>336.318580782268</text:p>
          </table:table-cell>
          <table:table-cell table:style-name="ce12" office:value-type="float" office:value="3439.12672891066" calcext:value-type="float">
            <text:p>3439.12672891066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900" calcext:value-type="float">
            <text:p>49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84.36473197376" calcext:value-type="float">
            <text:p>384.3647319737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84.209769738748" calcext:value-type="float">
            <text:p>384.209769738748</text:p>
          </table:table-cell>
          <table:table-cell table:style-name="ce12" office:value-type="float" office:value="3177.45420828704" calcext:value-type="float">
            <text:p>3177.45420828704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900" calcext:value-type="float">
            <text:p>49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432.41032347048" calcext:value-type="float">
            <text:p>432.41032347048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432.23828816039" calcext:value-type="float">
            <text:p>432.23828816039</text:p>
          </table:table-cell>
          <table:table-cell table:style-name="ce12" office:value-type="float" office:value="3006.75091706265" calcext:value-type="float">
            <text:p>3006.75091706265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900" calcext:value-type="float">
            <text:p>49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480.4559149672" calcext:value-type="float">
            <text:p>480.4559149672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480.281470282574" calcext:value-type="float">
            <text:p>480.281470282574</text:p>
          </table:table-cell>
          <table:table-cell table:style-name="ce12" office:value-type="float" office:value="2880.91473374258" calcext:value-type="float">
            <text:p>2880.9147337425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900" calcext:value-type="float">
            <text:p>49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528.50150646392" calcext:value-type="float">
            <text:p>528.50150646392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528.469938702236" calcext:value-type="float">
            <text:p>528.469938702236</text:p>
          </table:table-cell>
          <table:table-cell table:style-name="ce12" office:value-type="float" office:value="2782.48663358322" calcext:value-type="float">
            <text:p>2782.4866335832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4900" calcext:value-type="float">
            <text:p>49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576.54709796064" calcext:value-type="float">
            <text:p>576.5470979606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76.478014281467" calcext:value-type="float">
            <text:p>576.478014281467</text:p>
          </table:table-cell>
          <table:table-cell table:style-name="ce12" office:value-type="float" office:value="2704.77146855395" calcext:value-type="float">
            <text:p>2704.77146855395</text:p>
          </table:table-cell>
        </table:table-row>
        <table:table-row table:style-name="ro1">
          <table:table-cell table:style-name="ce12" office:value-type="string" calcext:value-type="string">
            <text:p>MEC</text:p>
          </table:table-cell>
          <table:table-cell table:style-name="ce12" office:value-type="float" office:value="5000" calcext:value-type="float">
            <text:p>50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96.000066624802" calcext:value-type="float">
            <text:p>196.000066624802</text:p>
          </table:table-cell>
          <table:table-cell table:style-name="ce12" office:value-type="float" office:value="6188.64570205649" calcext:value-type="float">
            <text:p>6188.6457020564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5000" calcext:value-type="float">
            <text:p>50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45.000083281002" calcext:value-type="float">
            <text:p>245.000083281002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244.888061077825" calcext:value-type="float">
            <text:p>244.888061077825</text:p>
          </table:table-cell>
          <table:table-cell table:style-name="ce12" office:value-type="float" office:value="4607.8770891467" calcext:value-type="float">
            <text:p>4607.8770891467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5000" calcext:value-type="float">
            <text:p>50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94.000099937202" calcext:value-type="float">
            <text:p>294.000099937202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293.997051134781" calcext:value-type="float">
            <text:p>293.997051134781</text:p>
          </table:table-cell>
          <table:table-cell table:style-name="ce12" office:value-type="float" office:value="3878.74899773163" calcext:value-type="float">
            <text:p>3878.7489977316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5000" calcext:value-type="float">
            <text:p>50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43.000116593403" calcext:value-type="float">
            <text:p>343.000116593403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342.970628794477" calcext:value-type="float">
            <text:p>342.970628794477</text:p>
          </table:table-cell>
          <table:table-cell table:style-name="ce12" office:value-type="float" office:value="3505.10481317963" calcext:value-type="float">
            <text:p>3505.10481317963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5000" calcext:value-type="float">
            <text:p>50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92.000133249603" calcext:value-type="float">
            <text:p>392.00013324960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91.93549280969" calcext:value-type="float">
            <text:p>391.93549280969</text:p>
          </table:table-cell>
          <table:table-cell table:style-name="ce12" office:value-type="float" office:value="3238.60587677412" calcext:value-type="float">
            <text:p>3238.60587677412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5000" calcext:value-type="float">
            <text:p>50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441.000149905803" calcext:value-type="float">
            <text:p>441.000149905803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440.807865431518" calcext:value-type="float">
            <text:p>440.807865431518</text:p>
          </table:table-cell>
          <table:table-cell table:style-name="ce12" office:value-type="float" office:value="3064.85357595478" calcext:value-type="float">
            <text:p>3064.85357595478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5000" calcext:value-type="float">
            <text:p>50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490.000166562004" calcext:value-type="float">
            <text:p>490.000166562004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489.891130023289" calcext:value-type="float">
            <text:p>489.891130023289</text:p>
          </table:table-cell>
          <table:table-cell table:style-name="ce12" office:value-type="float" office:value="2936.55687052029" calcext:value-type="float">
            <text:p>2936.5568705202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5000" calcext:value-type="float">
            <text:p>50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539.000183218204" calcext:value-type="float">
            <text:p>539.000183218204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538.766203143714" calcext:value-type="float">
            <text:p>538.766203143714</text:p>
          </table:table-cell>
          <table:table-cell table:style-name="ce12" office:value-type="float" office:value="2835.74581514419" calcext:value-type="float">
            <text:p>2835.74581514419</text:p>
          </table:table-cell>
        </table:table-row>
        <table:table-row table:style-name="ro1">
          <table:table-cell table:style-name="ce12" office:value-type="string" calcext:value-type="string">
            <text:p>ECMTC</text:p>
          </table:table-cell>
          <table:table-cell table:style-name="ce12" office:value-type="float" office:value="5000" calcext:value-type="float">
            <text:p>50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588.000199874405" calcext:value-type="float">
            <text:p>588.00019987440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87.871184746025" calcext:value-type="float">
            <text:p>587.871184746025</text:p>
          </table:table-cell>
          <table:table-cell table:style-name="ce12" office:value-type="float" office:value="2756.81051489917" calcext:value-type="float">
            <text:p>2756.81051489917</text:p>
          </table:table-cell>
        </table:table-row>
        <table:table-row table:style-name="ro1" table:number-rows-repeated="104783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best_case_analysis_5000_tasks_100_resources" table:style-name="ta1"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1" table:default-cell-style-name="ce16"/>
        <table:table-column table:style-name="co12" table:default-cell-style-name="ce16"/>
        <table:table-column table:style-name="co11" table:default-cell-style-name="ce18"/>
        <table:table-column table:style-name="co12" table:default-cell-style-name="ce20"/>
        <table:table-row table:style-name="ro1">
          <table:table-cell table:style-name="ce14" office:value-type="string" calcext:value-type="string" table:number-columns-spanned="1" table:number-rows-spanned="2">
            <text:p>Best Case</text:p>
          </table:table-cell>
          <table:table-cell table:style-name="ce14" office:value-type="string" calcext:value-type="string" table:number-columns-spanned="1" table:number-rows-spanned="2">
            <text:p>Deadline Relaxation</text:p>
            <text:p>For ECMTC</text:p>
          </table:table-cell>
          <table:table-cell table:style-name="ce14" office:value-type="string" calcext:value-type="string" table:number-columns-spanned="2" table:number-rows-spanned="1">
            <text:p>MEC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ECMTC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Gaps Relative to MEC</text:p>
          </table:table-cell>
          <table:covered-table-cell table:style-name="ce19"/>
        </table:table-row>
        <table:table-row table:style-name="ro1">
          <table:covered-table-cell table:style-name="ce15"/>
          <table:covered-table-cell table:style-name="ce14"/>
          <table:table-cell table:style-name="ce14" office:value-type="string" calcext:value-type="string">
            <text:p>Makespan</text:p>
          </table:table-cell>
          <table:table-cell table:style-name="ce14" office:value-type="string" calcext:value-type="string">
            <text:p>Energy Consumption</text:p>
          </table:table-cell>
          <table:table-cell table:style-name="ce14" office:value-type="string" calcext:value-type="string">
            <text:p>Makespan</text:p>
          </table:table-cell>
          <table:table-cell table:style-name="ce14" office:value-type="string" calcext:value-type="string">
            <text:p>Energy Consumption</text:p>
          </table:table-cell>
          <table:table-cell table:style-name="ce14" office:value-type="string" calcext:value-type="string">
            <text:p>Makespan</text:p>
          </table:table-cell>
          <table:table-cell table:style-name="ce14" office:value-type="string" calcext:value-type="string">
            <text:p>Energy Consumption</text:p>
          </table:table-cell>
        </table:table-row>
        <table:table-row table:style-name="ro1">
          <table:table-cell office:value-type="string" calcext:value-type="string" table:number-columns-spanned="1" table:number-rows-spanned="9">
            <text:p>5000 Tasks</text:p>
            <text:p>100 Resources</text:p>
          </table:table-cell>
          <table:table-cell office:value-type="float" office:value="0" calcext:value-type="float">
            <text:p>0</text:p>
          </table:table-cell>
          <table:table-cell office:value-type="float" office:value="196.000066624802" calcext:value-type="float">
            <text:p>196.000066624802</text:p>
          </table:table-cell>
          <table:table-cell office:value-type="float" office:value="6188.64570205649" calcext:value-type="float">
            <text:p>6188.64570205649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table:style-name="ce16" office:value-type="string" calcext:value-type="string">
            <text:p>-</text:p>
          </table:table-cell>
        </table:table-row>
        <table:table-row table:style-name="ro1">
          <table:covered-table-cell/>
          <table:table-cell office:value-type="float" office:value="0.25" calcext:value-type="float">
            <text:p>0.2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44.888061077825" calcext:value-type="float">
            <text:p>244.888061077825</text:p>
          </table:table-cell>
          <table:table-cell office:value-type="float" office:value="4607.8770891467" calcext:value-type="float">
            <text:p>4607.8770891467</text:p>
          </table:table-cell>
          <table:table-cell table:formula="of:=(([.E4]-[.C3])/[.C3])*100" office:value-type="float" office:value="24.9428458341333" calcext:value-type="float">
            <text:p>24.9428458341333</text:p>
          </table:table-cell>
          <table:table-cell table:formula="of:=(([.F4]-[.D3])/[.D3])*100" office:value-type="float" office:value="-25.5430459104243" calcext:value-type="float">
            <text:p>-25.5430459104243</text:p>
          </table:table-cell>
        </table:table-row>
        <table:table-row table:style-name="ro1">
          <table:covered-table-cell/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93.997051134781" calcext:value-type="float">
            <text:p>293.997051134781</text:p>
          </table:table-cell>
          <table:table-cell office:value-type="float" office:value="3878.74899773163" calcext:value-type="float">
            <text:p>3878.74899773163</text:p>
          </table:table-cell>
          <table:table-cell table:formula="of:=(([.E5]-[.C3])/[.C3])*100" office:value-type="float" office:value="49.9984444890889" calcext:value-type="float">
            <text:p>49.9984444890889</text:p>
          </table:table-cell>
          <table:table-cell table:formula="of:=(([.F5]-[.D3])/[.D3])*100" office:value-type="float" office:value="-37.3247527089373" calcext:value-type="float">
            <text:p>-37.3247527089373</text:p>
          </table:table-cell>
        </table:table-row>
        <table:table-row table:style-name="ro1">
          <table:covered-table-cell/>
          <table:table-cell office:value-type="float" office:value="0.75" calcext:value-type="float">
            <text:p>0.7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42.970628794477" calcext:value-type="float">
            <text:p>342.970628794477</text:p>
          </table:table-cell>
          <table:table-cell office:value-type="float" office:value="3505.10481317963" calcext:value-type="float">
            <text:p>3505.10481317963</text:p>
          </table:table-cell>
          <table:table-cell table:formula="of:=(([.E6]-[.C3])/[.C3])*100" office:value-type="float" office:value="74.9849552097434" calcext:value-type="float">
            <text:p>74.9849552097434</text:p>
          </table:table-cell>
          <table:table-cell table:formula="of:=(([.F6]-[.D3])/[.D3])*100" office:value-type="float" office:value="-43.3623286591623" calcext:value-type="float">
            <text:p>-43.3623286591623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91.93549280969" calcext:value-type="float">
            <text:p>391.93549280969</text:p>
          </table:table-cell>
          <table:table-cell office:value-type="float" office:value="3238.60587677412" calcext:value-type="float">
            <text:p>3238.60587677412</text:p>
          </table:table-cell>
          <table:table-cell table:formula="of:=(([.E7]-[.C3])/[.C3])*100" office:value-type="float" office:value="99.9670201949279" calcext:value-type="float">
            <text:p>99.9670201949279</text:p>
          </table:table-cell>
          <table:table-cell table:formula="of:=(([.F7]-[.D3])/[.D3])*100" office:value-type="float" office:value="-47.6685848133473" calcext:value-type="float">
            <text:p>-47.6685848133473</text:p>
          </table:table-cell>
        </table:table-row>
        <table:table-row table:style-name="ro1">
          <table:covered-table-cell/>
          <table:table-cell office:value-type="float" office:value="1.25" calcext:value-type="float">
            <text:p>1.2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40.807865431518" calcext:value-type="float">
            <text:p>440.807865431518</text:p>
          </table:table-cell>
          <table:table-cell office:value-type="float" office:value="3064.85357595478" calcext:value-type="float">
            <text:p>3064.85357595478</text:p>
          </table:table-cell>
          <table:table-cell table:formula="of:=(([.E8]-[.C3])/[.C3])*100" office:value-type="float" office:value="124.901895709732" calcext:value-type="float">
            <text:p>124.901895709732</text:p>
          </table:table-cell>
          <table:table-cell table:formula="of:=(([.F8]-[.D3])/[.D3])*100" office:value-type="float" office:value="-50.4761829403753" calcext:value-type="float">
            <text:p>-50.4761829403753</text:p>
          </table:table-cell>
        </table:table-row>
        <table:table-row table:style-name="ro1">
          <table:covered-table-cell/>
          <table:table-cell office:value-type="float" office:value="1.5" calcext:value-type="float">
            <text:p>1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89.891130023289" calcext:value-type="float">
            <text:p>489.891130023289</text:p>
          </table:table-cell>
          <table:table-cell office:value-type="float" office:value="2936.55687052029" calcext:value-type="float">
            <text:p>2936.55687052029</text:p>
          </table:table-cell>
          <table:table-cell table:formula="of:=(([.E9]-[.C3])/[.C3])*100" office:value-type="float" office:value="149.94436913181" calcext:value-type="float">
            <text:p>149.94436913181</text:p>
          </table:table-cell>
          <table:table-cell table:formula="of:=(([.F9]-[.D3])/[.D3])*100" office:value-type="float" office:value="-52.5492811853089" calcext:value-type="float">
            <text:p>-52.5492811853089</text:p>
          </table:table-cell>
        </table:table-row>
        <table:table-row table:style-name="ro1">
          <table:covered-table-cell/>
          <table:table-cell office:value-type="float" office:value="1.75" calcext:value-type="float">
            <text:p>1.7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38.766203143714" calcext:value-type="float">
            <text:p>538.766203143714</text:p>
          </table:table-cell>
          <table:table-cell office:value-type="float" office:value="2835.74581514419" calcext:value-type="float">
            <text:p>2835.74581514419</text:p>
          </table:table-cell>
          <table:table-cell table:formula="of:=(([.E10]-[.C3])/[.C3])*100" office:value-type="float" office:value="174.880622451553" calcext:value-type="float">
            <text:p>174.880622451553</text:p>
          </table:table-cell>
          <table:table-cell table:formula="of:=(([.F10]-[.D3])/[.D3])*100" office:value-type="float" office:value="-54.1782491409733" calcext:value-type="float">
            <text:p>-54.1782491409733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87.871184746025" calcext:value-type="float">
            <text:p>587.871184746025</text:p>
          </table:table-cell>
          <table:table-cell office:value-type="float" office:value="2756.81051489917" calcext:value-type="float">
            <text:p>2756.81051489917</text:p>
          </table:table-cell>
          <table:table-cell table:formula="of:=(([.E11]-[.C3])/[.C3])*100" office:value-type="float" office:value="199.934175977283" calcext:value-type="float">
            <text:p>199.934175977283</text:p>
          </table:table-cell>
          <table:table-cell table:formula="of:=(([.F11]-[.D3])/[.D3])*100" office:value-type="float" office:value="-55.4537349911132" calcext:value-type="float">
            <text:p>-55.4537349911132</text:p>
          </table:table-cell>
        </table:table-row>
        <table:table-row table:style-name="ro1">
          <table:table-cell table:style-name="ce17"/>
          <table:table-cell table:style-name="Default" table:number-columns-repeated="7"/>
        </table:table-row>
      </table:table>
      <table:named-expressions/>
      <table:database-ranges>
        <table:database-range table:name="__Anonymous_Sheet_DB__0" table:target-range-address="relaxed_makespan_linear_costs_experiment_results.A1:relaxed_makespan_linear_costs_experiment_results.E73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9">
      <number:number number:decimal-places="13" number:min-decimal-places="13" number:min-integer-digits="1"/>
    </number:number-style>
    <number:number-style style:name="N140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2">00/00/0000</text:date>, <text:time style:data-style-name="N2" text:time-value="13:59:34.7836019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X86_64 LibreOffice_project/da48488a73ddd66ea24cf16bbc4f7b9c08e9bea1</meta:generator>
    <dc:date>2024-02-22T13:49:37.392805925</dc:date>
    <meta:editing-duration>PT2H21S</meta:editing-duration>
    <meta:editing-cycles>11</meta:editing-cycles>
    <meta:document-statistic meta:table-count="2" meta:cell-count="5248" meta:object-count="0"/>
  </office:meta>
</office:document-meta>
</file>